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damental" table:style-name="ta1">
        <table:shapes>
          <draw:frame draw:z-index="0" draw:style-name="gr1" draw:text-style-name="P1" svg:width="305.61mm" svg:height="171.9mm" svg:x="84.92mm" svg:y="12.71mm">
            <loext:p draw:notify-on-update-of-ranges="fundamental.A38:fundamental.A460 fundamental.B38:fundamental.B4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75.8mm" svg:height="162.83mm" svg:x="70.4mm" svg:y="2764.58mm">
            <loext:p draw:notify-on-update-of-ranges="fundamental.A38:fundamental.A650 fundamental.B38:fundamental.B6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333333333333" calcext:value-type="float">
            <text:p>0,033333333333333</text:p>
          </table:table-cell>
          <table:table-cell office:value-type="float" office:value="1.63934280035085" calcext:value-type="float">
            <text:p>1,63934280035085</text:p>
          </table:table-cell>
        </table:table-row>
        <table:table-row table:style-name="ro1">
          <table:table-cell office:value-type="float" office:value="0.0666666666666667" calcext:value-type="float">
            <text:p>0,066666666666667</text:p>
          </table:table-cell>
          <table:table-cell office:value-type="float" office:value="1.64631890641436" calcext:value-type="float">
            <text:p>1,64631890641436</text:p>
          </table:table-cell>
        </table:table-row>
        <table:table-row table:style-name="ro1">
          <table:table-cell office:value-type="float" office:value="0.0833333333333333" calcext:value-type="float">
            <text:p>0,083333333333333</text:p>
          </table:table-cell>
          <table:table-cell office:value-type="float" office:value="1.64536159503455" calcext:value-type="float">
            <text:p>1,64536159503455</text:p>
          </table:table-cell>
        </table:table-row>
        <table:table-row table:style-name="ro1">
          <table:table-cell office:value-type="float" office:value="0.116666666666667" calcext:value-type="float">
            <text:p>0,116666666666667</text:p>
          </table:table-cell>
          <table:table-cell office:value-type="float" office:value="1.62238874906894" calcext:value-type="float">
            <text:p>1,62238874906894</text:p>
          </table:table-cell>
        </table:table-row>
        <table:table-row table:style-name="ro1">
          <table:table-cell office:value-type="float" office:value="0.183333333333333" calcext:value-type="float">
            <text:p>0,183333333333333</text:p>
          </table:table-cell>
          <table:table-cell office:value-type="float" office:value="1.60818529926712" calcext:value-type="float">
            <text:p>1,60818529926712</text:p>
          </table:table-cell>
        </table:table-row>
        <table:table-row table:style-name="ro1">
          <table:table-cell office:value-type="float" office:value="0.216666666666667" calcext:value-type="float">
            <text:p>0,216666666666667</text:p>
          </table:table-cell>
          <table:table-cell office:value-type="float" office:value="1.60963789501746" calcext:value-type="float">
            <text:p>1,6096378950174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60490774161757" calcext:value-type="float">
            <text:p>1,60490774161757</text:p>
          </table:table-cell>
        </table:table-row>
        <table:table-row table:style-name="ro1">
          <table:table-cell office:value-type="float" office:value="0.316666666666667" calcext:value-type="float">
            <text:p>0,316666666666667</text:p>
          </table:table-cell>
          <table:table-cell office:value-type="float" office:value="1.58709898201572" calcext:value-type="float">
            <text:p>1,58709898201572</text:p>
          </table:table-cell>
        </table:table-row>
        <table:table-row table:style-name="ro1">
          <table:table-cell office:value-type="float" office:value="0.316666666666667" calcext:value-type="float">
            <text:p>0,316666666666667</text:p>
          </table:table-cell>
          <table:table-cell office:value-type="float" office:value="1.58556576375118" calcext:value-type="float">
            <text:p>1,585565763751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.57671771606529" calcext:value-type="float">
            <text:p>1,57671771606529</text:p>
          </table:table-cell>
        </table:table-row>
        <table:table-row table:style-name="ro1">
          <table:table-cell office:value-type="float" office:value="0.383333333333333" calcext:value-type="float">
            <text:p>0,383333333333333</text:p>
          </table:table-cell>
          <table:table-cell office:value-type="float" office:value="1.56569826135574" calcext:value-type="float">
            <text:p>1,56569826135574</text:p>
          </table:table-cell>
        </table:table-row>
        <table:table-row table:style-name="ro1">
          <table:table-cell office:value-type="float" office:value="0.433333333333333" calcext:value-type="float">
            <text:p>0,433333333333333</text:p>
          </table:table-cell>
          <table:table-cell office:value-type="float" office:value="1.55754987805074" calcext:value-type="float">
            <text:p>1,5575498780507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.54811478165029" calcext:value-type="float">
            <text:p>1,5481147816502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.54224383953609" calcext:value-type="float">
            <text:p>1,54224383953609</text:p>
          </table:table-cell>
        </table:table-row>
        <table:table-row table:style-name="ro1">
          <table:table-cell office:value-type="float" office:value="0.516666666666667" calcext:value-type="float">
            <text:p>0,516666666666667</text:p>
          </table:table-cell>
          <table:table-cell office:value-type="float" office:value="1.5281518266245" calcext:value-type="float">
            <text:p>1,5281518266245</text:p>
          </table:table-cell>
        </table:table-row>
        <table:table-row table:style-name="ro1">
          <table:table-cell office:value-type="float" office:value="0.566666666666667" calcext:value-type="float">
            <text:p>0,566666666666667</text:p>
          </table:table-cell>
          <table:table-cell office:value-type="float" office:value="1.53389904127399" calcext:value-type="float">
            <text:p>1,5338990412739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.51085196472423" calcext:value-type="float">
            <text:p>1,51085196472423</text:p>
          </table:table-cell>
        </table:table-row>
        <table:table-row table:style-name="ro1">
          <table:table-cell office:value-type="float" office:value="0.633333333333333" calcext:value-type="float">
            <text:p>0,633333333333333</text:p>
          </table:table-cell>
          <table:table-cell office:value-type="float" office:value="1.50269264228382" calcext:value-type="float">
            <text:p>1,50269264228382</text:p>
          </table:table-cell>
        </table:table-row>
        <table:table-row table:style-name="ro1">
          <table:table-cell office:value-type="float" office:value="0.666666666666667" calcext:value-type="float">
            <text:p>0,666666666666667</text:p>
          </table:table-cell>
          <table:table-cell office:value-type="float" office:value="1.38727478756962" calcext:value-type="float">
            <text:p>1,3872747875696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50421062821287" calcext:value-type="float">
            <text:p>1,50421062821287</text:p>
          </table:table-cell>
        </table:table-row>
        <table:table-row table:style-name="ro1">
          <table:table-cell office:value-type="float" office:value="0.666666666666667" calcext:value-type="float">
            <text:p>0,666666666666667</text:p>
          </table:table-cell>
          <table:table-cell office:value-type="float" office:value="1.49853050318191" calcext:value-type="float">
            <text:p>1,49853050318191</text:p>
          </table:table-cell>
        </table:table-row>
        <table:table-row table:style-name="ro1">
          <table:table-cell office:value-type="float" office:value="0.733333333333333" calcext:value-type="float">
            <text:p>0,733333333333333</text:p>
          </table:table-cell>
          <table:table-cell office:value-type="float" office:value="1.50426386876105" calcext:value-type="float">
            <text:p>1,5042638687610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.51004877880019" calcext:value-type="float">
            <text:p>1,5100487788001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.50942541330578" calcext:value-type="float">
            <text:p>1,5094254133057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.51138074444799" calcext:value-type="float">
            <text:p>1,51138074444799</text:p>
          </table:table-cell>
        </table:table-row>
        <table:table-row table:style-name="ro1">
          <table:table-cell office:value-type="float" office:value="0.916666666666666" calcext:value-type="float">
            <text:p>0,916666666666666</text:p>
          </table:table-cell>
          <table:table-cell office:value-type="float" office:value="1.39782421406095" calcext:value-type="float">
            <text:p>1,39782421406095</text:p>
          </table:table-cell>
        </table:table-row>
        <table:table-row table:style-name="ro1">
          <table:table-cell office:value-type="float" office:value="0.933333333333333" calcext:value-type="float">
            <text:p>0,933333333333333</text:p>
          </table:table-cell>
          <table:table-cell office:value-type="float" office:value="1.43633067319874" calcext:value-type="float">
            <text:p>1,43633067319874</text:p>
          </table:table-cell>
        </table:table-row>
        <table:table-row table:style-name="ro1">
          <table:table-cell office:value-type="float" office:value="0.966666666666666" calcext:value-type="float">
            <text:p>0,966666666666666</text:p>
          </table:table-cell>
          <table:table-cell office:value-type="float" office:value="1.40789115056385" calcext:value-type="float">
            <text:p>1,40789115056385</text:p>
          </table:table-cell>
        </table:table-row>
        <table:table-row table:style-name="ro1">
          <table:table-cell office:value-type="float" office:value="0.983333333333333" calcext:value-type="float">
            <text:p>0,983333333333333</text:p>
          </table:table-cell>
          <table:table-cell office:value-type="float" office:value="1.44796164017118" calcext:value-type="float">
            <text:p>1,44796164017118</text:p>
          </table:table-cell>
        </table:table-row>
        <table:table-row table:style-name="ro1">
          <table:table-cell office:value-type="float" office:value="1.03333333333333" calcext:value-type="float">
            <text:p>1,03333333333333</text:p>
          </table:table-cell>
          <table:table-cell office:value-type="float" office:value="1.41782974294277" calcext:value-type="float">
            <text:p>1,4178297429427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39963897568028" calcext:value-type="float">
            <text:p>1,39963897568028</text:p>
          </table:table-cell>
        </table:table-row>
        <table:table-row table:style-name="ro1">
          <table:table-cell office:value-type="float" office:value="1.16666666666667" calcext:value-type="float">
            <text:p>1,16666666666667</text:p>
          </table:table-cell>
          <table:table-cell office:value-type="float" office:value="1.37723838801608" calcext:value-type="float">
            <text:p>1,3772383880160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32534229122277" calcext:value-type="float">
            <text:p>1,32534229122277</text:p>
          </table:table-cell>
        </table:table-row>
        <table:table-row table:style-name="ro1">
          <table:table-cell office:value-type="float" office:value="1.33333333333333" calcext:value-type="float">
            <text:p>1,33333333333333</text:p>
          </table:table-cell>
          <table:table-cell office:value-type="float" office:value="1.28412709827673" calcext:value-type="float">
            <text:p>1,28412709827673</text:p>
          </table:table-cell>
        </table:table-row>
        <table:table-row table:style-name="ro1">
          <table:table-cell office:value-type="float" office:value="1.41666666666667" calcext:value-type="float">
            <text:p>1,41666666666667</text:p>
          </table:table-cell>
          <table:table-cell office:value-type="float" office:value="1.25955587346589" calcext:value-type="float">
            <text:p>1,25955587346589</text:p>
          </table:table-cell>
        </table:table-row>
        <table:table-row table:style-name="ro1">
          <table:table-cell office:value-type="float" office:value="1.51666666666667" calcext:value-type="float">
            <text:p>1,51666666666667</text:p>
          </table:table-cell>
          <table:table-cell office:value-type="float" office:value="1.17169649609941" calcext:value-type="float">
            <text:p>1,17169649609941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25614442538812" calcext:value-type="float">
            <text:p>1,25614442538812</text:p>
          </table:table-cell>
        </table:table-row>
        <table:table-row table:style-name="ro1">
          <table:table-cell office:value-type="float" office:value="1.76666666666667" calcext:value-type="float">
            <text:p>1,76666666666667</text:p>
          </table:table-cell>
          <table:table-cell office:value-type="float" office:value="1.20856307519383" calcext:value-type="float">
            <text:p>1,20856307519383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1.16850719720257" calcext:value-type="float">
            <text:p>1,16850719720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250714544774" calcext:value-type="float">
            <text:p>1,06250714544774</text:p>
          </table:table-cell>
        </table:table-row>
        <table:table-row table:style-name="ro1">
          <table:table-cell office:value-type="float" office:value="2.03333333333333" calcext:value-type="float">
            <text:p>2,03333333333333</text:p>
          </table:table-cell>
          <table:table-cell office:value-type="float" office:value="0.979750735674912" calcext:value-type="float">
            <text:p>0,97975073567491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1.08434506382025" calcext:value-type="float">
            <text:p>1,0843450638202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957758224316468" calcext:value-type="float">
            <text:p>0,957758224316468</text:p>
          </table:table-cell>
        </table:table-row>
        <table:table-row table:style-name="ro1">
          <table:table-cell office:value-type="float" office:value="2.33333333333333" calcext:value-type="float">
            <text:p>2,33333333333333</text:p>
          </table:table-cell>
          <table:table-cell office:value-type="float" office:value="1.01943095176747" calcext:value-type="float">
            <text:p>1,01943095176747</text:p>
          </table:table-cell>
        </table:table-row>
        <table:table-row table:style-name="ro1">
          <table:table-cell office:value-type="float" office:value="2.33333333333333" calcext:value-type="float">
            <text:p>2,33333333333333</text:p>
          </table:table-cell>
          <table:table-cell office:value-type="float" office:value="0.840112886707883" calcext:value-type="float">
            <text:p>0,840112886707883</text:p>
          </table:table-cell>
        </table:table-row>
        <table:table-row table:style-name="ro1">
          <table:table-cell office:value-type="float" office:value="2.43333333333333" calcext:value-type="float">
            <text:p>2,43333333333333</text:p>
          </table:table-cell>
          <table:table-cell office:value-type="float" office:value="0.791349864821041" calcext:value-type="float">
            <text:p>0,791349864821041</text:p>
          </table:table-cell>
        </table:table-row>
        <table:table-row table:style-name="ro1">
          <table:table-cell office:value-type="float" office:value="2.63333333333333" calcext:value-type="float">
            <text:p>2,63333333333333</text:p>
          </table:table-cell>
          <table:table-cell office:value-type="float" office:value="0.748417248641016" calcext:value-type="float">
            <text:p>0,748417248641016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824505572146497" calcext:value-type="float">
            <text:p>0,824505572146497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708942681923839" calcext:value-type="float">
            <text:p>0,708942681923839</text:p>
          </table:table-cell>
        </table:table-row>
        <table:table-row table:style-name="ro1">
          <table:table-cell office:value-type="float" office:value="2.81666666666667" calcext:value-type="float">
            <text:p>2,81666666666667</text:p>
          </table:table-cell>
          <table:table-cell office:value-type="float" office:value="0.588478088276802" calcext:value-type="float">
            <text:p>0,588478088276802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584625449319481" calcext:value-type="float">
            <text:p>0,584625449319481</text:p>
          </table:table-cell>
        </table:table-row>
        <table:table-row table:style-name="ro1">
          <table:table-cell office:value-type="float" office:value="3.01666666666667" calcext:value-type="float">
            <text:p>3,01666666666667</text:p>
          </table:table-cell>
          <table:table-cell office:value-type="float" office:value="0.64423457472014" calcext:value-type="float">
            <text:p>0,64423457472014</text:p>
          </table:table-cell>
        </table:table-row>
        <table:table-row table:style-name="ro1">
          <table:table-cell office:value-type="float" office:value="3.08333333333333" calcext:value-type="float">
            <text:p>3,08333333333333</text:p>
          </table:table-cell>
          <table:table-cell office:value-type="float" office:value="0.605260344182725" calcext:value-type="float">
            <text:p>0,605260344182725</text:p>
          </table:table-cell>
        </table:table-row>
        <table:table-row table:style-name="ro1">
          <table:table-cell office:value-type="float" office:value="3.16666666666667" calcext:value-type="float">
            <text:p>3,16666666666667</text:p>
          </table:table-cell>
          <table:table-cell office:value-type="float" office:value="0.509093317634529" calcext:value-type="float">
            <text:p>0,509093317634529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0.62680946725432" calcext:value-type="float">
            <text:p>0,62680946725432</text:p>
          </table:table-cell>
        </table:table-row>
        <table:table-row table:style-name="ro1">
          <table:table-cell office:value-type="float" office:value="3.33333333333333" calcext:value-type="float">
            <text:p>3,33333333333333</text:p>
          </table:table-cell>
          <table:table-cell office:value-type="float" office:value="0.534126632516724" calcext:value-type="float">
            <text:p>0,534126632516724</text:p>
          </table:table-cell>
        </table:table-row>
        <table:table-row table:style-name="ro1">
          <table:table-cell office:value-type="float" office:value="3.48333333333333" calcext:value-type="float">
            <text:p>3,48333333333333</text:p>
          </table:table-cell>
          <table:table-cell office:value-type="float" office:value="0.617535346695216" calcext:value-type="float">
            <text:p>0,617535346695216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0.639541394805055" calcext:value-type="float">
            <text:p>0,639541394805055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588742679655736" calcext:value-type="float">
            <text:p>0,588742679655736</text:p>
          </table:table-cell>
        </table:table-row>
        <table:table-row table:style-name="ro1">
          <table:table-cell office:value-type="float" office:value="3.73333333333333" calcext:value-type="float">
            <text:p>3,73333333333333</text:p>
          </table:table-cell>
          <table:table-cell office:value-type="float" office:value="0.579111603812364" calcext:value-type="float">
            <text:p>0,579111603812364</text:p>
          </table:table-cell>
        </table:table-row>
        <table:table-row table:style-name="ro1">
          <table:table-cell office:value-type="float" office:value="3.86666666666667" calcext:value-type="float">
            <text:p>3,86666666666667</text:p>
          </table:table-cell>
          <table:table-cell office:value-type="float" office:value="0.69236233596524" calcext:value-type="float">
            <text:p>0,69236233596524</text:p>
          </table:table-cell>
        </table:table-row>
        <table:table-row table:style-name="ro1">
          <table:table-cell office:value-type="float" office:value="3.96666666666667" calcext:value-type="float">
            <text:p>3,96666666666667</text:p>
          </table:table-cell>
          <table:table-cell office:value-type="float" office:value="0.55887623785015" calcext:value-type="float">
            <text:p>0,55887623785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5761385221072" calcext:value-type="float">
            <text:p>0,405761385221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4686877080421" calcext:value-type="float">
            <text:p>0,464686877080421</text:p>
          </table:table-cell>
        </table:table-row>
        <table:table-row table:style-name="ro1">
          <table:table-cell office:value-type="float" office:value="4.13333333333333" calcext:value-type="float">
            <text:p>4,13333333333333</text:p>
          </table:table-cell>
          <table:table-cell office:value-type="float" office:value="0.429960475648543" calcext:value-type="float">
            <text:p>0,42996047564854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449521528947583" calcext:value-type="float">
            <text:p>0,449521528947583</text:p>
          </table:table-cell>
        </table:table-row>
        <table:table-row table:style-name="ro1">
          <table:table-cell office:value-type="float" office:value="4.26666666666667" calcext:value-type="float">
            <text:p>4,26666666666667</text:p>
          </table:table-cell>
          <table:table-cell office:value-type="float" office:value="0.460780391498766" calcext:value-type="float">
            <text:p>0,460780391498766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0.392615614554132" calcext:value-type="float">
            <text:p>0,392615614554132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488484582110099" calcext:value-type="float">
            <text:p>0,488484582110099</text:p>
          </table:table-cell>
        </table:table-row>
        <table:table-row table:style-name="ro1">
          <table:table-cell office:value-type="float" office:value="4.46666666666667" calcext:value-type="float">
            <text:p>4,46666666666667</text:p>
          </table:table-cell>
          <table:table-cell office:value-type="float" office:value="0.530521453578777" calcext:value-type="float">
            <text:p>0,530521453578777</text:p>
          </table:table-cell>
        </table:table-row>
        <table:table-row table:style-name="ro1">
          <table:table-cell office:value-type="float" office:value="4.58333333333333" calcext:value-type="float">
            <text:p>4,58333333333333</text:p>
          </table:table-cell>
          <table:table-cell office:value-type="float" office:value="0.398728959152183" calcext:value-type="float">
            <text:p>0,398728959152183</text:p>
          </table:table-cell>
        </table:table-row>
        <table:table-row table:style-name="ro1">
          <table:table-cell office:value-type="float" office:value="4.68333333333333" calcext:value-type="float">
            <text:p>4,68333333333333</text:p>
          </table:table-cell>
          <table:table-cell office:value-type="float" office:value="0.403873312609117" calcext:value-type="float">
            <text:p>0,403873312609117</text:p>
          </table:table-cell>
        </table:table-row>
        <table:table-row table:style-name="ro1">
          <table:table-cell office:value-type="float" office:value="4.71666666666667" calcext:value-type="float">
            <text:p>4,71666666666667</text:p>
          </table:table-cell>
          <table:table-cell office:value-type="float" office:value="0.333487508978478" calcext:value-type="float">
            <text:p>0,333487508978478</text:p>
          </table:table-cell>
        </table:table-row>
        <table:table-row table:style-name="ro1">
          <table:table-cell office:value-type="float" office:value="4.86666666666667" calcext:value-type="float">
            <text:p>4,86666666666667</text:p>
          </table:table-cell>
          <table:table-cell office:value-type="float" office:value="0.39228481724879" calcext:value-type="float">
            <text:p>0,39228481724879</text:p>
          </table:table-cell>
        </table:table-row>
        <table:table-row table:style-name="ro1">
          <table:table-cell office:value-type="float" office:value="4.93333333333333" calcext:value-type="float">
            <text:p>4,93333333333333</text:p>
          </table:table-cell>
          <table:table-cell office:value-type="float" office:value="0.328862964147151" calcext:value-type="float">
            <text:p>0,328862964147151</text:p>
          </table:table-cell>
        </table:table-row>
        <table:table-row table:style-name="ro1">
          <table:table-cell office:value-type="float" office:value="4.98333333333333" calcext:value-type="float">
            <text:p>4,98333333333333</text:p>
          </table:table-cell>
          <table:table-cell office:value-type="float" office:value="0.314328958123775" calcext:value-type="float">
            <text:p>0,314328958123775</text:p>
          </table:table-cell>
        </table:table-row>
        <table:table-row table:style-name="ro1">
          <table:table-cell office:value-type="float" office:value="5.01666666666667" calcext:value-type="float">
            <text:p>5,01666666666667</text:p>
          </table:table-cell>
          <table:table-cell office:value-type="float" office:value="0.291379040388812" calcext:value-type="float">
            <text:p>0,291379040388812</text:p>
          </table:table-cell>
        </table:table-row>
        <table:table-row table:style-name="ro1">
          <table:table-cell office:value-type="float" office:value="5.08333333333333" calcext:value-type="float">
            <text:p>5,08333333333333</text:p>
          </table:table-cell>
          <table:table-cell office:value-type="float" office:value="0.323633637902246" calcext:value-type="float">
            <text:p>0,323633637902246</text:p>
          </table:table-cell>
        </table:table-row>
        <table:table-row table:style-name="ro1">
          <table:table-cell office:value-type="float" office:value="5.21666666666667" calcext:value-type="float">
            <text:p>5,21666666666667</text:p>
          </table:table-cell>
          <table:table-cell office:value-type="float" office:value="0.301477464491571" calcext:value-type="float">
            <text:p>0,301477464491571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320161448615886" calcext:value-type="float">
            <text:p>0,320161448615886</text:p>
          </table:table-cell>
        </table:table-row>
        <table:table-row table:style-name="ro1">
          <table:table-cell office:value-type="float" office:value="5.36666666666667" calcext:value-type="float">
            <text:p>5,36666666666667</text:p>
          </table:table-cell>
          <table:table-cell office:value-type="float" office:value="0.333292256727533" calcext:value-type="float">
            <text:p>0,333292256727533</text:p>
          </table:table-cell>
        </table:table-row>
        <table:table-row table:style-name="ro1">
          <table:table-cell office:value-type="float" office:value="5.43333333333333" calcext:value-type="float">
            <text:p>5,43333333333333</text:p>
          </table:table-cell>
          <table:table-cell office:value-type="float" office:value="0.306519593076344" calcext:value-type="float">
            <text:p>0,306519593076344</text:p>
          </table:table-cell>
        </table:table-row>
        <table:table-row table:style-name="ro1">
          <table:table-cell office:value-type="float" office:value="5.51666666666667" calcext:value-type="float">
            <text:p>5,51666666666667</text:p>
          </table:table-cell>
          <table:table-cell office:value-type="float" office:value="0.318587975549349" calcext:value-type="float">
            <text:p>0,31858797554934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314796879402114" calcext:value-type="float">
            <text:p>0,314796879402114</text:p>
          </table:table-cell>
        </table:table-row>
        <table:table-row table:style-name="ro1">
          <table:table-cell office:value-type="float" office:value="5.66666666666667" calcext:value-type="float">
            <text:p>5,66666666666667</text:p>
          </table:table-cell>
          <table:table-cell office:value-type="float" office:value="0.243750410173234" calcext:value-type="float">
            <text:p>0,243750410173234</text:p>
          </table:table-cell>
        </table:table-row>
        <table:table-row table:style-name="ro1">
          <table:table-cell office:value-type="float" office:value="5.76666666666667" calcext:value-type="float">
            <text:p>5,76666666666667</text:p>
          </table:table-cell>
          <table:table-cell office:value-type="float" office:value="0.306477141226981" calcext:value-type="float">
            <text:p>0,306477141226981</text:p>
          </table:table-cell>
        </table:table-row>
        <table:table-row table:style-name="ro1">
          <table:table-cell office:value-type="float" office:value="5.81666666666667" calcext:value-type="float">
            <text:p>5,81666666666667</text:p>
          </table:table-cell>
          <table:table-cell office:value-type="float" office:value="0.343123583943665" calcext:value-type="float">
            <text:p>0,343123583943665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0.277562167913371" calcext:value-type="float">
            <text:p>0,277562167913371</text:p>
          </table:table-cell>
        </table:table-row>
        <table:table-row table:style-name="ro1">
          <table:table-cell office:value-type="float" office:value="5.88333333333333" calcext:value-type="float">
            <text:p>5,88333333333333</text:p>
          </table:table-cell>
          <table:table-cell office:value-type="float" office:value="0.29530671710401" calcext:value-type="float">
            <text:p>0,29530671710401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236095541249029" calcext:value-type="float">
            <text:p>0,236095541249029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227875653630269" calcext:value-type="float">
            <text:p>0,227875653630269</text:p>
          </table:table-cell>
        </table:table-row>
        <table:table-row table:style-name="ro1">
          <table:table-cell office:value-type="float" office:value="5.96666666666667" calcext:value-type="float">
            <text:p>5,96666666666667</text:p>
          </table:table-cell>
          <table:table-cell office:value-type="float" office:value="0.207919565522133" calcext:value-type="float">
            <text:p>0,207919565522133</text:p>
          </table:table-cell>
        </table:table-row>
        <table:table-row table:style-name="ro1">
          <table:table-cell office:value-type="float" office:value="5.96666666666667" calcext:value-type="float">
            <text:p>5,96666666666667</text:p>
          </table:table-cell>
          <table:table-cell office:value-type="float" office:value="0.247195423816692" calcext:value-type="float">
            <text:p>0,247195423816692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231051263985367" calcext:value-type="float">
            <text:p>0,23105126398536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208877237615053" calcext:value-type="float">
            <text:p>0,208877237615053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241409564370274" calcext:value-type="float">
            <text:p>0,241409564370274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56706804008455" calcext:value-type="float">
            <text:p>0,256706804008455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77182556712206" calcext:value-type="float">
            <text:p>0,177182556712206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28361950086409" calcext:value-type="float">
            <text:p>0,22836195008640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02820972546971" calcext:value-type="float">
            <text:p>0,20282097254697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48897610483262" calcext:value-type="float">
            <text:p>0,24889761048326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1030490122443" calcext:value-type="float">
            <text:p>0,16103049012244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1951315606228" calcext:value-type="float">
            <text:p>0,14195131560622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26898620017787" calcext:value-type="float">
            <text:p>0,126898620017787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06538617705329" calcext:value-type="float">
            <text:p>0,20653861770532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4107644590726" calcext:value-type="float">
            <text:p>0,18410764459072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005608841105" calcext:value-type="float">
            <text:p>0,14005608841105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5153105264799" calcext:value-type="float">
            <text:p>0,16515310526479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7000249764103" calcext:value-type="float">
            <text:p>0,16700024976410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94433711796922" calcext:value-type="float">
            <text:p>0,19443371179692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205844140135" calcext:value-type="float">
            <text:p>0,1720584414013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8448222219828" calcext:value-type="float">
            <text:p>0,198448222219828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12251021499489" calcext:value-type="float">
            <text:p>0,11225102149948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2818517630301" calcext:value-type="float">
            <text:p>0,14281851763030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78312397068925" calcext:value-type="float">
            <text:p>0,17831239706892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8165873977853" calcext:value-type="float">
            <text:p>0,16816587397785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6054352724509" calcext:value-type="float">
            <text:p>0,16605435272450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0918531253190145" calcext:value-type="float">
            <text:p>0,091853125319015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0978365322410354" calcext:value-type="float">
            <text:p>0,09783653224103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14677445574581" calcext:value-type="float">
            <text:p>0,11467744557458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81811060494054" calcext:value-type="float">
            <text:p>0,18181106049405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3742379726415" calcext:value-type="float">
            <text:p>0,2374237972641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1178595470884" calcext:value-type="float">
            <text:p>0,19117859547088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90438693653509" calcext:value-type="float">
            <text:p>0,19043869365350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78500754873559" calcext:value-type="float">
            <text:p>0,17850075487355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51189423435256" calcext:value-type="float">
            <text:p>0,151189423435256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19801262169324" calcext:value-type="float">
            <text:p>0,11980126216932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7547946688025" calcext:value-type="float">
            <text:p>0,157547946688025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7205734928589" calcext:value-type="float">
            <text:p>0,14720573492858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94480606134846" calcext:value-type="float">
            <text:p>0,19448060613484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4870923686823" calcext:value-type="float">
            <text:p>0,16487092368682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195507840507" calcext:value-type="float">
            <text:p>0,1319550784050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8915283389735" calcext:value-type="float">
            <text:p>0,16891528338973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15840462473903" calcext:value-type="float">
            <text:p>0,11584046247390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5662508436426" calcext:value-type="float">
            <text:p>0,16566250843642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92896979288601" calcext:value-type="float">
            <text:p>0,19289697928860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1741242257281" calcext:value-type="float">
            <text:p>0,17174124225728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0111483621135" calcext:value-type="float">
            <text:p>0,180111483621135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01646453645801" calcext:value-type="float">
            <text:p>0,20164645364580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0688458966503" calcext:value-type="float">
            <text:p>0,14068845896650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205845005478173" calcext:value-type="float">
            <text:p>0,20584500547817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3276101695946" calcext:value-type="float">
            <text:p>0,13327610169594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24852226838" calcext:value-type="float">
            <text:p>0,172485222683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5121453367892" calcext:value-type="float">
            <text:p>0,13512145336789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4294156054639" calcext:value-type="float">
            <text:p>0,13429415605463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2875671966461" calcext:value-type="float">
            <text:p>0,16287567196646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55298201827718" calcext:value-type="float">
            <text:p>0,15529820182771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7666321699835" calcext:value-type="float">
            <text:p>0,157666321699835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17561961387534" calcext:value-type="float">
            <text:p>0,11756196138753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18457640802278" calcext:value-type="float">
            <text:p>0,11845764080227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5266120037039" calcext:value-type="float">
            <text:p>0,13526612003703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1764846613969" calcext:value-type="float">
            <text:p>0,14176484661396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86004385605146" calcext:value-type="float">
            <text:p>0,18600438560514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9850688630735" calcext:value-type="float">
            <text:p>0,13985068863073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4248795808674" calcext:value-type="float">
            <text:p>0,15424879580867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6336840717868" calcext:value-type="float">
            <text:p>0,16633684071786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53776845500705" calcext:value-type="float">
            <text:p>0,15377684550070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168722784465524" calcext:value-type="float">
            <text:p>0,16872278446552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04763990157446" calcext:value-type="float">
            <text:p>0,10476399015744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7993570540961" calcext:value-type="float">
            <text:p>0,177993570540961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4682722175861" calcext:value-type="float">
            <text:p>0,12468272217586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949263634237" calcext:value-type="float">
            <text:p>0,1394926363423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0186369721495" calcext:value-type="float">
            <text:p>0,180186369721495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74496181225434" calcext:value-type="float">
            <text:p>0,17449618122543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1582016660951" calcext:value-type="float">
            <text:p>0,13158201666095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20175573295906" calcext:value-type="float">
            <text:p>0,2017557329590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0873453070199" calcext:value-type="float">
            <text:p>0,2087345307019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18738517445729" calcext:value-type="float">
            <text:p>0,21873851744572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0952362904101" calcext:value-type="float">
            <text:p>0,170952362904101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3574286387133" calcext:value-type="float">
            <text:p>0,13357428638713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672723160268" calcext:value-type="float">
            <text:p>0,1467272316026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3063203976791" calcext:value-type="float">
            <text:p>0,14306320397679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3608310636312" calcext:value-type="float">
            <text:p>0,15360831063631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1267411568201" calcext:value-type="float">
            <text:p>0,19126741156820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5596345751905" calcext:value-type="float">
            <text:p>0,18559634575190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6277755710772" calcext:value-type="float">
            <text:p>0,13627775571077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49386643294008" calcext:value-type="float">
            <text:p>0,14938664329400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35651938442667" calcext:value-type="float">
            <text:p>0,23565193844266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5003761958305" calcext:value-type="float">
            <text:p>0,16500376195830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3304927534195" calcext:value-type="float">
            <text:p>0,17330492753419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8009876531675" calcext:value-type="float">
            <text:p>0,18800987653167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03916330576567" calcext:value-type="float">
            <text:p>0,10391633057656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246652683908" calcext:value-type="float">
            <text:p>0,1724665268390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7042820581563" calcext:value-type="float">
            <text:p>0,18704282058156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4797762471057" calcext:value-type="float">
            <text:p>0,15479776247105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6063611945455" calcext:value-type="float">
            <text:p>0,176063611945455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0399384740742" calcext:value-type="float">
            <text:p>0,13039938474074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28755120490111" calcext:value-type="float">
            <text:p>0,12875512049011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4476195030664" calcext:value-type="float">
            <text:p>0,17447619503066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0859791015791" calcext:value-type="float">
            <text:p>0,18085979101579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9416311365894" calcext:value-type="float">
            <text:p>0,17941631136589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06660877926552" calcext:value-type="float">
            <text:p>0,20666087792655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8345724245462" calcext:value-type="float">
            <text:p>0,18345724245462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58681735194098" calcext:value-type="float">
            <text:p>0,15868173519409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1242783206356" calcext:value-type="float">
            <text:p>0,13124278320635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9180469591834" calcext:value-type="float">
            <text:p>0,18918046959183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6174932083716" calcext:value-type="float">
            <text:p>0,1617493208371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678935298487" calcext:value-type="float">
            <text:p>0,1367893529848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2747968129603" calcext:value-type="float">
            <text:p>0,17274796812960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5909806717198" calcext:value-type="float">
            <text:p>0,13590980671719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2121159811221" calcext:value-type="float">
            <text:p>0,16212115981122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01120056296657" calcext:value-type="float">
            <text:p>0,20112005629665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0443755254352" calcext:value-type="float">
            <text:p>0,17044375525435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6199821068148" calcext:value-type="float">
            <text:p>0,13619982106814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54375437022105" calcext:value-type="float">
            <text:p>0,15437543702210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3360566437517" calcext:value-type="float">
            <text:p>0,13336056643751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3578554246549" calcext:value-type="float">
            <text:p>0,12357855424654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0953681177955" calcext:value-type="float">
            <text:p>0,13095368117795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3671587958054" calcext:value-type="float">
            <text:p>0,13367158795805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788049845864" calcext:value-type="float">
            <text:p>0,13788049845864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145298963001837" calcext:value-type="float">
            <text:p>0,145298963001837</text:p>
          </table:table-cell>
        </table:table-row>
        <table:table-row table:style-name="ro1">
          <table:table-cell office:value-type="float" office:value="6.21666666666667" calcext:value-type="float">
            <text:p>6,21666666666667</text:p>
          </table:table-cell>
          <table:table-cell office:value-type="float" office:value="0.12558356854721" calcext:value-type="float">
            <text:p>0,1255835685472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8828105229695" calcext:value-type="float">
            <text:p>0,12882810522969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21538962857659" calcext:value-type="float">
            <text:p>0,22153896285765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2056265410836" calcext:value-type="float">
            <text:p>0,17205626541083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6878819267255" calcext:value-type="float">
            <text:p>0,1687881926725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0410271173362" calcext:value-type="float">
            <text:p>0,150410271173362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22686175196216" calcext:value-type="float">
            <text:p>0,12268617519621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57025101361326" calcext:value-type="float">
            <text:p>0,15702510136132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40099762806163" calcext:value-type="float">
            <text:p>0,24009976280616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7441769408812" calcext:value-type="float">
            <text:p>0,15744176940881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6993416260024" calcext:value-type="float">
            <text:p>0,15699341626002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8329596425951" calcext:value-type="float">
            <text:p>0,17832959642595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6194382491138" calcext:value-type="float">
            <text:p>0,15619438249113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2291910376802" calcext:value-type="float">
            <text:p>0,14229191037680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9409290930463" calcext:value-type="float">
            <text:p>0,17940929093046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8460762007888" calcext:value-type="float">
            <text:p>0,19846076200788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7200549768522" calcext:value-type="float">
            <text:p>0,187200549768522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52287493662149" calcext:value-type="float">
            <text:p>0,15228749366214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6538927683667" calcext:value-type="float">
            <text:p>0,12653892768366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17217916111268" calcext:value-type="float">
            <text:p>0,21721791611126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6322740815714" calcext:value-type="float">
            <text:p>0,17632274081571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1331332255585" calcext:value-type="float">
            <text:p>0,131331332255585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4492792819631" calcext:value-type="float">
            <text:p>0,14449279281963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245439240412" calcext:value-type="float">
            <text:p>0,1724543924041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43443622769423" calcext:value-type="float">
            <text:p>0,143443622769423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50897394636887" calcext:value-type="float">
            <text:p>0,15089739463688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0901760372250718" calcext:value-type="float">
            <text:p>0,09017603722507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58500631279881" calcext:value-type="float">
            <text:p>0,15850063127988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251280216524" calcext:value-type="float">
            <text:p>0,1425128021652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69446483611128" calcext:value-type="float">
            <text:p>0,16944648361112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7158363984551" calcext:value-type="float">
            <text:p>0,18715836398455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5389831246392" calcext:value-type="float">
            <text:p>0,18538983124639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8174076213128" calcext:value-type="float">
            <text:p>0,15817407621312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5289759300594" calcext:value-type="float">
            <text:p>0,13528975930059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5866882931438" calcext:value-type="float">
            <text:p>0,13586688293143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0340961354271" calcext:value-type="float">
            <text:p>0,13034096135427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2205344462343" calcext:value-type="float">
            <text:p>0,17220534446234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25056810330482" calcext:value-type="float">
            <text:p>0,22505681033048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690137954164" calcext:value-type="float">
            <text:p>0,1869013795416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5379689560379" calcext:value-type="float">
            <text:p>0,17537968956037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5948953912214" calcext:value-type="float">
            <text:p>0,18594895391221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979477646517" calcext:value-type="float">
            <text:p>0,1397947764651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6043936219679" calcext:value-type="float">
            <text:p>0,15604393621967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29870161794962" calcext:value-type="float">
            <text:p>0,12987016179496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79662482190162" calcext:value-type="float">
            <text:p>0,17966248219016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330487348574" calcext:value-type="float">
            <text:p>0,1733048734857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81762410458197" calcext:value-type="float">
            <text:p>0,18176241045819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6615757476453" calcext:value-type="float">
            <text:p>0,16615757476453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96206582937289" calcext:value-type="float">
            <text:p>0,19620658293728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3812683685716" calcext:value-type="float">
            <text:p>0,15381268368571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4002251194144" calcext:value-type="float">
            <text:p>0,12400225119414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4072105660163" calcext:value-type="float">
            <text:p>0,12407210566016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1125389053144" calcext:value-type="float">
            <text:p>0,18112538905314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75794824262398" calcext:value-type="float">
            <text:p>0,17579482426239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1217226182956" calcext:value-type="float">
            <text:p>0,16121722618295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5747804435552" calcext:value-type="float">
            <text:p>0,14574780443555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13016340335455" calcext:value-type="float">
            <text:p>0,21301634033545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28379796966953" calcext:value-type="float">
            <text:p>0,128379796966953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93966922471799" calcext:value-type="float">
            <text:p>0,19396692247179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2935418176524" calcext:value-type="float">
            <text:p>0,14293541817652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47451394436345" calcext:value-type="float">
            <text:p>0,147451394436345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442288621764" calcext:value-type="float">
            <text:p>0,1344228862176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2994592398229" calcext:value-type="float">
            <text:p>0,15299459239822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5328596152701" calcext:value-type="float">
            <text:p>0,125328596152701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43210126253359" calcext:value-type="float">
            <text:p>0,14321012625335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2618439868109" calcext:value-type="float">
            <text:p>0,15261843986810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210747643542606" calcext:value-type="float">
            <text:p>0,21074764354260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6524074738892" calcext:value-type="float">
            <text:p>0,13652407473889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4227306533989" calcext:value-type="float">
            <text:p>0,14422730653398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11965671916806" calcext:value-type="float">
            <text:p>0,11196567191680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216507671639" calcext:value-type="float">
            <text:p>0,1821650767163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8743735035162" calcext:value-type="float">
            <text:p>0,13874373503516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0081733820753" calcext:value-type="float">
            <text:p>0,140081733820753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6484255620596" calcext:value-type="float">
            <text:p>0,16648425562059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7985886671441" calcext:value-type="float">
            <text:p>0,13798588667144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1079041693792" calcext:value-type="float">
            <text:p>0,14107904169379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3324160882206" calcext:value-type="float">
            <text:p>0,17332416088220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454475875727" calcext:value-type="float">
            <text:p>0,14454475875727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88682883339484" calcext:value-type="float">
            <text:p>0,18868288333948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0629595971951" calcext:value-type="float">
            <text:p>0,13062959597195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26828035460102" calcext:value-type="float">
            <text:p>0,12682803546010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8098937464988" calcext:value-type="float">
            <text:p>0,18809893746498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3699640507774" calcext:value-type="float">
            <text:p>0,17369964050777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3876438366953" calcext:value-type="float">
            <text:p>0,17387643836695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8084366972967" calcext:value-type="float">
            <text:p>0,12808436697296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1827234636973" calcext:value-type="float">
            <text:p>0,17182723463697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6438644570906" calcext:value-type="float">
            <text:p>0,156438644570906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21424585100488" calcext:value-type="float">
            <text:p>0,22142458510048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9613229789998" calcext:value-type="float">
            <text:p>0,13961322978999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088693057856248" calcext:value-type="float">
            <text:p>0,08869305785624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0597009097021" calcext:value-type="float">
            <text:p>0,12059700909702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4891108405857" calcext:value-type="float">
            <text:p>0,174891108405857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0996762055262692" calcext:value-type="float">
            <text:p>0,09967620552626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2763803944193" calcext:value-type="float">
            <text:p>0,13276380394419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75046561785153" calcext:value-type="float">
            <text:p>0,27504656178515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4644542956352" calcext:value-type="float">
            <text:p>0,2464454295635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4741766866485" calcext:value-type="float">
            <text:p>0,13474176686648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0372651180612" calcext:value-type="float">
            <text:p>0,140372651180612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88245038958967" calcext:value-type="float">
            <text:p>0,18824503895896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11611707636367" calcext:value-type="float">
            <text:p>0,21161170763636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8685761098605" calcext:value-type="float">
            <text:p>0,188685761098605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19262128305138" calcext:value-type="float">
            <text:p>0,11926212830513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4673507820734" calcext:value-type="float">
            <text:p>0,15467350782073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92723039778553" calcext:value-type="float">
            <text:p>0,19272303977855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0214025285927" calcext:value-type="float">
            <text:p>0,15021402528592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1425920608716" calcext:value-type="float">
            <text:p>0,14142592060871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8608646945373" calcext:value-type="float">
            <text:p>0,1860864694537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06106585593973" calcext:value-type="float">
            <text:p>0,20610658559397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3014866876997" calcext:value-type="float">
            <text:p>0,173014866876997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212467476850327" calcext:value-type="float">
            <text:p>0,212467476850327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1933540958349" calcext:value-type="float">
            <text:p>0,1193354095834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25796043913569" calcext:value-type="float">
            <text:p>0,12579604391356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1028899556514" calcext:value-type="float">
            <text:p>0,15102889955651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0338800492906" calcext:value-type="float">
            <text:p>0,14033880049290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7485042522145" calcext:value-type="float">
            <text:p>0,13748504252214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3788039824518" calcext:value-type="float">
            <text:p>0,13378803982451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6065190423586" calcext:value-type="float">
            <text:p>0,18606519042358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46801473895559" calcext:value-type="float">
            <text:p>0,14680147389555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9365044710568" calcext:value-type="float">
            <text:p>0,149365044710568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62445703027936" calcext:value-type="float">
            <text:p>0,16244570302793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9261367301829" calcext:value-type="float">
            <text:p>0,17926136730182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45580752822284" calcext:value-type="float">
            <text:p>0,24558075282228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5116611969298" calcext:value-type="float">
            <text:p>0,18511661196929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14467945907613" calcext:value-type="float">
            <text:p>0,11446794590761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7033531756207" calcext:value-type="float">
            <text:p>0,18703353175620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2088694897069" calcext:value-type="float">
            <text:p>0,15208869489706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13354813098051" calcext:value-type="float">
            <text:p>0,11335481309805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8441755949249" calcext:value-type="float">
            <text:p>0,14844175594924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6715265209367" calcext:value-type="float">
            <text:p>0,15671526520936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3686891941261" calcext:value-type="float">
            <text:p>0,14368689194126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6275134586808" calcext:value-type="float">
            <text:p>0,17627513458680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1725438078707" calcext:value-type="float">
            <text:p>0,16172543807870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5208410129409" calcext:value-type="float">
            <text:p>0,17520841012940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2413612030005" calcext:value-type="float">
            <text:p>0,18241361203000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5370509703818" calcext:value-type="float">
            <text:p>0,17537050970381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26161844069322" calcext:value-type="float">
            <text:p>0,12616184406932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54248327747141" calcext:value-type="float">
            <text:p>0,154248327747141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4199060560857" calcext:value-type="float">
            <text:p>0,14199060560857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19035993080258" calcext:value-type="float">
            <text:p>0,11903599308025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4299189500596" calcext:value-type="float">
            <text:p>0,12429918950059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4574193187921" calcext:value-type="float">
            <text:p>0,15457419318792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0485310441519" calcext:value-type="float">
            <text:p>0,160485310441519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94875485015758" calcext:value-type="float">
            <text:p>0,19487548501575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0743464855643" calcext:value-type="float">
            <text:p>0,140743464855643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219943506268073" calcext:value-type="float">
            <text:p>0,21994350626807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1554049739306" calcext:value-type="float">
            <text:p>0,11554049739306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0936788875424771" calcext:value-type="float">
            <text:p>0,09367888754247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8765510167656" calcext:value-type="float">
            <text:p>0,14876551016765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6424120769776" calcext:value-type="float">
            <text:p>0,18642412076977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4002163473736" calcext:value-type="float">
            <text:p>0,19400216347373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1144238881265" calcext:value-type="float">
            <text:p>0,181144238881265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72827272296296" calcext:value-type="float">
            <text:p>0,17282727229629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20231397805922" calcext:value-type="float">
            <text:p>0,12023139780592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0971959548524" calcext:value-type="float">
            <text:p>0,2097195954852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1766725384539" calcext:value-type="float">
            <text:p>0,15176672538453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1219030542615" calcext:value-type="float">
            <text:p>0,151219030542615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724161813462" calcext:value-type="float">
            <text:p>0,1472416181346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9132358487851" calcext:value-type="float">
            <text:p>0,139132358487851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12273328655574" calcext:value-type="float">
            <text:p>0,1227332865557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1031765551033" calcext:value-type="float">
            <text:p>0,13103176555103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3756374727234" calcext:value-type="float">
            <text:p>0,16375637472723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4508799838804" calcext:value-type="float">
            <text:p>0,16450879983880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4988992117724" calcext:value-type="float">
            <text:p>0,17498899211772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7156414552759" calcext:value-type="float">
            <text:p>0,13715641455275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34636054861393" calcext:value-type="float">
            <text:p>0,13463605486139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29924384971922" calcext:value-type="float">
            <text:p>0,22992438497192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306678487792" calcext:value-type="float">
            <text:p>0,17306678487792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0805590973121478" calcext:value-type="float">
            <text:p>0,080559097312148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1682310043609" calcext:value-type="float">
            <text:p>0,14168231004360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85030174808469" calcext:value-type="float">
            <text:p>0,185030174808469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5664134847158" calcext:value-type="float">
            <text:p>0,16566413484715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156922155917" calcext:value-type="float">
            <text:p>0,1415692215591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238148451260723" calcext:value-type="float">
            <text:p>0,238148451260723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91400543340122" calcext:value-type="float">
            <text:p>0,19140054334012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3918125679889" calcext:value-type="float">
            <text:p>0,16391812567988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2617381631727" calcext:value-type="float">
            <text:p>0,15261738163172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96032671330411" calcext:value-type="float">
            <text:p>0,19603267133041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2110587629467" calcext:value-type="float">
            <text:p>0,14211058762946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7671028826499" calcext:value-type="float">
            <text:p>0,13767102882649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83592926901053" calcext:value-type="float">
            <text:p>0,18359292690105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9300459449201" calcext:value-type="float">
            <text:p>0,14930045944920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4299034152623" calcext:value-type="float">
            <text:p>0,154299034152623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10104873734017" calcext:value-type="float">
            <text:p>0,110104873734017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4569989137022" calcext:value-type="float">
            <text:p>0,164569989137022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209958179519549" calcext:value-type="float">
            <text:p>0,20995817951954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71466714880637" calcext:value-type="float">
            <text:p>0,17146671488063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5726530248994" calcext:value-type="float">
            <text:p>0,19572653024899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63887341207411" calcext:value-type="float">
            <text:p>0,16388734120741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93596704474315" calcext:value-type="float">
            <text:p>0,193596704474315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17195306161285" calcext:value-type="float">
            <text:p>0,117195306161285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5232390363249" calcext:value-type="float">
            <text:p>0,15523239036324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05834971214069" calcext:value-type="float">
            <text:p>0,20583497121406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116810512365841" calcext:value-type="float">
            <text:p>0,116810512365841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7158247013384" calcext:value-type="float">
            <text:p>0,147158247013384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4127576672497" calcext:value-type="float">
            <text:p>0,1412757667249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0977194643824" calcext:value-type="float">
            <text:p>0,17097719464382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9639704127207" calcext:value-type="float">
            <text:p>0,129639704127207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57549760322979" calcext:value-type="float">
            <text:p>0,157549760322979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98989646071659" calcext:value-type="float">
            <text:p>0,19898964607165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219357278794784" calcext:value-type="float">
            <text:p>0,21935727879478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2065909710862" calcext:value-type="float">
            <text:p>0,142065909710862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33967441622788" calcext:value-type="float">
            <text:p>0,133967441622788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82113046297522" calcext:value-type="float">
            <text:p>0,182113046297522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02721306468858" calcext:value-type="float">
            <text:p>0,102721306468858</text:p>
          </table:table-cell>
        </table:table-row>
        <table:table-row table:style-name="ro1">
          <table:table-cell office:value-type="float" office:value="6.18333333333333" calcext:value-type="float">
            <text:p>6,18333333333333</text:p>
          </table:table-cell>
          <table:table-cell office:value-type="float" office:value="0.14006230463759" calcext:value-type="float">
            <text:p>0,1400623046375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33658603465783" calcext:value-type="float">
            <text:p>0,133658603465783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6433245899202" calcext:value-type="float">
            <text:p>0,16433245899202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1623081461569" calcext:value-type="float">
            <text:p>0,141623081461569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20555005262426" calcext:value-type="float">
            <text:p>0,20555005262426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90372759558096" calcext:value-type="float">
            <text:p>0,19037275955809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42820944652684" calcext:value-type="float">
            <text:p>0,142820944652684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36690365336146" calcext:value-type="float">
            <text:p>0,13669036533614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56317204306479" calcext:value-type="float">
            <text:p>0,15631720430647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30852531152138" calcext:value-type="float">
            <text:p>0,130852531152138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0884144062731" calcext:value-type="float">
            <text:p>0,16088414406273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97831509501733" calcext:value-type="float">
            <text:p>0,197831509501733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63451705555617" calcext:value-type="float">
            <text:p>0,163451705555617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7368130893708" calcext:value-type="float">
            <text:p>0,17368130893708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13079220326521" calcext:value-type="float">
            <text:p>0,113079220326521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52180612651544" calcext:value-type="float">
            <text:p>0,152180612651544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43105221599129" calcext:value-type="float">
            <text:p>0,143105221599129</text:p>
          </table:table-cell>
        </table:table-row>
        <table:table-row table:style-name="ro1">
          <table:table-cell office:value-type="float" office:value="6.13333333333333" calcext:value-type="float">
            <text:p>6,13333333333333</text:p>
          </table:table-cell>
          <table:table-cell office:value-type="float" office:value="0.167581890077405" calcext:value-type="float">
            <text:p>0,167581890077405</text:p>
          </table:table-cell>
        </table:table-row>
        <table:table-row table:style-name="ro1">
          <table:table-cell office:value-type="float" office:value="6.16666666666667" calcext:value-type="float">
            <text:p>6,16666666666667</text:p>
          </table:table-cell>
          <table:table-cell office:value-type="float" office:value="0.122696947593246" calcext:value-type="float">
            <text:p>0,122696947593246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0.107070400485661" calcext:value-type="float">
            <text:p>0,107070400485661</text:p>
          </table:table-cell>
        </table:table-row>
        <table:table-row table:style-name="ro1">
          <table:table-cell office:value-type="float" office:value="6.11666666666667" calcext:value-type="float">
            <text:p>6,11666666666667</text:p>
          </table:table-cell>
          <table:table-cell office:value-type="float" office:value="0.177352348111014" calcext:value-type="float">
            <text:p>0,17735234811101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61371336574095" calcext:value-type="float">
            <text:p>0,161371336574095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88482913670179" calcext:value-type="float">
            <text:p>0,188482913670179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8012758158774" calcext:value-type="float">
            <text:p>0,18012758158774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163834617467142" calcext:value-type="float">
            <text:p>0,163834617467142</text:p>
          </table:table-cell>
        </table:table-row>
        <table:table-row table:style-name="ro1">
          <table:table-cell office:value-type="float" office:value="6.08333333333333" calcext:value-type="float">
            <text:p>6,08333333333333</text:p>
          </table:table-cell>
          <table:table-cell office:value-type="float" office:value="0.237599909559434" calcext:value-type="float">
            <text:p>0,23759990955943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4874890346136" calcext:value-type="float">
            <text:p>0,1487489034613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168918649896067" calcext:value-type="float">
            <text:p>0,16891864989606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76379075312216" calcext:value-type="float">
            <text:p>0,176379075312216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62832866681716" calcext:value-type="float">
            <text:p>0,162832866681716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5032870512178" calcext:value-type="float">
            <text:p>0,15032870512178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48405038267511" calcext:value-type="float">
            <text:p>0,148405038267511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176518967257711" calcext:value-type="float">
            <text:p>0,176518967257711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90067275357254" calcext:value-type="float">
            <text:p>0,190067275357254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213815564040274" calcext:value-type="float">
            <text:p>0,213815564040274</text:p>
          </table:table-cell>
        </table:table-row>
        <table:table-row table:style-name="ro1">
          <table:table-cell office:value-type="float" office:value="6.01666666666667" calcext:value-type="float">
            <text:p>6,01666666666667</text:p>
          </table:table-cell>
          <table:table-cell office:value-type="float" office:value="0.175539070041813" calcext:value-type="float">
            <text:p>0,175539070041813</text:p>
          </table:table-cell>
        </table:table-row>
        <table:table-row table:style-name="ro1">
          <table:table-cell office:value-type="float" office:value="6.01666666666667" calcext:value-type="float">
            <text:p>6,01666666666667</text:p>
          </table:table-cell>
          <table:table-cell office:value-type="float" office:value="0.20301844945732" calcext:value-type="float">
            <text:p>0,20301844945732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5975531020929" calcext:value-type="float">
            <text:p>0,15975531020929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0.0984784608538144" calcext:value-type="float">
            <text:p>0,098478460853814</text:p>
          </table:table-cell>
        </table:table-row>
        <table:table-row table:style-name="ro1">
          <table:table-cell office:value-type="float" office:value="6.06666666666667" calcext:value-type="float">
            <text:p>6,06666666666667</text:p>
          </table:table-cell>
          <table:table-cell office:value-type="float" office:value="0.105042814849488" calcext:value-type="float">
            <text:p>0,105042814849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2345633139889" calcext:value-type="float">
            <text:p>0,172345633139889</text:p>
          </table:table-cell>
        </table:table-row>
        <table:table-row table:style-name="ro1">
          <table:table-cell office:value-type="float" office:value="6.01666666666667" calcext:value-type="float">
            <text:p>6,01666666666667</text:p>
          </table:table-cell>
          <table:table-cell office:value-type="float" office:value="0.130327852527801" calcext:value-type="float">
            <text:p>0,130327852527801</text:p>
          </table:table-cell>
        </table:table-row>
        <table:table-row table:style-name="ro1">
          <table:table-cell office:value-type="float" office:value="6.03333333333333" calcext:value-type="float">
            <text:p>6,03333333333333</text:p>
          </table:table-cell>
          <table:table-cell office:value-type="float" office:value="0.13240347678188" calcext:value-type="float">
            <text:p>0,13240347678188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91249583656362" calcext:value-type="float">
            <text:p>0,191249583656362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53775189129221" calcext:value-type="float">
            <text:p>0,153775189129221</text:p>
          </table:table-cell>
        </table:table-row>
        <table:table-row table:style-name="ro1">
          <table:table-cell office:value-type="float" office:value="5.98333333333333" calcext:value-type="float">
            <text:p>5,98333333333333</text:p>
          </table:table-cell>
          <table:table-cell office:value-type="float" office:value="0.16312848508317" calcext:value-type="float">
            <text:p>0,16312848508317</text:p>
          </table:table-cell>
        </table:table-row>
        <table:table-row table:style-name="ro1">
          <table:table-cell office:value-type="float" office:value="5.93333333333333" calcext:value-type="float">
            <text:p>5,93333333333333</text:p>
          </table:table-cell>
          <table:table-cell office:value-type="float" office:value="0.216083365077276" calcext:value-type="float">
            <text:p>0,216083365077276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0.213022930094394" calcext:value-type="float">
            <text:p>0,213022930094394</text:p>
          </table:table-cell>
        </table:table-row>
        <table:table-row table:style-name="ro1">
          <table:table-cell office:value-type="float" office:value="5.91666666666667" calcext:value-type="float">
            <text:p>5,91666666666667</text:p>
          </table:table-cell>
          <table:table-cell office:value-type="float" office:value="0.170148828609137" calcext:value-type="float">
            <text:p>0,170148828609137</text:p>
          </table:table-cell>
        </table:table-row>
        <table:table-row table:style-name="ro1">
          <table:table-cell office:value-type="float" office:value="5.91666666666667" calcext:value-type="float">
            <text:p>5,91666666666667</text:p>
          </table:table-cell>
          <table:table-cell office:value-type="float" office:value="0.153571988897212" calcext:value-type="float">
            <text:p>0,153571988897212</text:p>
          </table:table-cell>
        </table:table-row>
        <table:table-row table:style-name="ro1">
          <table:table-cell office:value-type="float" office:value="5.86666666666667" calcext:value-type="float">
            <text:p>5,86666666666667</text:p>
          </table:table-cell>
          <table:table-cell office:value-type="float" office:value="0.145485868317493" calcext:value-type="float">
            <text:p>0,145485868317493</text:p>
          </table:table-cell>
        </table:table-row>
        <table:table-row table:style-name="ro1">
          <table:table-cell office:value-type="float" office:value="5.88333333333333" calcext:value-type="float">
            <text:p>5,88333333333333</text:p>
          </table:table-cell>
          <table:table-cell office:value-type="float" office:value="0.134389592934241" calcext:value-type="float">
            <text:p>0,134389592934241</text:p>
          </table:table-cell>
        </table:table-row>
        <table:table-row table:style-name="ro1">
          <table:table-cell office:value-type="float" office:value="5.86666666666667" calcext:value-type="float">
            <text:p>5,86666666666667</text:p>
          </table:table-cell>
          <table:table-cell office:value-type="float" office:value="0.119710354856111" calcext:value-type="float">
            <text:p>0,119710354856111</text:p>
          </table:table-cell>
        </table:table-row>
        <table:table-row table:style-name="ro1">
          <table:table-cell office:value-type="float" office:value="5.81666666666667" calcext:value-type="float">
            <text:p>5,81666666666667</text:p>
          </table:table-cell>
          <table:table-cell office:value-type="float" office:value="0.141056552176198" calcext:value-type="float">
            <text:p>0,141056552176198</text:p>
          </table:table-cell>
        </table:table-row>
        <table:table-row table:style-name="ro1">
          <table:table-cell office:value-type="float" office:value="5.76666666666667" calcext:value-type="float">
            <text:p>5,76666666666667</text:p>
          </table:table-cell>
          <table:table-cell office:value-type="float" office:value="0.153897672500089" calcext:value-type="float">
            <text:p>0,153897672500089</text:p>
          </table:table-cell>
        </table:table-row>
        <table:table-row table:style-name="ro1">
          <table:table-cell office:value-type="float" office:value="5.76666666666667" calcext:value-type="float">
            <text:p>5,76666666666667</text:p>
          </table:table-cell>
          <table:table-cell office:value-type="float" office:value="0.155065885051956" calcext:value-type="float">
            <text:p>0,155065885051956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108052231291794" calcext:value-type="float">
            <text:p>0,108052231291794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159766874975678" calcext:value-type="float">
            <text:p>0,159766874975678</text:p>
          </table:table-cell>
        </table:table-row>
        <table:table-row table:style-name="ro1">
          <table:table-cell office:value-type="float" office:value="5.78333333333333" calcext:value-type="float">
            <text:p>5,78333333333333</text:p>
          </table:table-cell>
          <table:table-cell office:value-type="float" office:value="0.113159169383005" calcext:value-type="float">
            <text:p>0,113159169383005</text:p>
          </table:table-cell>
        </table:table-row>
        <table:table-row table:style-name="ro1">
          <table:table-cell office:value-type="float" office:value="5.76666666666667" calcext:value-type="float">
            <text:p>5,76666666666667</text:p>
          </table:table-cell>
          <table:table-cell office:value-type="float" office:value="0.0988095550621816" calcext:value-type="float">
            <text:p>0,098809555062182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147777228305994" calcext:value-type="float">
            <text:p>0,147777228305994</text:p>
          </table:table-cell>
        </table:table-row>
        <table:table-row table:style-name="ro1">
          <table:table-cell office:value-type="float" office:value="5.66666666666667" calcext:value-type="float">
            <text:p>5,66666666666667</text:p>
          </table:table-cell>
          <table:table-cell office:value-type="float" office:value="0.191043098403644" calcext:value-type="float">
            <text:p>0,191043098403644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0.167282276777952" calcext:value-type="float">
            <text:p>0,167282276777952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163111234023746" calcext:value-type="float">
            <text:p>0,163111234023746</text:p>
          </table:table-cell>
        </table:table-row>
        <table:table-row table:style-name="ro1">
          <table:table-cell office:value-type="float" office:value="5.56666666666667" calcext:value-type="float">
            <text:p>5,56666666666667</text:p>
          </table:table-cell>
          <table:table-cell office:value-type="float" office:value="0.166765613290096" calcext:value-type="float">
            <text:p>0,166765613290096</text:p>
          </table:table-cell>
        </table:table-row>
        <table:table-row table:style-name="ro1">
          <table:table-cell office:value-type="float" office:value="5.56666666666667" calcext:value-type="float">
            <text:p>5,56666666666667</text:p>
          </table:table-cell>
          <table:table-cell office:value-type="float" office:value="0.165272398594245" calcext:value-type="float">
            <text:p>0,165272398594245</text:p>
          </table:table-cell>
        </table:table-row>
        <table:table-row table:style-name="ro1">
          <table:table-cell office:value-type="float" office:value="5.58333333333333" calcext:value-type="float">
            <text:p>5,58333333333333</text:p>
          </table:table-cell>
          <table:table-cell office:value-type="float" office:value="0.126061124551065" calcext:value-type="float">
            <text:p>0,126061124551065</text:p>
          </table:table-cell>
        </table:table-row>
        <table:table-row table:style-name="ro1">
          <table:table-cell office:value-type="float" office:value="5.53333333333333" calcext:value-type="float">
            <text:p>5,53333333333333</text:p>
          </table:table-cell>
          <table:table-cell office:value-type="float" office:value="0.169652338597464" calcext:value-type="float">
            <text:p>0,169652338597464</text:p>
          </table:table-cell>
        </table:table-row>
        <table:table-row table:style-name="ro1">
          <table:table-cell office:value-type="float" office:value="5.48333333333333" calcext:value-type="float">
            <text:p>5,48333333333333</text:p>
          </table:table-cell>
          <table:table-cell office:value-type="float" office:value="0.18312483382326" calcext:value-type="float">
            <text:p>0,18312483382326</text:p>
          </table:table-cell>
        </table:table-row>
        <table:table-row table:style-name="ro1">
          <table:table-cell office:value-type="float" office:value="5.48333333333333" calcext:value-type="float">
            <text:p>5,48333333333333</text:p>
          </table:table-cell>
          <table:table-cell office:value-type="float" office:value="0.210716389721488" calcext:value-type="float">
            <text:p>0,210716389721488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0.179867044973295" calcext:value-type="float">
            <text:p>0,17986704497329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159740774476326" calcext:value-type="float">
            <text:p>0,159740774476326</text:p>
          </table:table-cell>
        </table:table-row>
        <table:table-row table:style-name="ro1">
          <table:table-cell office:value-type="float" office:value="5.38333333333333" calcext:value-type="float">
            <text:p>5,38333333333333</text:p>
          </table:table-cell>
          <table:table-cell office:value-type="float" office:value="0.235418087587121" calcext:value-type="float">
            <text:p>0,235418087587121</text:p>
          </table:table-cell>
        </table:table-row>
        <table:table-row table:style-name="ro1">
          <table:table-cell office:value-type="float" office:value="5.36666666666667" calcext:value-type="float">
            <text:p>5,36666666666667</text:p>
          </table:table-cell>
          <table:table-cell office:value-type="float" office:value="0.199871329636566" calcext:value-type="float">
            <text:p>0,199871329636566</text:p>
          </table:table-cell>
        </table:table-row>
        <table:table-row table:style-name="ro1">
          <table:table-cell office:value-type="float" office:value="5.33333333333333" calcext:value-type="float">
            <text:p>5,33333333333333</text:p>
          </table:table-cell>
          <table:table-cell office:value-type="float" office:value="0.142431104533962" calcext:value-type="float">
            <text:p>0,142431104533962</text:p>
          </table:table-cell>
        </table:table-row>
        <table:table-row table:style-name="ro1">
          <table:table-cell office:value-type="float" office:value="5.31666666666667" calcext:value-type="float">
            <text:p>5,31666666666667</text:p>
          </table:table-cell>
          <table:table-cell office:value-type="float" office:value="0.140933811920567" calcext:value-type="float">
            <text:p>0,140933811920567</text:p>
          </table:table-cell>
        </table:table-row>
        <table:table-row table:style-name="ro1">
          <table:table-cell office:value-type="float" office:value="5.26666666666667" calcext:value-type="float">
            <text:p>5,26666666666667</text:p>
          </table:table-cell>
          <table:table-cell office:value-type="float" office:value="0.203032093819399" calcext:value-type="float">
            <text:p>0,20303209381939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153811324702006" calcext:value-type="float">
            <text:p>0,153811324702006</text:p>
          </table:table-cell>
        </table:table-row>
        <table:table-row table:style-name="ro1">
          <table:table-cell office:value-type="float" office:value="5.16666666666667" calcext:value-type="float">
            <text:p>5,16666666666667</text:p>
          </table:table-cell>
          <table:table-cell office:value-type="float" office:value="0.202929870633727" calcext:value-type="float">
            <text:p>0,202929870633727</text:p>
          </table:table-cell>
        </table:table-row>
        <table:table-row table:style-name="ro1">
          <table:table-cell office:value-type="float" office:value="5.16666666666667" calcext:value-type="float">
            <text:p>5,16666666666667</text:p>
          </table:table-cell>
          <table:table-cell office:value-type="float" office:value="0.200637684041019" calcext:value-type="float">
            <text:p>0,200637684041019</text:p>
          </table:table-cell>
        </table:table-row>
        <table:table-row table:style-name="ro1">
          <table:table-cell office:value-type="float" office:value="5.11666666666667" calcext:value-type="float">
            <text:p>5,11666666666667</text:p>
          </table:table-cell>
          <table:table-cell office:value-type="float" office:value="0.186819518224002" calcext:value-type="float">
            <text:p>0,186819518224002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177932900160308" calcext:value-type="float">
            <text:p>0,177932900160308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0.137434458744387" calcext:value-type="float">
            <text:p>0,137434458744387</text:p>
          </table:table-cell>
        </table:table-row>
        <table:table-row table:style-name="ro1">
          <table:table-cell office:value-type="float" office:value="5.01666666666667" calcext:value-type="float">
            <text:p>5,01666666666667</text:p>
          </table:table-cell>
          <table:table-cell office:value-type="float" office:value="0.149213856870116" calcext:value-type="float">
            <text:p>0,149213856870116</text:p>
          </table:table-cell>
        </table:table-row>
        <table:table-row table:style-name="ro1">
          <table:table-cell office:value-type="float" office:value="4.96666666666667" calcext:value-type="float">
            <text:p>4,96666666666667</text:p>
          </table:table-cell>
          <table:table-cell office:value-type="float" office:value="0.205250726927498" calcext:value-type="float">
            <text:p>0,205250726927498</text:p>
          </table:table-cell>
        </table:table-row>
        <table:table-row table:style-name="ro1">
          <table:table-cell office:value-type="float" office:value="4.91666666666667" calcext:value-type="float">
            <text:p>4,91666666666667</text:p>
          </table:table-cell>
          <table:table-cell office:value-type="float" office:value="0.161981137428993" calcext:value-type="float">
            <text:p>0,161981137428993</text:p>
          </table:table-cell>
        </table:table-row>
        <table:table-row table:style-name="ro1">
          <table:table-cell office:value-type="float" office:value="4.93333333333333" calcext:value-type="float">
            <text:p>4,93333333333333</text:p>
          </table:table-cell>
          <table:table-cell office:value-type="float" office:value="0.110924482686412" calcext:value-type="float">
            <text:p>0,110924482686412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0.123123664241792" calcext:value-type="float">
            <text:p>0,123123664241792</text:p>
          </table:table-cell>
        </table:table-row>
        <table:table-row table:style-name="ro1">
          <table:table-cell office:value-type="float" office:value="4.83333333333333" calcext:value-type="float">
            <text:p>4,83333333333333</text:p>
          </table:table-cell>
          <table:table-cell office:value-type="float" office:value="0.139396077533625" calcext:value-type="float">
            <text:p>0,139396077533625</text:p>
          </table:table-cell>
        </table:table-row>
        <table:table-row table:style-name="ro1">
          <table:table-cell office:value-type="float" office:value="4.78333333333333" calcext:value-type="float">
            <text:p>4,78333333333333</text:p>
          </table:table-cell>
          <table:table-cell office:value-type="float" office:value="0.146977328503068" calcext:value-type="float">
            <text:p>0,146977328503068</text:p>
          </table:table-cell>
        </table:table-row>
        <table:table-row table:style-name="ro1">
          <table:table-cell office:value-type="float" office:value="4.76666666666667" calcext:value-type="float">
            <text:p>4,76666666666667</text:p>
          </table:table-cell>
          <table:table-cell office:value-type="float" office:value="0.184285135328664" calcext:value-type="float">
            <text:p>0,184285135328664</text:p>
          </table:table-cell>
        </table:table-row>
        <table:table-row table:style-name="ro1">
          <table:table-cell office:value-type="float" office:value="4.71666666666667" calcext:value-type="float">
            <text:p>4,71666666666667</text:p>
          </table:table-cell>
          <table:table-cell office:value-type="float" office:value="0.155120747043103" calcext:value-type="float">
            <text:p>0,155120747043103</text:p>
          </table:table-cell>
        </table:table-row>
        <table:table-row table:style-name="ro1">
          <table:table-cell office:value-type="float" office:value="4.66666666666667" calcext:value-type="float">
            <text:p>4,66666666666667</text:p>
          </table:table-cell>
          <table:table-cell office:value-type="float" office:value="0.177743889325093" calcext:value-type="float">
            <text:p>0,177743889325093</text:p>
          </table:table-cell>
        </table:table-row>
        <table:table-row table:style-name="ro1">
          <table:table-cell office:value-type="float" office:value="4.63333333333333" calcext:value-type="float">
            <text:p>4,63333333333333</text:p>
          </table:table-cell>
          <table:table-cell office:value-type="float" office:value="0.133325737108329" calcext:value-type="float">
            <text:p>0,133325737108329</text:p>
          </table:table-cell>
        </table:table-row>
        <table:table-row table:style-name="ro1">
          <table:table-cell office:value-type="float" office:value="4.58333333333333" calcext:value-type="float">
            <text:p>4,58333333333333</text:p>
          </table:table-cell>
          <table:table-cell office:value-type="float" office:value="0.109827138523834" calcext:value-type="float">
            <text:p>0,109827138523834</text:p>
          </table:table-cell>
        </table:table-row>
        <table:table-row table:style-name="ro1">
          <table:table-cell office:value-type="float" office:value="4.51666666666667" calcext:value-type="float">
            <text:p>4,51666666666667</text:p>
          </table:table-cell>
          <table:table-cell office:value-type="float" office:value="0.238637337453885" calcext:value-type="float">
            <text:p>0,238637337453885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209892480787229" calcext:value-type="float">
            <text:p>0,209892480787229</text:p>
          </table:table-cell>
        </table:table-row>
        <table:table-row table:style-name="ro1">
          <table:table-cell office:value-type="float" office:value="4.41666666666667" calcext:value-type="float">
            <text:p>4,41666666666667</text:p>
          </table:table-cell>
          <table:table-cell office:value-type="float" office:value="0.161571761234039" calcext:value-type="float">
            <text:p>0,161571761234039</text:p>
          </table:table-cell>
        </table:table-row>
        <table:table-row table:style-name="ro1">
          <table:table-cell office:value-type="float" office:value="4.36666666666667" calcext:value-type="float">
            <text:p>4,36666666666667</text:p>
          </table:table-cell>
          <table:table-cell office:value-type="float" office:value="0.162444866193408" calcext:value-type="float">
            <text:p>0,162444866193408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.2089827836317" calcext:value-type="float">
            <text:p>0,208982783631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147851109752355" calcext:value-type="float">
            <text:p>0,147851109752355</text:p>
          </table:table-cell>
        </table:table-row>
        <table:table-row table:style-name="ro1">
          <table:table-cell office:value-type="float" office:value="4.21666666666667" calcext:value-type="float">
            <text:p>4,21666666666667</text:p>
          </table:table-cell>
          <table:table-cell office:value-type="float" office:value="0.129344107144035" calcext:value-type="float">
            <text:p>0,129344107144035</text:p>
          </table:table-cell>
        </table:table-row>
        <table:table-row table:style-name="ro1">
          <table:table-cell office:value-type="float" office:value="4.18333333333333" calcext:value-type="float">
            <text:p>4,18333333333333</text:p>
          </table:table-cell>
          <table:table-cell office:value-type="float" office:value="0.171342123426651" calcext:value-type="float">
            <text:p>0,171342123426651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144498415296137" calcext:value-type="float">
            <text:p>0,144498415296137</text:p>
          </table:table-cell>
        </table:table-row>
        <table:table-row table:style-name="ro1">
          <table:table-cell office:value-type="float" office:value="4.06666666666667" calcext:value-type="float">
            <text:p>4,06666666666667</text:p>
          </table:table-cell>
          <table:table-cell office:value-type="float" office:value="0.170482096470477" calcext:value-type="float">
            <text:p>0,170482096470477</text:p>
          </table:table-cell>
        </table:table-row>
        <table:table-row table:style-name="ro1">
          <table:table-cell office:value-type="float" office:value="4.01666666666667" calcext:value-type="float">
            <text:p>4,01666666666667</text:p>
          </table:table-cell>
          <table:table-cell office:value-type="float" office:value="0.213436279899258" calcext:value-type="float">
            <text:p>0,213436279899258</text:p>
          </table:table-cell>
        </table:table-row>
        <table:table-row table:style-name="ro1">
          <table:table-cell office:value-type="float" office:value="3.96666666666667" calcext:value-type="float">
            <text:p>3,96666666666667</text:p>
          </table:table-cell>
          <table:table-cell office:value-type="float" office:value="0.15231236898581" calcext:value-type="float">
            <text:p>0,15231236898581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.165297659147131" calcext:value-type="float">
            <text:p>0,16529765914713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152526865871582" calcext:value-type="float">
            <text:p>0,152526865871582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0.163234917708678" calcext:value-type="float">
            <text:p>0,163234917708678</text:p>
          </table:table-cell>
        </table:table-row>
        <table:table-row table:style-name="ro1">
          <table:table-cell office:value-type="float" office:value="3.78333333333333" calcext:value-type="float">
            <text:p>3,78333333333333</text:p>
          </table:table-cell>
          <table:table-cell office:value-type="float" office:value="0.196746794355961" calcext:value-type="float">
            <text:p>0,196746794355961</text:p>
          </table:table-cell>
        </table:table-row>
        <table:table-row table:style-name="ro1">
          <table:table-cell office:value-type="float" office:value="3.71666666666667" calcext:value-type="float">
            <text:p>3,71666666666667</text:p>
          </table:table-cell>
          <table:table-cell office:value-type="float" office:value="0.221414784126689" calcext:value-type="float">
            <text:p>0,221414784126689</text:p>
          </table:table-cell>
        </table:table-row>
        <table:table-row table:style-name="ro1">
          <table:table-cell office:value-type="float" office:value="3.68333333333333" calcext:value-type="float">
            <text:p>3,68333333333333</text:p>
          </table:table-cell>
          <table:table-cell office:value-type="float" office:value="0.1908011814261" calcext:value-type="float">
            <text:p>0,1908011814261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0.145690017858376" calcext:value-type="float">
            <text:p>0,145690017858376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219947676205797" calcext:value-type="float">
            <text:p>0,219947676205797</text:p>
          </table:table-cell>
        </table:table-row>
        <table:table-row table:style-name="ro1">
          <table:table-cell office:value-type="float" office:value="3.56666666666667" calcext:value-type="float">
            <text:p>3,56666666666667</text:p>
          </table:table-cell>
          <table:table-cell office:value-type="float" office:value="0.112238777938463" calcext:value-type="float">
            <text:p>0,112238777938463</text:p>
          </table:table-cell>
        </table:table-row>
        <table:table-row table:style-name="ro1">
          <table:table-cell office:value-type="float" office:value="3.53333333333333" calcext:value-type="float">
            <text:p>3,53333333333333</text:p>
          </table:table-cell>
          <table:table-cell office:value-type="float" office:value="0.080800324632382" calcext:value-type="float">
            <text:p>0,080800324632382</text:p>
          </table:table-cell>
        </table:table-row>
        <table:table-row table:style-name="ro1">
          <table:table-cell office:value-type="float" office:value="3.46666666666667" calcext:value-type="float">
            <text:p>3,46666666666667</text:p>
          </table:table-cell>
          <table:table-cell office:value-type="float" office:value="0.202814504641188" calcext:value-type="float">
            <text:p>0,202814504641188</text:p>
          </table:table-cell>
        </table:table-row>
        <table:table-row table:style-name="ro1">
          <table:table-cell office:value-type="float" office:value="3.41666666666667" calcext:value-type="float">
            <text:p>3,41666666666667</text:p>
          </table:table-cell>
          <table:table-cell office:value-type="float" office:value="0.166909187964158" calcext:value-type="float">
            <text:p>0,166909187964158</text:p>
          </table:table-cell>
        </table:table-row>
        <table:table-row table:style-name="ro1">
          <table:table-cell office:value-type="float" office:value="3.36666666666667" calcext:value-type="float">
            <text:p>3,36666666666667</text:p>
          </table:table-cell>
          <table:table-cell office:value-type="float" office:value="0.30931832516611" calcext:value-type="float">
            <text:p>0,30931832516611</text:p>
          </table:table-cell>
        </table:table-row>
        <table:table-row table:style-name="ro1">
          <table:table-cell office:value-type="float" office:value="3.28333333333333" calcext:value-type="float">
            <text:p>3,28333333333333</text:p>
          </table:table-cell>
          <table:table-cell office:value-type="float" office:value="0.335892810774292" calcext:value-type="float">
            <text:p>0,335892810774292</text:p>
          </table:table-cell>
        </table:table-row>
        <table:table-row table:style-name="ro1">
          <table:table-cell office:value-type="float" office:value="3.26666666666667" calcext:value-type="float">
            <text:p>3,26666666666667</text:p>
          </table:table-cell>
          <table:table-cell office:value-type="float" office:value="0.24340313467047" calcext:value-type="float">
            <text:p>0,24340313467047</text:p>
          </table:table-cell>
        </table:table-row>
        <table:table-row table:style-name="ro1">
          <table:table-cell office:value-type="float" office:value="3.21666666666667" calcext:value-type="float">
            <text:p>3,21666666666667</text:p>
          </table:table-cell>
          <table:table-cell office:value-type="float" office:value="0.251887526058941" calcext:value-type="float">
            <text:p>0,251887526058941</text:p>
          </table:table-cell>
        </table:table-row>
        <table:table-row table:style-name="ro1">
          <table:table-cell office:value-type="float" office:value="3.16666666666667" calcext:value-type="float">
            <text:p>3,16666666666667</text:p>
          </table:table-cell>
          <table:table-cell office:value-type="float" office:value="0.108568582539611" calcext:value-type="float">
            <text:p>0,108568582539611</text:p>
          </table:table-cell>
        </table:table-row>
        <table:table-row table:style-name="ro1">
          <table:table-cell office:value-type="float" office:value="3.13333333333333" calcext:value-type="float">
            <text:p>3,13333333333333</text:p>
          </table:table-cell>
          <table:table-cell office:value-type="float" office:value="0.143286200930873" calcext:value-type="float">
            <text:p>0,143286200930873</text:p>
          </table:table-cell>
        </table:table-row>
        <table:table-row table:style-name="ro1">
          <table:table-cell office:value-type="float" office:value="3.08333333333333" calcext:value-type="float">
            <text:p>3,08333333333333</text:p>
          </table:table-cell>
          <table:table-cell office:value-type="float" office:value="0.230307930954035" calcext:value-type="float">
            <text:p>0,230307930954035</text:p>
          </table:table-cell>
        </table:table-row>
        <table:table-row table:style-name="ro1">
          <table:table-cell office:value-type="float" office:value="3.03333333333333" calcext:value-type="float">
            <text:p>3,03333333333333</text:p>
          </table:table-cell>
          <table:table-cell office:value-type="float" office:value="0.179529023809978" calcext:value-type="float">
            <text:p>0,179529023809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2360251402777" calcext:value-type="float">
            <text:p>0,142360251402777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123612098533329" calcext:value-type="float">
            <text:p>0,12361209853332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230620471708235" calcext:value-type="float">
            <text:p>0,230620471708235</text:p>
          </table:table-cell>
        </table:table-row>
        <table:table-row table:style-name="ro1">
          <table:table-cell office:value-type="float" office:value="2.83333333333333" calcext:value-type="float">
            <text:p>2,83333333333333</text:p>
          </table:table-cell>
          <table:table-cell office:value-type="float" office:value="0.241809961373647" calcext:value-type="float">
            <text:p>0,241809961373647</text:p>
          </table:table-cell>
        </table:table-row>
        <table:table-row table:style-name="ro1">
          <table:table-cell office:value-type="float" office:value="2.78333333333333" calcext:value-type="float">
            <text:p>2,78333333333333</text:p>
          </table:table-cell>
          <table:table-cell office:value-type="float" office:value="0.273551744750188" calcext:value-type="float">
            <text:p>0,273551744750188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60806744910305" calcext:value-type="float">
            <text:p>0,160806744910305</text:p>
          </table:table-cell>
        </table:table-row>
        <table:table-row table:style-name="ro1">
          <table:table-cell office:value-type="float" office:value="2.71666666666667" calcext:value-type="float">
            <text:p>2,71666666666667</text:p>
          </table:table-cell>
          <table:table-cell office:value-type="float" office:value="0.22555194431793" calcext:value-type="float">
            <text:p>0,22555194431793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272983970111566" calcext:value-type="float">
            <text:p>0,27298397011156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253751639062238" calcext:value-type="float">
            <text:p>0,253751639062238</text:p>
          </table:table-cell>
        </table:table-row>
        <table:table-row table:style-name="ro1">
          <table:table-cell office:value-type="float" office:value="2.56666666666667" calcext:value-type="float">
            <text:p>2,56666666666667</text:p>
          </table:table-cell>
          <table:table-cell office:value-type="float" office:value="0.108065234072773" calcext:value-type="float">
            <text:p>0,108065234072773</text:p>
          </table:table-cell>
        </table:table-row>
        <table:table-row table:style-name="ro1">
          <table:table-cell office:value-type="float" office:value="2.53333333333333" calcext:value-type="float">
            <text:p>2,53333333333333</text:p>
          </table:table-cell>
          <table:table-cell office:value-type="float" office:value="0.205842381733238" calcext:value-type="float">
            <text:p>0,205842381733238</text:p>
          </table:table-cell>
        </table:table-row>
        <table:table-row table:style-name="ro1">
          <table:table-cell office:value-type="float" office:value="2.46666666666667" calcext:value-type="float">
            <text:p>2,46666666666667</text:p>
          </table:table-cell>
          <table:table-cell office:value-type="float" office:value="0.228711912833969" calcext:value-type="float">
            <text:p>0,228711912833969</text:p>
          </table:table-cell>
        </table:table-row>
        <table:table-row table:style-name="ro1">
          <table:table-cell office:value-type="float" office:value="2.43333333333333" calcext:value-type="float">
            <text:p>2,43333333333333</text:p>
          </table:table-cell>
          <table:table-cell office:value-type="float" office:value="0.249032779158705" calcext:value-type="float">
            <text:p>0,24903277915870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223257365446841" calcext:value-type="float">
            <text:p>0,223257365446841</text:p>
          </table:table-cell>
        </table:table-row>
        <table:table-row table:style-name="ro1">
          <table:table-cell office:value-type="float" office:value="2.33333333333333" calcext:value-type="float">
            <text:p>2,33333333333333</text:p>
          </table:table-cell>
          <table:table-cell office:value-type="float" office:value="0.227426366924836" calcext:value-type="float">
            <text:p>0,227426366924836</text:p>
          </table:table-cell>
        </table:table-row>
        <table:table-row table:style-name="ro1">
          <table:table-cell office:value-type="float" office:value="2.28333333333333" calcext:value-type="float">
            <text:p>2,28333333333333</text:p>
          </table:table-cell>
          <table:table-cell office:value-type="float" office:value="0.215490071295201" calcext:value-type="float">
            <text:p>0,215490071295201</text:p>
          </table:table-cell>
        </table:table-row>
        <table:table-row table:style-name="ro1">
          <table:table-cell office:value-type="float" office:value="2.26666666666667" calcext:value-type="float">
            <text:p>2,26666666666667</text:p>
          </table:table-cell>
          <table:table-cell office:value-type="float" office:value="0.202629912414223" calcext:value-type="float">
            <text:p>0,202629912414223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167020961381327" calcext:value-type="float">
            <text:p>0,16702096138132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171587317023499" calcext:value-type="float">
            <text:p>0,17158731702349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210718407888901" calcext:value-type="float">
            <text:p>0,210718407888901</text:p>
          </table:table-cell>
        </table:table-row>
        <table:table-row table:style-name="ro1">
          <table:table-cell office:value-type="float" office:value="2.06666666666667" calcext:value-type="float">
            <text:p>2,06666666666667</text:p>
          </table:table-cell>
          <table:table-cell office:value-type="float" office:value="0.223522756314578" calcext:value-type="float">
            <text:p>0,223522756314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6846893033743" calcext:value-type="float">
            <text:p>0,31684689303374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180373489094997" calcext:value-type="float">
            <text:p>0,180373489094997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256098961727636" calcext:value-type="float">
            <text:p>0,256098961727636</text:p>
          </table:table-cell>
        </table:table-row>
        <table:table-row table:style-name="ro1">
          <table:table-cell office:value-type="float" office:value="1.86666666666667" calcext:value-type="float">
            <text:p>1,86666666666667</text:p>
          </table:table-cell>
          <table:table-cell office:value-type="float" office:value="0.287826815231867" calcext:value-type="float">
            <text:p>0,28782681523186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341092940758779" calcext:value-type="float">
            <text:p>0,341092940758779</text:p>
          </table:table-cell>
        </table:table-row>
        <table:table-row table:style-name="ro1">
          <table:table-cell office:value-type="float" office:value="1.73333333333333" calcext:value-type="float">
            <text:p>1,73333333333333</text:p>
          </table:table-cell>
          <table:table-cell office:value-type="float" office:value="0.367228822994026" calcext:value-type="float">
            <text:p>0,367228822994026</text:p>
          </table:table-cell>
        </table:table-row>
        <table:table-row table:style-name="ro1">
          <table:table-cell office:value-type="float" office:value="1.68333333333333" calcext:value-type="float">
            <text:p>1,68333333333333</text:p>
          </table:table-cell>
          <table:table-cell office:value-type="float" office:value="0.242190906857216" calcext:value-type="float">
            <text:p>0,242190906857216</text:p>
          </table:table-cell>
        </table:table-row>
        <table:table-row table:style-name="ro1">
          <table:table-cell office:value-type="float" office:value="1.61666666666667" calcext:value-type="float">
            <text:p>1,61666666666667</text:p>
          </table:table-cell>
          <table:table-cell office:value-type="float" office:value="0.316946006317181" calcext:value-type="float">
            <text:p>0,316946006317181</text:p>
          </table:table-cell>
        </table:table-row>
        <table:table-row table:style-name="ro1">
          <table:table-cell office:value-type="float" office:value="1.61666666666667" calcext:value-type="float">
            <text:p>1,61666666666667</text:p>
          </table:table-cell>
          <table:table-cell office:value-type="float" office:value="0.236588266757356" calcext:value-type="float">
            <text:p>0,236588266757356</text:p>
          </table:table-cell>
        </table:table-row>
        <table:table-row table:style-name="ro1">
          <table:table-cell office:value-type="float" office:value="1.56666666666667" calcext:value-type="float">
            <text:p>1,56666666666667</text:p>
          </table:table-cell>
          <table:table-cell office:value-type="float" office:value="0.315648754060455" calcext:value-type="float">
            <text:p>0,31564875406045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396445791804892" calcext:value-type="float">
            <text:p>0,396445791804892</text:p>
          </table:table-cell>
        </table:table-row>
        <table:table-row table:style-name="ro1">
          <table:table-cell office:value-type="float" office:value="1.46666666666667" calcext:value-type="float">
            <text:p>1,46666666666667</text:p>
          </table:table-cell>
          <table:table-cell office:value-type="float" office:value="0.365313865519555" calcext:value-type="float">
            <text:p>0,365313865519555</text:p>
          </table:table-cell>
        </table:table-row>
        <table:table-row table:style-name="ro1">
          <table:table-cell office:value-type="float" office:value="1.43333333333333" calcext:value-type="float">
            <text:p>1,43333333333333</text:p>
          </table:table-cell>
          <table:table-cell office:value-type="float" office:value="0.333494317102627" calcext:value-type="float">
            <text:p>0,333494317102627</text:p>
          </table:table-cell>
        </table:table-row>
        <table:table-row table:style-name="ro1">
          <table:table-cell office:value-type="float" office:value="1.41666666666667" calcext:value-type="float">
            <text:p>1,41666666666667</text:p>
          </table:table-cell>
          <table:table-cell office:value-type="float" office:value="0.264851909163851" calcext:value-type="float">
            <text:p>0,264851909163851</text:p>
          </table:table-cell>
        </table:table-row>
        <table:table-row table:style-name="ro1">
          <table:table-cell office:value-type="float" office:value="1.38333333333333" calcext:value-type="float">
            <text:p>1,38333333333333</text:p>
          </table:table-cell>
          <table:table-cell office:value-type="float" office:value="0.234808560055354" calcext:value-type="float">
            <text:p>0,234808560055354</text:p>
          </table:table-cell>
        </table:table-row>
        <table:table-row table:style-name="ro1">
          <table:table-cell office:value-type="float" office:value="1.33333333333333" calcext:value-type="float">
            <text:p>1,33333333333333</text:p>
          </table:table-cell>
          <table:table-cell office:value-type="float" office:value="0.246086970401136" calcext:value-type="float">
            <text:p>0,246086970401136</text:p>
          </table:table-cell>
        </table:table-row>
        <table:table-row table:style-name="ro1">
          <table:table-cell office:value-type="float" office:value="1.28333333333333" calcext:value-type="float">
            <text:p>1,28333333333333</text:p>
          </table:table-cell>
          <table:table-cell office:value-type="float" office:value="0.260491603870289" calcext:value-type="float">
            <text:p>0,260491603870289</text:p>
          </table:table-cell>
        </table:table-row>
        <table:table-row table:style-name="ro1">
          <table:table-cell office:value-type="float" office:value="1.26666666666667" calcext:value-type="float">
            <text:p>1,26666666666667</text:p>
          </table:table-cell>
          <table:table-cell office:value-type="float" office:value="0.259354770699602" calcext:value-type="float">
            <text:p>0,259354770699602</text:p>
          </table:table-cell>
        </table:table-row>
        <table:table-row table:style-name="ro1">
          <table:table-cell office:value-type="float" office:value="1.21666666666667" calcext:value-type="float">
            <text:p>1,21666666666667</text:p>
          </table:table-cell>
          <table:table-cell office:value-type="float" office:value="0.390735729409069" calcext:value-type="float">
            <text:p>0,390735729409069</text:p>
          </table:table-cell>
        </table:table-row>
        <table:table-row table:style-name="ro1">
          <table:table-cell office:value-type="float" office:value="1.13333333333333" calcext:value-type="float">
            <text:p>1,13333333333333</text:p>
          </table:table-cell>
          <table:table-cell office:value-type="float" office:value="0.267097482800528" calcext:value-type="float">
            <text:p>0,267097482800528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294802211501866" calcext:value-type="float">
            <text:p>0,294802211501866</text:p>
          </table:table-cell>
        </table:table-row>
        <table:table-row table:style-name="ro1">
          <table:table-cell office:value-type="float" office:value="1.03333333333333" calcext:value-type="float">
            <text:p>1,03333333333333</text:p>
          </table:table-cell>
          <table:table-cell office:value-type="float" office:value="0.248952978838841" calcext:value-type="float">
            <text:p>0,248952978838841</text:p>
          </table:table-cell>
        </table:table-row>
        <table:table-row table:style-name="ro1">
          <table:table-cell office:value-type="float" office:value="0.966666666666666" calcext:value-type="float">
            <text:p>0,966666666666666</text:p>
          </table:table-cell>
          <table:table-cell office:value-type="float" office:value="0.247470874814682" calcext:value-type="float">
            <text:p>0,247470874814682</text:p>
          </table:table-cell>
        </table:table-row>
        <table:table-row table:style-name="ro1">
          <table:table-cell office:value-type="float" office:value="0.966666666666666" calcext:value-type="float">
            <text:p>0,966666666666666</text:p>
          </table:table-cell>
          <table:table-cell office:value-type="float" office:value="0.345592324351383" calcext:value-type="float">
            <text:p>0,345592324351383</text:p>
          </table:table-cell>
        </table:table-row>
        <table:table-row table:style-name="ro1">
          <table:table-cell office:value-type="float" office:value="0.933333333333333" calcext:value-type="float">
            <text:p>0,933333333333333</text:p>
          </table:table-cell>
          <table:table-cell office:value-type="float" office:value="0.542669225309837" calcext:value-type="float">
            <text:p>0,542669225309837</text:p>
          </table:table-cell>
        </table:table-row>
        <table:table-row table:style-name="ro1">
          <table:table-cell office:value-type="float" office:value="0.883333333333333" calcext:value-type="float">
            <text:p>0,883333333333333</text:p>
          </table:table-cell>
          <table:table-cell office:value-type="float" office:value="0.4358183082411" calcext:value-type="float">
            <text:p>0,4358183082411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450851732877803" calcext:value-type="float">
            <text:p>0,450851732877803</text:p>
          </table:table-cell>
        </table:table-row>
        <table:table-row table:style-name="ro1">
          <table:table-cell office:value-type="float" office:value="0.816666666666666" calcext:value-type="float">
            <text:p>0,816666666666666</text:p>
          </table:table-cell>
          <table:table-cell office:value-type="float" office:value="0.279460497358938" calcext:value-type="float">
            <text:p>0,279460497358938</text:p>
          </table:table-cell>
        </table:table-row>
        <table:table-row table:style-name="ro1">
          <table:table-cell office:value-type="float" office:value="0.816666666666666" calcext:value-type="float">
            <text:p>0,816666666666666</text:p>
          </table:table-cell>
          <table:table-cell office:value-type="float" office:value="0.294232018047408" calcext:value-type="float">
            <text:p>0,294232018047408</text:p>
          </table:table-cell>
        </table:table-row>
        <table:table-row table:style-name="ro1">
          <table:table-cell office:value-type="float" office:value="0.783333333333333" calcext:value-type="float">
            <text:p>0,783333333333333</text:p>
          </table:table-cell>
          <table:table-cell office:value-type="float" office:value="0.219266187918963" calcext:value-type="float">
            <text:p>0,219266187918963</text:p>
          </table:table-cell>
        </table:table-row>
        <table:table-row table:style-name="ro1">
          <table:table-cell office:value-type="float" office:value="0.716666666666667" calcext:value-type="float">
            <text:p>0,716666666666667</text:p>
          </table:table-cell>
          <table:table-cell office:value-type="float" office:value="0.636699618096082" calcext:value-type="float">
            <text:p>0,63669961809608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409360144288295" calcext:value-type="float">
            <text:p>0,40936014428829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407886111879963" calcext:value-type="float">
            <text:p>0,40788611187996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64708253483504" calcext:value-type="float">
            <text:p>0,164708253483504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93953293652327" calcext:value-type="float">
            <text:p>0,293953293652327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82273515508131" calcext:value-type="float">
            <text:p>0,482273515508131</text:p>
          </table:table-cell>
        </table:table-row>
        <table:table-row table:style-name="ro1">
          <table:table-cell office:value-type="float" office:value="0.466666666666667" calcext:value-type="float">
            <text:p>0,466666666666667</text:p>
          </table:table-cell>
          <table:table-cell office:value-type="float" office:value="0.551147742239063" calcext:value-type="float">
            <text:p>0,55114774223906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637445151274189" calcext:value-type="float">
            <text:p>0,637445151274189</text:p>
          </table:table-cell>
        </table:table-row>
        <table:table-row table:style-name="ro1">
          <table:table-cell office:value-type="float" office:value="0.316666666666667" calcext:value-type="float">
            <text:p>0,316666666666667</text:p>
          </table:table-cell>
          <table:table-cell office:value-type="float" office:value="0.426997151526214" calcext:value-type="float">
            <text:p>0,426997151526214</text:p>
          </table:table-cell>
        </table:table-row>
        <table:table-row table:style-name="ro1">
          <table:table-cell office:value-type="float" office:value="0.333333333333333" calcext:value-type="float">
            <text:p>0,333333333333333</text:p>
          </table:table-cell>
          <table:table-cell office:value-type="float" office:value="0.702113322909981" calcext:value-type="float">
            <text:p>0,70211332290998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79414756670233" calcext:value-type="float">
            <text:p>0,679414756670233</text:p>
          </table:table-cell>
        </table:table-row>
        <table:table-row table:style-name="ro1">
          <table:table-cell office:value-type="float" office:value="0.283333333333333" calcext:value-type="float">
            <text:p>0,283333333333333</text:p>
          </table:table-cell>
          <table:table-cell office:value-type="float" office:value="0.648079169291887" calcext:value-type="float">
            <text:p>0,648079169291887</text:p>
          </table:table-cell>
        </table:table-row>
        <table:table-row table:style-name="ro1">
          <table:table-cell office:value-type="float" office:value="0.233333333333333" calcext:value-type="float">
            <text:p>0,233333333333333</text:p>
          </table:table-cell>
          <table:table-cell office:value-type="float" office:value="1.02557527316438" calcext:value-type="float">
            <text:p>1,0255752731643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586604406388487" calcext:value-type="float">
            <text:p>0,586604406388487</text:p>
          </table:table-cell>
        </table:table-row>
        <table:table-row table:style-name="ro1">
          <table:table-cell office:value-type="float" office:value="0.183333333333333" calcext:value-type="float">
            <text:p>0,183333333333333</text:p>
          </table:table-cell>
          <table:table-cell office:value-type="float" office:value="0.375806700862156" calcext:value-type="float">
            <text:p>0,375806700862156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31204269208074" calcext:value-type="float">
            <text:p>0,31204269208074</text:p>
          </table:table-cell>
        </table:table-row>
        <table:table-row table:style-name="ro1">
          <table:table-cell office:value-type="float" office:value="0.116666666666667" calcext:value-type="float">
            <text:p>0,116666666666667</text:p>
          </table:table-cell>
          <table:table-cell office:value-type="float" office:value="0.593261399641598" calcext:value-type="float">
            <text:p>0,593261399641598</text:p>
          </table:table-cell>
        </table:table-row>
        <table:table-row table:style-name="ro1">
          <table:table-cell office:value-type="float" office:value="0.0666666666666667" calcext:value-type="float">
            <text:p>0,066666666666667</text:p>
          </table:table-cell>
          <table:table-cell office:value-type="float" office:value="1.50991694021795" calcext:value-type="float">
            <text:p>1,50991694021795</text:p>
          </table:table-cell>
        </table:table-row>
        <table:table-row table:style-name="ro1">
          <table:table-cell office:value-type="float" office:value="0.0333333333333333" calcext:value-type="float">
            <text:p>0,033333333333333</text:p>
          </table:table-cell>
          <table:table-cell office:value-type="float" office:value="1.45347263417943" calcext:value-type="float">
            <text:p>1,45347263417943</text:p>
          </table:table-cell>
        </table:table-row>
        <table:table-row table:style-name="ro1">
          <table:table-cell office:value-type="float" office:value="0.0166666666666667" calcext:value-type="float">
            <text:p>0,016666666666667</text:p>
          </table:table-cell>
          <table:table-cell office:value-type="float" office:value="1.39510981349786" calcext:value-type="float">
            <text:p>1,395109813497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15:46:29.787063158</dc:date>
    <meta:editing-duration>PT8M51S</meta:editing-duration>
    <meta:editing-cycles>2</meta:editing-cycles>
    <meta:generator>LibreOffice/5.3.1.2$Linux_X86_64 LibreOffice_project/30m0$Build-2</meta:generator>
    <meta:document-statistic meta:table-count="1" meta:cell-count="20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562cm" svg:height="17.191cm" xlink:href=".." xlink:type="simple" chart:class="chart:scatter" chart:style-name="ch1">
        <chart:title svg:x="13.134cm" svg:y="0.478cm" chart:style-name="ch2">
          <text:p>Fundamentaldiagram</text:p>
        </chart:title>
        <chart:plot-area chart:style-name="ch3" table:cell-range-address="fundamental.A38:fundamental.B460" svg:x="1.57cm" svg:y="1.574cm" svg:width="28.381cm" svg:height="14.345cm">
          <chartooo:coordinate-region svg:x="2.297cm" svg:y="1.748cm" svg:width="27.56cm" svg:height="13.577cm"/>
          <chart:axis chart:dimension="x" chart:name="primary-x" chart:style-name="ch4">
            <chart:title svg:x="14.128cm" svg:y="16.262cm" chart:style-name="ch5">
              <text:p>Density [personen/m²]</text:p>
            </chart:title>
          </chart:axis>
          <chart:axis chart:dimension="y" chart:name="primary-y" chart:style-name="ch4">
            <chart:title svg:x="0.451cm" svg:y="9.729cm" chart:style-name="ch6">
              <text:p>Velocity [m/s]</text:p>
            </chart:title>
            <chart:grid chart:style-name="ch7" chart:class="major"/>
          </chart:axis>
          <chart:series chart:style-name="ch8" chart:values-cell-range-address="fundamental.B38:fundamental.B460" chart:class="chart:scatter">
            <chart:domain table:cell-range-address="fundamental.A38:fundamental.A460"/>
            <chart:regression-curve chart:style-name="ch9"/>
            <chart:data-point chart:repeated="4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3333333333">
                <text:p>0.0333333333333333</text:p>
                <draw:g>
                  <svg:desc>fundamental.A38:fundamental.A460</svg:desc>
                </draw:g>
              </table:table-cell>
              <table:table-cell office:value-type="float" office:value="1.63934280035085">
                <text:p>1.63934280035085</text:p>
                <draw:g>
                  <svg:desc>fundamental.B38:fundamental.B4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64631890641436">
                <text:p>1.64631890641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64536159503455">
                <text:p>1.64536159503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.62238874906894">
                <text:p>1.62238874906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.60818529926712">
                <text:p>1.60818529926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.60963789501746">
                <text:p>1.6096378950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.60490774161757">
                <text:p>1.6049077416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.58709898201572">
                <text:p>1.5870989820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.58556576375118">
                <text:p>1.58556576375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.57671771606529">
                <text:p>1.57671771606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.56569826135574">
                <text:p>1.56569826135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.55754987805074">
                <text:p>1.5575498780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.54811478165029">
                <text:p>1.54811478165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1.54224383953609">
                <text:p>1.54224383953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1.5281518266245">
                <text:p>1.5281518266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53389904127399">
                <text:p>1.53389904127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.51085196472423">
                <text:p>1.51085196472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50269264228382">
                <text:p>1.5026926422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38727478756962">
                <text:p>1.38727478756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1.50421062821287">
                <text:p>1.5042106282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49853050318191">
                <text:p>1.49853050318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50426386876105">
                <text:p>1.50426386876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">
                <text:p>0.75</text:p>
              </table:table-cell>
              <table:table-cell office:value-type="float" office:value="1.51004877880019">
                <text:p>1.51004877880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1.50942541330578">
                <text:p>1.50942541330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">
                <text:p>0.85</text:p>
              </table:table-cell>
              <table:table-cell office:value-type="float" office:value="1.51138074444799">
                <text:p>1.51138074444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6666666666666">
                <text:p>0.916666666666666</text:p>
              </table:table-cell>
              <table:table-cell office:value-type="float" office:value="1.39782421406095">
                <text:p>1.39782421406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43633067319874">
                <text:p>1.43633067319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1.40789115056385">
                <text:p>1.40789115056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.44796164017118">
                <text:p>1.44796164017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41782974294277">
                <text:p>1.41782974294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1.39963897568028">
                <text:p>1.39963897568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37723838801608">
                <text:p>1.37723838801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1.32534229122277">
                <text:p>1.32534229122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412709827673">
                <text:p>1.28412709827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25955587346589">
                <text:p>1.25955587346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666666666667">
                <text:p>1.51666666666667</text:p>
              </table:table-cell>
              <table:table-cell office:value-type="float" office:value="1.17169649609941">
                <text:p>1.1716964960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">
                <text:p>1.65</text:p>
              </table:table-cell>
              <table:table-cell office:value-type="float" office:value="1.25614442538812">
                <text:p>1.2561444253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20856307519383">
                <text:p>1.20856307519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">
                <text:p>1.85</text:p>
              </table:table-cell>
              <table:table-cell office:value-type="float" office:value="1.16850719720257">
                <text:p>1.16850719720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.06250714544774">
                <text:p>1.06250714544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0.979750735674912">
                <text:p>0.979750735674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1.08434506382025">
                <text:p>1.08434506382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0.957758224316468">
                <text:p>0.9577582243164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1943095176747">
                <text:p>1.01943095176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840112886707883">
                <text:p>0.840112886707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0.791349864821041">
                <text:p>0.791349864821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.748417248641016">
                <text:p>0.748417248641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5">
                <text:p>2.65</text:p>
              </table:table-cell>
              <table:table-cell office:value-type="float" office:value="0.824505572146497">
                <text:p>0.82450557214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5">
                <text:p>2.75</text:p>
              </table:table-cell>
              <table:table-cell office:value-type="float" office:value="0.708942681923839">
                <text:p>0.708942681923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0.588478088276802">
                <text:p>0.588478088276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">
                <text:p>2.9</text:p>
              </table:table-cell>
              <table:table-cell office:value-type="float" office:value="0.584625449319481">
                <text:p>0.584625449319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1666666666667">
                <text:p>3.01666666666667</text:p>
              </table:table-cell>
              <table:table-cell office:value-type="float" office:value="0.64423457472014">
                <text:p>0.64423457472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605260344182725">
                <text:p>0.605260344182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509093317634529">
                <text:p>0.509093317634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5">
                <text:p>3.25</text:p>
              </table:table-cell>
              <table:table-cell office:value-type="float" office:value="0.62680946725432">
                <text:p>0.62680946725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534126632516724">
                <text:p>0.534126632516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8333333333333">
                <text:p>3.48333333333333</text:p>
              </table:table-cell>
              <table:table-cell office:value-type="float" office:value="0.617535346695216">
                <text:p>0.617535346695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">
                <text:p>3.55</text:p>
              </table:table-cell>
              <table:table-cell office:value-type="float" office:value="0.639541394805055">
                <text:p>0.639541394805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">
                <text:p>3.6</text:p>
              </table:table-cell>
              <table:table-cell office:value-type="float" office:value="0.588742679655736">
                <text:p>0.588742679655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0.579111603812364">
                <text:p>0.579111603812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0.69236233596524">
                <text:p>0.69236233596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0.55887623785015">
                <text:p>0.55887623785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405761385221072">
                <text:p>0.405761385221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0.464686877080421">
                <text:p>0.464686877080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0.429960475648543">
                <text:p>0.429960475648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">
                <text:p>4.2</text:p>
              </table:table-cell>
              <table:table-cell office:value-type="float" office:value="0.449521528947583">
                <text:p>0.449521528947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0.460780391498766">
                <text:p>0.460780391498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5">
                <text:p>4.35</text:p>
              </table:table-cell>
              <table:table-cell office:value-type="float" office:value="0.392615614554132">
                <text:p>0.3926156145541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">
                <text:p>4.4</text:p>
              </table:table-cell>
              <table:table-cell office:value-type="float" office:value="0.488484582110099">
                <text:p>0.488484582110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0.530521453578777">
                <text:p>0.530521453578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0.398728959152183">
                <text:p>0.398728959152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8333333333333">
                <text:p>4.68333333333333</text:p>
              </table:table-cell>
              <table:table-cell office:value-type="float" office:value="0.403873312609117">
                <text:p>0.403873312609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0.333487508978478">
                <text:p>0.333487508978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0.39228481724879">
                <text:p>0.39228481724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0.328862964147151">
                <text:p>0.328862964147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0.314328958123775">
                <text:p>0.314328958123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0.291379040388812">
                <text:p>0.291379040388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0.323633637902246">
                <text:p>0.323633637902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0.301477464491571">
                <text:p>0.301477464491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">
                <text:p>5.3</text:p>
              </table:table-cell>
              <table:table-cell office:value-type="float" office:value="0.320161448615886">
                <text:p>0.320161448615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0.333292256727533">
                <text:p>0.333292256727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0.306519593076344">
                <text:p>0.306519593076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1666666666667">
                <text:p>5.51666666666667</text:p>
              </table:table-cell>
              <table:table-cell office:value-type="float" office:value="0.318587975549349">
                <text:p>0.318587975549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5">
                <text:p>5.55</text:p>
              </table:table-cell>
              <table:table-cell office:value-type="float" office:value="0.314796879402114">
                <text:p>0.314796879402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243750410173234">
                <text:p>0.243750410173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0.306477141226981">
                <text:p>0.306477141226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343123583943665">
                <text:p>0.343123583943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5">
                <text:p>5.85</text:p>
              </table:table-cell>
              <table:table-cell office:value-type="float" office:value="0.277562167913371">
                <text:p>0.277562167913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0.29530671710401">
                <text:p>0.295306717104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236095541249029">
                <text:p>0.236095541249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227875653630269">
                <text:p>0.227875653630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0.207919565522133">
                <text:p>0.207919565522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0.247195423816692">
                <text:p>0.247195423816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231051263985367">
                <text:p>0.23105126398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5">
                <text:p>6.05</text:p>
              </table:table-cell>
              <table:table-cell office:value-type="float" office:value="0.208877237615053">
                <text:p>0.208877237615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5">
                <text:p>6.05</text:p>
              </table:table-cell>
              <table:table-cell office:value-type="float" office:value="0.241409564370274">
                <text:p>0.241409564370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56706804008455">
                <text:p>0.256706804008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5">
                <text:p>6.05</text:p>
              </table:table-cell>
              <table:table-cell office:value-type="float" office:value="0.177182556712206">
                <text:p>0.177182556712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28361950086409">
                <text:p>0.228361950086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0.202820972546971">
                <text:p>0.2028209725469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1">
                <text:p>6.1</text:p>
              </table:table-cell>
              <table:table-cell office:value-type="float" office:value="0.248897610483262">
                <text:p>0.248897610483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030490122443">
                <text:p>0.161030490122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951315606228">
                <text:p>0.141951315606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6898620017787">
                <text:p>0.1268986200177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06538617705329">
                <text:p>0.206538617705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4107644590726">
                <text:p>0.184107644590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005608841105">
                <text:p>0.14005608841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5153105264799">
                <text:p>0.165153105264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7000249764103">
                <text:p>0.1670002497641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5">
                <text:p>6.15</text:p>
              </table:table-cell>
              <table:table-cell office:value-type="float" office:value="0.194433711796922">
                <text:p>0.1944337117969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5">
                <text:p>6.15</text:p>
              </table:table-cell>
              <table:table-cell office:value-type="float" office:value="0.17205844140135">
                <text:p>0.17205844140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8448222219828">
                <text:p>0.198448222219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2251021499489">
                <text:p>0.112251021499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5">
                <text:p>6.15</text:p>
              </table:table-cell>
              <table:table-cell office:value-type="float" office:value="0.142818517630301">
                <text:p>0.142818517630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">
                <text:p>6.1</text:p>
              </table:table-cell>
              <table:table-cell office:value-type="float" office:value="0.178312397068925">
                <text:p>0.17831239706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8165873977853">
                <text:p>0.168165873977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6054352724509">
                <text:p>0.166054352724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">
                <text:p>6.2</text:p>
              </table:table-cell>
              <table:table-cell office:value-type="float" office:value="0.0918531253190145">
                <text:p>0.09185312531901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0978365322410354">
                <text:p>0.09783653224103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0.114677445574581">
                <text:p>0.114677445574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0.181811060494054">
                <text:p>0.181811060494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3742379726415">
                <text:p>0.23742379726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1178595470884">
                <text:p>0.19117859547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0438693653509">
                <text:p>0.1904386936535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78500754873559">
                <text:p>0.178500754873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1189423435256">
                <text:p>0.151189423435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801262169324">
                <text:p>0.119801262169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547946688025">
                <text:p>0.157547946688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7205734928589">
                <text:p>0.147205734928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94480606134846">
                <text:p>0.194480606134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4870923686823">
                <text:p>0.164870923686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5">
                <text:p>6.15</text:p>
              </table:table-cell>
              <table:table-cell office:value-type="float" office:value="0.13195507840507">
                <text:p>0.13195507840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8915283389735">
                <text:p>0.168915283389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5840462473903">
                <text:p>0.115840462473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5662508436426">
                <text:p>0.165662508436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2896979288601">
                <text:p>0.192896979288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">
                <text:p>6.15</text:p>
              </table:table-cell>
              <table:table-cell office:value-type="float" office:value="0.171741242257281">
                <text:p>0.171741242257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0111483621135">
                <text:p>0.180111483621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01646453645801">
                <text:p>0.20164645364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5">
                <text:p>6.15</text:p>
              </table:table-cell>
              <table:table-cell office:value-type="float" office:value="0.140688458966503">
                <text:p>0.1406884589665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15">
                <text:p>6.15</text:p>
              </table:table-cell>
              <table:table-cell office:value-type="float" office:value="0.205845005478173">
                <text:p>0.205845005478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5">
                <text:p>6.15</text:p>
              </table:table-cell>
              <table:table-cell office:value-type="float" office:value="0.133276101695946">
                <text:p>0.133276101695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24852226838">
                <text:p>0.17248522268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5">
                <text:p>6.15</text:p>
              </table:table-cell>
              <table:table-cell office:value-type="float" office:value="0.135121453367892">
                <text:p>0.1351214533678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15">
                <text:p>6.15</text:p>
              </table:table-cell>
              <table:table-cell office:value-type="float" office:value="0.134294156054639">
                <text:p>0.134294156054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2875671966461">
                <text:p>0.162875671966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5298201827718">
                <text:p>0.1552982018277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5">
                <text:p>6.15</text:p>
              </table:table-cell>
              <table:table-cell office:value-type="float" office:value="0.157666321699835">
                <text:p>0.157666321699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7561961387534">
                <text:p>0.117561961387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18457640802278">
                <text:p>0.1184576408022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5266120037039">
                <text:p>0.135266120037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764846613969">
                <text:p>0.141764846613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6004385605146">
                <text:p>0.186004385605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5">
                <text:p>6.15</text:p>
              </table:table-cell>
              <table:table-cell office:value-type="float" office:value="0.139850688630735">
                <text:p>0.139850688630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248795808674">
                <text:p>0.154248795808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6336840717868">
                <text:p>0.166336840717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3776845500705">
                <text:p>0.1537768455007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">
                <text:p>6.2</text:p>
              </table:table-cell>
              <table:table-cell office:value-type="float" office:value="0.168722784465524">
                <text:p>0.1687227844655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5">
                <text:p>6.15</text:p>
              </table:table-cell>
              <table:table-cell office:value-type="float" office:value="0.104763990157446">
                <text:p>0.104763990157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7993570540961">
                <text:p>0.177993570540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682722175861">
                <text:p>0.124682722175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949263634237">
                <text:p>0.139492636342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5">
                <text:p>6.15</text:p>
              </table:table-cell>
              <table:table-cell office:value-type="float" office:value="0.180186369721495">
                <text:p>0.180186369721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74496181225434">
                <text:p>0.174496181225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1582016660951">
                <text:p>0.131582016660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5">
                <text:p>6.15</text:p>
              </table:table-cell>
              <table:table-cell office:value-type="float" office:value="0.20175573295906">
                <text:p>0.20175573295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1">
                <text:p>6.1</text:p>
              </table:table-cell>
              <table:table-cell office:value-type="float" office:value="0.20873453070199">
                <text:p>0.20873453070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8738517445729">
                <text:p>0.218738517445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15">
                <text:p>6.15</text:p>
              </table:table-cell>
              <table:table-cell office:value-type="float" office:value="0.170952362904101">
                <text:p>0.170952362904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3574286387133">
                <text:p>0.1335742863871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672723160268">
                <text:p>0.146727231602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3063203976791">
                <text:p>0.143063203976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3608310636312">
                <text:p>0.153608310636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1267411568201">
                <text:p>0.191267411568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5596345751905">
                <text:p>0.1855963457519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6277755710772">
                <text:p>0.1362777557107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">
                <text:p>6.1</text:p>
              </table:table-cell>
              <table:table-cell office:value-type="float" office:value="0.149386643294008">
                <text:p>0.1493866432940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35651938442667">
                <text:p>0.235651938442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5003761958305">
                <text:p>0.165003761958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5">
                <text:p>6.15</text:p>
              </table:table-cell>
              <table:table-cell office:value-type="float" office:value="0.173304927534195">
                <text:p>0.1733049275341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15">
                <text:p>6.15</text:p>
              </table:table-cell>
              <table:table-cell office:value-type="float" office:value="0.188009876531675">
                <text:p>0.1880098765316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5">
                <text:p>6.15</text:p>
              </table:table-cell>
              <table:table-cell office:value-type="float" office:value="0.103916330576567">
                <text:p>0.103916330576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46652683908">
                <text:p>0.1724665268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7042820581563">
                <text:p>0.187042820581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797762471057">
                <text:p>0.154797762471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6063611945455">
                <text:p>0.176063611945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399384740742">
                <text:p>0.1303993847407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8755120490111">
                <text:p>0.128755120490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4476195030664">
                <text:p>0.174476195030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0859791015791">
                <text:p>0.1808597910157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9416311365894">
                <text:p>0.1794163113658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06660877926552">
                <text:p>0.206660877926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345724245462">
                <text:p>0.183457242454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58681735194098">
                <text:p>0.1586817351940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1242783206356">
                <text:p>0.131242783206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9180469591834">
                <text:p>0.189180469591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1">
                <text:p>6.1</text:p>
              </table:table-cell>
              <table:table-cell office:value-type="float" office:value="0.16174932083716">
                <text:p>0.16174932083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15">
                <text:p>6.15</text:p>
              </table:table-cell>
              <table:table-cell office:value-type="float" office:value="0.13678935298487">
                <text:p>0.136789352984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747968129603">
                <text:p>0.1727479681296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5909806717198">
                <text:p>0.135909806717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2121159811221">
                <text:p>0.162121159811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1120056296657">
                <text:p>0.201120056296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0443755254352">
                <text:p>0.1704437552543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6199821068148">
                <text:p>0.136199821068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4375437022105">
                <text:p>0.154375437022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3360566437517">
                <text:p>0.1333605664375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5">
                <text:p>6.15</text:p>
              </table:table-cell>
              <table:table-cell office:value-type="float" office:value="0.123578554246549">
                <text:p>0.123578554246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953681177955">
                <text:p>0.1309536811779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5">
                <text:p>6.15</text:p>
              </table:table-cell>
              <table:table-cell office:value-type="float" office:value="0.133671587958054">
                <text:p>0.133671587958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15">
                <text:p>6.15</text:p>
              </table:table-cell>
              <table:table-cell office:value-type="float" office:value="0.13788049845864">
                <text:p>0.1378804984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2">
                <text:p>6.2</text:p>
              </table:table-cell>
              <table:table-cell office:value-type="float" office:value="0.145298963001837">
                <text:p>0.145298963001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0.12558356854721">
                <text:p>0.12558356854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15">
                <text:p>6.15</text:p>
              </table:table-cell>
              <table:table-cell office:value-type="float" office:value="0.128828105229695">
                <text:p>0.1288281052296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21538962857659">
                <text:p>0.221538962857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5">
                <text:p>6.15</text:p>
              </table:table-cell>
              <table:table-cell office:value-type="float" office:value="0.172056265410836">
                <text:p>0.1720562654108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15">
                <text:p>6.15</text:p>
              </table:table-cell>
              <table:table-cell office:value-type="float" office:value="0.16878819267255">
                <text:p>0.16878819267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0410271173362">
                <text:p>0.1504102711733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22686175196216">
                <text:p>0.1226861751962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7025101361326">
                <text:p>0.1570251013613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40099762806163">
                <text:p>0.240099762806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441769408812">
                <text:p>0.1574417694088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15">
                <text:p>6.15</text:p>
              </table:table-cell>
              <table:table-cell office:value-type="float" office:value="0.156993416260024">
                <text:p>0.156993416260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8329596425951">
                <text:p>0.178329596425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6194382491138">
                <text:p>0.156194382491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2291910376802">
                <text:p>0.1422919103768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9409290930463">
                <text:p>0.1794092909304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8460762007888">
                <text:p>0.198460762007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5">
                <text:p>6.15</text:p>
              </table:table-cell>
              <table:table-cell office:value-type="float" office:value="0.187200549768522">
                <text:p>0.1872005497685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52287493662149">
                <text:p>0.152287493662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5">
                <text:p>6.15</text:p>
              </table:table-cell>
              <table:table-cell office:value-type="float" office:value="0.126538927683667">
                <text:p>0.126538927683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17217916111268">
                <text:p>0.217217916111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5">
                <text:p>6.15</text:p>
              </table:table-cell>
              <table:table-cell office:value-type="float" office:value="0.176322740815714">
                <text:p>0.176322740815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5">
                <text:p>6.15</text:p>
              </table:table-cell>
              <table:table-cell office:value-type="float" office:value="0.131331332255585">
                <text:p>0.1313313322555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4492792819631">
                <text:p>0.1444927928196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245439240412">
                <text:p>0.1724543924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3443622769423">
                <text:p>0.143443622769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0897394636887">
                <text:p>0.150897394636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5">
                <text:p>6.15</text:p>
              </table:table-cell>
              <table:table-cell office:value-type="float" office:value="0.0901760372250718">
                <text:p>0.0901760372250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8500631279881">
                <text:p>0.158500631279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15">
                <text:p>6.15</text:p>
              </table:table-cell>
              <table:table-cell office:value-type="float" office:value="0.14251280216524">
                <text:p>0.14251280216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">
                <text:p>6.1</text:p>
              </table:table-cell>
              <table:table-cell office:value-type="float" office:value="0.169446483611128">
                <text:p>0.169446483611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7158363984551">
                <text:p>0.187158363984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5389831246392">
                <text:p>0.1853898312463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5">
                <text:p>6.15</text:p>
              </table:table-cell>
              <table:table-cell office:value-type="float" office:value="0.158174076213128">
                <text:p>0.1581740762131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5">
                <text:p>6.15</text:p>
              </table:table-cell>
              <table:table-cell office:value-type="float" office:value="0.135289759300594">
                <text:p>0.1352897593005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5866882931438">
                <text:p>0.1358668829314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340961354271">
                <text:p>0.1303409613542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205344462343">
                <text:p>0.172205344462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5056810330482">
                <text:p>0.2250568103304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690137954164">
                <text:p>0.18690137954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5379689560379">
                <text:p>0.1753796895603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15">
                <text:p>6.15</text:p>
              </table:table-cell>
              <table:table-cell office:value-type="float" office:value="0.185948953912214">
                <text:p>0.1859489539122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5">
                <text:p>6.15</text:p>
              </table:table-cell>
              <table:table-cell office:value-type="float" office:value="0.13979477646517">
                <text:p>0.139794776465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5">
                <text:p>6.15</text:p>
              </table:table-cell>
              <table:table-cell office:value-type="float" office:value="0.156043936219679">
                <text:p>0.1560439362196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9870161794962">
                <text:p>0.1298701617949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">
                <text:p>6.1</text:p>
              </table:table-cell>
              <table:table-cell office:value-type="float" office:value="0.179662482190162">
                <text:p>0.179662482190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330487348574">
                <text:p>0.17330487348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1">
                <text:p>6.1</text:p>
              </table:table-cell>
              <table:table-cell office:value-type="float" office:value="0.181762410458197">
                <text:p>0.1817624104581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15">
                <text:p>6.15</text:p>
              </table:table-cell>
              <table:table-cell office:value-type="float" office:value="0.16615757476453">
                <text:p>0.166157574764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6206582937289">
                <text:p>0.196206582937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15">
                <text:p>6.15</text:p>
              </table:table-cell>
              <table:table-cell office:value-type="float" office:value="0.153812683685716">
                <text:p>0.153812683685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002251194144">
                <text:p>0.1240022511941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072105660163">
                <text:p>0.1240721056601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1125389053144">
                <text:p>0.181125389053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1">
                <text:p>6.1</text:p>
              </table:table-cell>
              <table:table-cell office:value-type="float" office:value="0.175794824262398">
                <text:p>0.175794824262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217226182956">
                <text:p>0.1612172261829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5">
                <text:p>6.15</text:p>
              </table:table-cell>
              <table:table-cell office:value-type="float" office:value="0.145747804435552">
                <text:p>0.145747804435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3016340335455">
                <text:p>0.213016340335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8379796966953">
                <text:p>0.1283797969669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3966922471799">
                <text:p>0.1939669224717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5">
                <text:p>6.15</text:p>
              </table:table-cell>
              <table:table-cell office:value-type="float" office:value="0.142935418176524">
                <text:p>0.1429354181765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7451394436345">
                <text:p>0.1474513944363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442288621764">
                <text:p>0.13442288621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5">
                <text:p>6.15</text:p>
              </table:table-cell>
              <table:table-cell office:value-type="float" office:value="0.152994592398229">
                <text:p>0.1529945923982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5328596152701">
                <text:p>0.1253285961527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3210126253359">
                <text:p>0.1432101262533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2618439868109">
                <text:p>0.152618439868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5">
                <text:p>6.15</text:p>
              </table:table-cell>
              <table:table-cell office:value-type="float" office:value="0.210747643542606">
                <text:p>0.2107476435426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6524074738892">
                <text:p>0.136524074738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4227306533989">
                <text:p>0.1442273065339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5">
                <text:p>6.15</text:p>
              </table:table-cell>
              <table:table-cell office:value-type="float" office:value="0.111965671916806">
                <text:p>0.1119656719168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15">
                <text:p>6.15</text:p>
              </table:table-cell>
              <table:table-cell office:value-type="float" office:value="0.18216507671639">
                <text:p>0.182165076716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8743735035162">
                <text:p>0.138743735035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5">
                <text:p>6.15</text:p>
              </table:table-cell>
              <table:table-cell office:value-type="float" office:value="0.140081733820753">
                <text:p>0.1400817338207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6484255620596">
                <text:p>0.166484255620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7985886671441">
                <text:p>0.1379858866714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079041693792">
                <text:p>0.1410790416937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5">
                <text:p>6.15</text:p>
              </table:table-cell>
              <table:table-cell office:value-type="float" office:value="0.173324160882206">
                <text:p>0.173324160882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454475875727">
                <text:p>0.14454475875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8682883339484">
                <text:p>0.188682883339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15">
                <text:p>6.15</text:p>
              </table:table-cell>
              <table:table-cell office:value-type="float" office:value="0.130629595971951">
                <text:p>0.1306295959719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6828035460102">
                <text:p>0.126828035460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8098937464988">
                <text:p>0.188098937464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3699640507774">
                <text:p>0.173699640507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3876438366953">
                <text:p>0.1738764383669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15">
                <text:p>6.15</text:p>
              </table:table-cell>
              <table:table-cell office:value-type="float" office:value="0.128084366972967">
                <text:p>0.1280843669729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1827234636973">
                <text:p>0.1718272346369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15">
                <text:p>6.15</text:p>
              </table:table-cell>
              <table:table-cell office:value-type="float" office:value="0.156438644570906">
                <text:p>0.1564386445709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1424585100488">
                <text:p>0.2214245851004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9613229789998">
                <text:p>0.139613229789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088693057856248">
                <text:p>0.088693057856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15">
                <text:p>6.15</text:p>
              </table:table-cell>
              <table:table-cell office:value-type="float" office:value="0.120597009097021">
                <text:p>0.120597009097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4891108405857">
                <text:p>0.1748911084058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996762055262692">
                <text:p>0.09967620552626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2763803944193">
                <text:p>0.132763803944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275046561785153">
                <text:p>0.275046561785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4644542956352">
                <text:p>0.24644542956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5">
                <text:p>6.15</text:p>
              </table:table-cell>
              <table:table-cell office:value-type="float" office:value="0.134741766866485">
                <text:p>0.134741766866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5">
                <text:p>6.15</text:p>
              </table:table-cell>
              <table:table-cell office:value-type="float" office:value="0.140372651180612">
                <text:p>0.140372651180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">
                <text:p>6.1</text:p>
              </table:table-cell>
              <table:table-cell office:value-type="float" office:value="0.188245038958967">
                <text:p>0.1882450389589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1611707636367">
                <text:p>0.2116117076363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8685761098605">
                <text:p>0.188685761098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262128305138">
                <text:p>0.1192621283051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15">
                <text:p>6.15</text:p>
              </table:table-cell>
              <table:table-cell office:value-type="float" office:value="0.154673507820734">
                <text:p>0.154673507820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2723039778553">
                <text:p>0.1927230397785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15">
                <text:p>6.15</text:p>
              </table:table-cell>
              <table:table-cell office:value-type="float" office:value="0.150214025285927">
                <text:p>0.150214025285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425920608716">
                <text:p>0.141425920608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1">
                <text:p>6.1</text:p>
              </table:table-cell>
              <table:table-cell office:value-type="float" office:value="0.18608646945373">
                <text:p>0.18608646945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6106585593973">
                <text:p>0.2061065855939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15">
                <text:p>6.15</text:p>
              </table:table-cell>
              <table:table-cell office:value-type="float" office:value="0.173014866876997">
                <text:p>0.1730148668769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212467476850327">
                <text:p>0.212467476850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33540958349">
                <text:p>0.119335409583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5796043913569">
                <text:p>0.1257960439135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15">
                <text:p>6.15</text:p>
              </table:table-cell>
              <table:table-cell office:value-type="float" office:value="0.151028899556514">
                <text:p>0.1510288995565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0338800492906">
                <text:p>0.1403388004929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5">
                <text:p>6.15</text:p>
              </table:table-cell>
              <table:table-cell office:value-type="float" office:value="0.137485042522145">
                <text:p>0.1374850425221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15">
                <text:p>6.15</text:p>
              </table:table-cell>
              <table:table-cell office:value-type="float" office:value="0.133788039824518">
                <text:p>0.1337880398245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6065190423586">
                <text:p>0.186065190423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6801473895559">
                <text:p>0.1468014738955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15">
                <text:p>6.15</text:p>
              </table:table-cell>
              <table:table-cell office:value-type="float" office:value="0.149365044710568">
                <text:p>0.1493650447105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62445703027936">
                <text:p>0.162445703027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9261367301829">
                <text:p>0.1792613673018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45580752822284">
                <text:p>0.245580752822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5116611969298">
                <text:p>0.1851166119692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4467945907613">
                <text:p>0.1144679459076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7033531756207">
                <text:p>0.1870335317562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15">
                <text:p>6.15</text:p>
              </table:table-cell>
              <table:table-cell office:value-type="float" office:value="0.152088694897069">
                <text:p>0.1520886948970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15">
                <text:p>6.15</text:p>
              </table:table-cell>
              <table:table-cell office:value-type="float" office:value="0.113354813098051">
                <text:p>0.1133548130980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15">
                <text:p>6.15</text:p>
              </table:table-cell>
              <table:table-cell office:value-type="float" office:value="0.148441755949249">
                <text:p>0.1484417559492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6715265209367">
                <text:p>0.1567152652093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3686891941261">
                <text:p>0.1436868919412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15">
                <text:p>6.15</text:p>
              </table:table-cell>
              <table:table-cell office:value-type="float" office:value="0.176275134586808">
                <text:p>0.1762751345868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725438078707">
                <text:p>0.1617254380787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15">
                <text:p>6.15</text:p>
              </table:table-cell>
              <table:table-cell office:value-type="float" office:value="0.175208410129409">
                <text:p>0.1752084101294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2413612030005">
                <text:p>0.182413612030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5">
                <text:p>6.15</text:p>
              </table:table-cell>
              <table:table-cell office:value-type="float" office:value="0.175370509703818">
                <text:p>0.1753705097038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15">
                <text:p>6.15</text:p>
              </table:table-cell>
              <table:table-cell office:value-type="float" office:value="0.126161844069322">
                <text:p>0.1261618440693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4248327747141">
                <text:p>0.154248327747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4199060560857">
                <text:p>0.14199060560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19035993080258">
                <text:p>0.1190359930802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299189500596">
                <text:p>0.124299189500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574193187921">
                <text:p>0.1545741931879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0485310441519">
                <text:p>0.160485310441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4875485015758">
                <text:p>0.194875485015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0743464855643">
                <text:p>0.1407434648556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219943506268073">
                <text:p>0.2199435062680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5">
                <text:p>6.15</text:p>
              </table:table-cell>
              <table:table-cell office:value-type="float" office:value="0.11554049739306">
                <text:p>0.11554049739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936788875424771">
                <text:p>0.09367888754247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8765510167656">
                <text:p>0.148765510167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6424120769776">
                <text:p>0.1864241207697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4002163473736">
                <text:p>0.1940021634737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5">
                <text:p>6.15</text:p>
              </table:table-cell>
              <table:table-cell office:value-type="float" office:value="0.181144238881265">
                <text:p>0.1811442388812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72827272296296">
                <text:p>0.1728272722962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0231397805922">
                <text:p>0.1202313978059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0971959548524">
                <text:p>0.209719595485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1766725384539">
                <text:p>0.1517667253845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1219030542615">
                <text:p>0.1512190305426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15">
                <text:p>6.15</text:p>
              </table:table-cell>
              <table:table-cell office:value-type="float" office:value="0.14724161813462">
                <text:p>0.147241618134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5">
                <text:p>6.15</text:p>
              </table:table-cell>
              <table:table-cell office:value-type="float" office:value="0.139132358487851">
                <text:p>0.1391323584878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">
                <text:p>6.2</text:p>
              </table:table-cell>
              <table:table-cell office:value-type="float" office:value="0.12273328655574">
                <text:p>0.122733286555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15">
                <text:p>6.15</text:p>
              </table:table-cell>
              <table:table-cell office:value-type="float" office:value="0.131031765551033">
                <text:p>0.1310317655510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3756374727234">
                <text:p>0.1637563747272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4508799838804">
                <text:p>0.1645087998388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5">
                <text:p>6.15</text:p>
              </table:table-cell>
              <table:table-cell office:value-type="float" office:value="0.174988992117724">
                <text:p>0.1749889921177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15">
                <text:p>6.15</text:p>
              </table:table-cell>
              <table:table-cell office:value-type="float" office:value="0.137156414552759">
                <text:p>0.1371564145527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1">
                <text:p>6.1</text:p>
              </table:table-cell>
              <table:table-cell office:value-type="float" office:value="0.134636054861393">
                <text:p>0.1346360548613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9924384971922">
                <text:p>0.2299243849719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15">
                <text:p>6.15</text:p>
              </table:table-cell>
              <table:table-cell office:value-type="float" office:value="0.17306678487792">
                <text:p>0.173066784877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0805590973121478">
                <text:p>0.08055909731214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682310043609">
                <text:p>0.1416823100436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5030174808469">
                <text:p>0.1850301748084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5664134847158">
                <text:p>0.1656641348471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56922155917">
                <text:p>0.14156922155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5">
                <text:p>6.15</text:p>
              </table:table-cell>
              <table:table-cell office:value-type="float" office:value="0.238148451260723">
                <text:p>0.2381484512607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1400543340122">
                <text:p>0.191400543340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3918125679889">
                <text:p>0.1639181256798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15">
                <text:p>6.15</text:p>
              </table:table-cell>
              <table:table-cell office:value-type="float" office:value="0.152617381631727">
                <text:p>0.152617381631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15">
                <text:p>6.15</text:p>
              </table:table-cell>
              <table:table-cell office:value-type="float" office:value="0.196032671330411">
                <text:p>0.196032671330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2110587629467">
                <text:p>0.142110587629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7671028826499">
                <text:p>0.137671028826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3592926901053">
                <text:p>0.1835929269010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5">
                <text:p>6.15</text:p>
              </table:table-cell>
              <table:table-cell office:value-type="float" office:value="0.149300459449201">
                <text:p>0.149300459449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5">
                <text:p>6.15</text:p>
              </table:table-cell>
              <table:table-cell office:value-type="float" office:value="0.154299034152623">
                <text:p>0.1542990341526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0104873734017">
                <text:p>0.1101048737340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4569989137022">
                <text:p>0.1645699891370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5">
                <text:p>6.15</text:p>
              </table:table-cell>
              <table:table-cell office:value-type="float" office:value="0.209958179519549">
                <text:p>0.2099581795195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1466714880637">
                <text:p>0.1714667148806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5726530248994">
                <text:p>0.1957265302489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3887341207411">
                <text:p>0.1638873412074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15">
                <text:p>6.15</text:p>
              </table:table-cell>
              <table:table-cell office:value-type="float" office:value="0.193596704474315">
                <text:p>0.1935967044743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17195306161285">
                <text:p>0.1171953061612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5232390363249">
                <text:p>0.155232390363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5834971214069">
                <text:p>0.205834971214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">
                <text:p>6.2</text:p>
              </table:table-cell>
              <table:table-cell office:value-type="float" office:value="0.116810512365841">
                <text:p>0.116810512365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7158247013384">
                <text:p>0.1471582470133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27576672497">
                <text:p>0.141275766724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15">
                <text:p>6.15</text:p>
              </table:table-cell>
              <table:table-cell office:value-type="float" office:value="0.170977194643824">
                <text:p>0.1709771946438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9639704127207">
                <text:p>0.1296397041272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549760322979">
                <text:p>0.1575497603229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8989646071659">
                <text:p>0.1989896460716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9357278794784">
                <text:p>0.219357278794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15">
                <text:p>6.15</text:p>
              </table:table-cell>
              <table:table-cell office:value-type="float" office:value="0.142065909710862">
                <text:p>0.1420659097108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33967441622788">
                <text:p>0.1339674416227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15">
                <text:p>6.15</text:p>
              </table:table-cell>
              <table:table-cell office:value-type="float" office:value="0.182113046297522">
                <text:p>0.1821130462975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02721306468858">
                <text:p>0.1027213064688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4006230463759">
                <text:p>0.140062304637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3658603465783">
                <text:p>0.1336586034657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15">
                <text:p>6.15</text:p>
              </table:table-cell>
              <table:table-cell office:value-type="float" office:value="0.16433245899202">
                <text:p>0.164332458992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623081461569">
                <text:p>0.1416230814615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555005262426">
                <text:p>0.205550052624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0372759558096">
                <text:p>0.1903727595580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5">
                <text:p>6.15</text:p>
              </table:table-cell>
              <table:table-cell office:value-type="float" office:value="0.142820944652684">
                <text:p>0.1428209446526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6690365336146">
                <text:p>0.136690365336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81cm" svg:height="16.284cm" xlink:href=".." xlink:type="simple" chart:class="chart:scatter" chart:style-name="ch1">
        <chart:title svg:x="11.458cm" svg:y="0.46cm" chart:style-name="ch2">
          <text:p>Fundamentaldiagramm</text:p>
        </chart:title>
        <chart:plot-area chart:style-name="ch3" table:cell-range-address="fundamental.A38:fundamental.B650" svg:x="1.51cm" svg:y="1.538cm" svg:width="25.52cm" svg:height="13.492cm">
          <chartooo:coordinate-region svg:x="2.237cm" svg:y="1.712cm" svg:width="24.699cm" svg:height="12.724cm"/>
          <chart:axis chart:dimension="x" chart:name="primary-x" chart:style-name="ch4">
            <chart:title svg:x="12.81cm" svg:y="15.355cm" chart:style-name="ch5">
              <text:p>Density [Person/m²]</text:p>
            </chart:title>
          </chart:axis>
          <chart:axis chart:dimension="y" chart:name="primary-y" chart:style-name="ch4">
            <chart:title svg:x="0.451cm" svg:y="9.228cm" chart:style-name="ch6">
              <text:p>Velocity[m/s]</text:p>
            </chart:title>
            <chart:grid chart:style-name="ch7" chart:class="major"/>
          </chart:axis>
          <chart:series chart:style-name="ch8" chart:values-cell-range-address="fundamental.B38:fundamental.B650" chart:class="chart:scatter">
            <chart:domain table:cell-range-address="fundamental.A38:fundamental.A650"/>
            <chart:data-point chart:repeated="6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3333333333333">
                <text:p>0.0333333333333333</text:p>
                <draw:g>
                  <svg:desc>fundamental.A38:fundamental.A650</svg:desc>
                </draw:g>
              </table:table-cell>
              <table:table-cell office:value-type="float" office:value="1.63934280035085">
                <text:p>1.63934280035085</text:p>
                <draw:g>
                  <svg:desc>fundamental.B38:fundamental.B6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64631890641436">
                <text:p>1.64631890641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64536159503455">
                <text:p>1.64536159503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.62238874906894">
                <text:p>1.62238874906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.60818529926712">
                <text:p>1.60818529926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.60963789501746">
                <text:p>1.60963789501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1.60490774161757">
                <text:p>1.60490774161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.58709898201572">
                <text:p>1.5870989820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1.58556576375118">
                <text:p>1.58556576375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.57671771606529">
                <text:p>1.57671771606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1.56569826135574">
                <text:p>1.56569826135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1.55754987805074">
                <text:p>1.55754987805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.54811478165029">
                <text:p>1.548114781650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1.54224383953609">
                <text:p>1.54224383953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1.5281518266245">
                <text:p>1.5281518266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.53389904127399">
                <text:p>1.533899041273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.51085196472423">
                <text:p>1.51085196472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.50269264228382">
                <text:p>1.50269264228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38727478756962">
                <text:p>1.38727478756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1.50421062821287">
                <text:p>1.50421062821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49853050318191">
                <text:p>1.49853050318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.50426386876105">
                <text:p>1.50426386876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5">
                <text:p>0.75</text:p>
              </table:table-cell>
              <table:table-cell office:value-type="float" office:value="1.51004877880019">
                <text:p>1.51004877880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1.50942541330578">
                <text:p>1.50942541330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5">
                <text:p>0.85</text:p>
              </table:table-cell>
              <table:table-cell office:value-type="float" office:value="1.51138074444799">
                <text:p>1.51138074444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6666666666666">
                <text:p>0.916666666666666</text:p>
              </table:table-cell>
              <table:table-cell office:value-type="float" office:value="1.39782421406095">
                <text:p>1.397824214060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.43633067319874">
                <text:p>1.436330673198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1.40789115056385">
                <text:p>1.40789115056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333333333333">
                <text:p>0.983333333333333</text:p>
              </table:table-cell>
              <table:table-cell office:value-type="float" office:value="1.44796164017118">
                <text:p>1.44796164017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1.41782974294277">
                <text:p>1.417829742942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">
                <text:p>1.1</text:p>
              </table:table-cell>
              <table:table-cell office:value-type="float" office:value="1.39963897568028">
                <text:p>1.39963897568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37723838801608">
                <text:p>1.37723838801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1.32534229122277">
                <text:p>1.32534229122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412709827673">
                <text:p>1.28412709827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1.25955587346589">
                <text:p>1.25955587346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1666666666667">
                <text:p>1.51666666666667</text:p>
              </table:table-cell>
              <table:table-cell office:value-type="float" office:value="1.17169649609941">
                <text:p>1.1716964960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5">
                <text:p>1.65</text:p>
              </table:table-cell>
              <table:table-cell office:value-type="float" office:value="1.25614442538812">
                <text:p>1.25614442538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6666666666667">
                <text:p>1.76666666666667</text:p>
              </table:table-cell>
              <table:table-cell office:value-type="float" office:value="1.20856307519383">
                <text:p>1.20856307519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5">
                <text:p>1.85</text:p>
              </table:table-cell>
              <table:table-cell office:value-type="float" office:value="1.16850719720257">
                <text:p>1.16850719720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.06250714544774">
                <text:p>1.062507145447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0.979750735674912">
                <text:p>0.9797507356749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1.08434506382025">
                <text:p>1.08434506382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5">
                <text:p>2.25</text:p>
              </table:table-cell>
              <table:table-cell office:value-type="float" office:value="0.957758224316468">
                <text:p>0.9577582243164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01943095176747">
                <text:p>1.01943095176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840112886707883">
                <text:p>0.8401128867078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0.791349864821041">
                <text:p>0.791349864821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.748417248641016">
                <text:p>0.748417248641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5">
                <text:p>2.65</text:p>
              </table:table-cell>
              <table:table-cell office:value-type="float" office:value="0.824505572146497">
                <text:p>0.8245055721464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5">
                <text:p>2.75</text:p>
              </table:table-cell>
              <table:table-cell office:value-type="float" office:value="0.708942681923839">
                <text:p>0.708942681923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666666666667">
                <text:p>2.81666666666667</text:p>
              </table:table-cell>
              <table:table-cell office:value-type="float" office:value="0.588478088276802">
                <text:p>0.5884780882768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">
                <text:p>2.9</text:p>
              </table:table-cell>
              <table:table-cell office:value-type="float" office:value="0.584625449319481">
                <text:p>0.584625449319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01666666666667">
                <text:p>3.01666666666667</text:p>
              </table:table-cell>
              <table:table-cell office:value-type="float" office:value="0.64423457472014">
                <text:p>0.64423457472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605260344182725">
                <text:p>0.605260344182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509093317634529">
                <text:p>0.509093317634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25">
                <text:p>3.25</text:p>
              </table:table-cell>
              <table:table-cell office:value-type="float" office:value="0.62680946725432">
                <text:p>0.62680946725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534126632516724">
                <text:p>0.5341266325167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8333333333333">
                <text:p>3.48333333333333</text:p>
              </table:table-cell>
              <table:table-cell office:value-type="float" office:value="0.617535346695216">
                <text:p>0.617535346695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5">
                <text:p>3.55</text:p>
              </table:table-cell>
              <table:table-cell office:value-type="float" office:value="0.639541394805055">
                <text:p>0.639541394805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">
                <text:p>3.6</text:p>
              </table:table-cell>
              <table:table-cell office:value-type="float" office:value="0.588742679655736">
                <text:p>0.588742679655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0.579111603812364">
                <text:p>0.579111603812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0.69236233596524">
                <text:p>0.692362335965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0.55887623785015">
                <text:p>0.55887623785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405761385221072">
                <text:p>0.4057613852210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0.464686877080421">
                <text:p>0.464686877080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0.429960475648543">
                <text:p>0.429960475648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">
                <text:p>4.2</text:p>
              </table:table-cell>
              <table:table-cell office:value-type="float" office:value="0.449521528947583">
                <text:p>0.449521528947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0.460780391498766">
                <text:p>0.460780391498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35">
                <text:p>4.35</text:p>
              </table:table-cell>
              <table:table-cell office:value-type="float" office:value="0.392615614554132">
                <text:p>0.3926156145541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4">
                <text:p>4.4</text:p>
              </table:table-cell>
              <table:table-cell office:value-type="float" office:value="0.488484582110099">
                <text:p>0.488484582110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6666666666667">
                <text:p>4.46666666666667</text:p>
              </table:table-cell>
              <table:table-cell office:value-type="float" office:value="0.530521453578777">
                <text:p>0.530521453578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0.398728959152183">
                <text:p>0.3987289591521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68333333333333">
                <text:p>4.68333333333333</text:p>
              </table:table-cell>
              <table:table-cell office:value-type="float" office:value="0.403873312609117">
                <text:p>0.403873312609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0.333487508978478">
                <text:p>0.333487508978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86666666666667">
                <text:p>4.86666666666667</text:p>
              </table:table-cell>
              <table:table-cell office:value-type="float" office:value="0.39228481724879">
                <text:p>0.39228481724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0.328862964147151">
                <text:p>0.328862964147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8333333333333">
                <text:p>4.98333333333333</text:p>
              </table:table-cell>
              <table:table-cell office:value-type="float" office:value="0.314328958123775">
                <text:p>0.3143289581237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0.291379040388812">
                <text:p>0.291379040388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0.323633637902246">
                <text:p>0.323633637902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1666666666667">
                <text:p>5.21666666666667</text:p>
              </table:table-cell>
              <table:table-cell office:value-type="float" office:value="0.301477464491571">
                <text:p>0.3014774644915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">
                <text:p>5.3</text:p>
              </table:table-cell>
              <table:table-cell office:value-type="float" office:value="0.320161448615886">
                <text:p>0.3201614486158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0.333292256727533">
                <text:p>0.3332922567275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43333333333333">
                <text:p>5.43333333333333</text:p>
              </table:table-cell>
              <table:table-cell office:value-type="float" office:value="0.306519593076344">
                <text:p>0.306519593076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51666666666667">
                <text:p>5.51666666666667</text:p>
              </table:table-cell>
              <table:table-cell office:value-type="float" office:value="0.318587975549349">
                <text:p>0.318587975549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5">
                <text:p>5.55</text:p>
              </table:table-cell>
              <table:table-cell office:value-type="float" office:value="0.314796879402114">
                <text:p>0.314796879402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243750410173234">
                <text:p>0.243750410173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0.306477141226981">
                <text:p>0.306477141226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343123583943665">
                <text:p>0.3431235839436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85">
                <text:p>5.85</text:p>
              </table:table-cell>
              <table:table-cell office:value-type="float" office:value="0.277562167913371">
                <text:p>0.277562167913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0.29530671710401">
                <text:p>0.295306717104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236095541249029">
                <text:p>0.2360955412490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227875653630269">
                <text:p>0.227875653630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0.207919565522133">
                <text:p>0.207919565522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96666666666667">
                <text:p>5.96666666666667</text:p>
              </table:table-cell>
              <table:table-cell office:value-type="float" office:value="0.247195423816692">
                <text:p>0.247195423816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231051263985367">
                <text:p>0.2310512639853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05">
                <text:p>6.05</text:p>
              </table:table-cell>
              <table:table-cell office:value-type="float" office:value="0.208877237615053">
                <text:p>0.208877237615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05">
                <text:p>6.05</text:p>
              </table:table-cell>
              <table:table-cell office:value-type="float" office:value="0.241409564370274">
                <text:p>0.2414095643702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56706804008455">
                <text:p>0.256706804008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5">
                <text:p>6.05</text:p>
              </table:table-cell>
              <table:table-cell office:value-type="float" office:value="0.177182556712206">
                <text:p>0.1771825567122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28361950086409">
                <text:p>0.228361950086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0.202820972546971">
                <text:p>0.2028209725469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1">
                <text:p>6.1</text:p>
              </table:table-cell>
              <table:table-cell office:value-type="float" office:value="0.248897610483262">
                <text:p>0.248897610483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030490122443">
                <text:p>0.161030490122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951315606228">
                <text:p>0.141951315606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6898620017787">
                <text:p>0.1268986200177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06538617705329">
                <text:p>0.2065386177053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4107644590726">
                <text:p>0.1841076445907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005608841105">
                <text:p>0.14005608841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5153105264799">
                <text:p>0.165153105264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7000249764103">
                <text:p>0.1670002497641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15">
                <text:p>6.15</text:p>
              </table:table-cell>
              <table:table-cell office:value-type="float" office:value="0.194433711796922">
                <text:p>0.1944337117969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15">
                <text:p>6.15</text:p>
              </table:table-cell>
              <table:table-cell office:value-type="float" office:value="0.17205844140135">
                <text:p>0.17205844140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8448222219828">
                <text:p>0.198448222219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2251021499489">
                <text:p>0.112251021499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5">
                <text:p>6.15</text:p>
              </table:table-cell>
              <table:table-cell office:value-type="float" office:value="0.142818517630301">
                <text:p>0.142818517630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1">
                <text:p>6.1</text:p>
              </table:table-cell>
              <table:table-cell office:value-type="float" office:value="0.178312397068925">
                <text:p>0.178312397068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8165873977853">
                <text:p>0.168165873977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6054352724509">
                <text:p>0.166054352724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2">
                <text:p>6.2</text:p>
              </table:table-cell>
              <table:table-cell office:value-type="float" office:value="0.0918531253190145">
                <text:p>0.09185312531901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0978365322410354">
                <text:p>0.09783653224103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15">
                <text:p>6.15</text:p>
              </table:table-cell>
              <table:table-cell office:value-type="float" office:value="0.114677445574581">
                <text:p>0.1146774455745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0.181811060494054">
                <text:p>0.181811060494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3742379726415">
                <text:p>0.23742379726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1178595470884">
                <text:p>0.19117859547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0438693653509">
                <text:p>0.1904386936535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78500754873559">
                <text:p>0.178500754873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1189423435256">
                <text:p>0.1511894234352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801262169324">
                <text:p>0.1198012621693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547946688025">
                <text:p>0.1575479466880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7205734928589">
                <text:p>0.1472057349285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94480606134846">
                <text:p>0.1944806061348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4870923686823">
                <text:p>0.1648709236868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5">
                <text:p>6.15</text:p>
              </table:table-cell>
              <table:table-cell office:value-type="float" office:value="0.13195507840507">
                <text:p>0.13195507840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8915283389735">
                <text:p>0.168915283389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5840462473903">
                <text:p>0.115840462473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5662508436426">
                <text:p>0.165662508436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2896979288601">
                <text:p>0.1928969792886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15">
                <text:p>6.15</text:p>
              </table:table-cell>
              <table:table-cell office:value-type="float" office:value="0.171741242257281">
                <text:p>0.1717412422572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0111483621135">
                <text:p>0.180111483621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01646453645801">
                <text:p>0.201646453645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15">
                <text:p>6.15</text:p>
              </table:table-cell>
              <table:table-cell office:value-type="float" office:value="0.140688458966503">
                <text:p>0.1406884589665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15">
                <text:p>6.15</text:p>
              </table:table-cell>
              <table:table-cell office:value-type="float" office:value="0.205845005478173">
                <text:p>0.2058450054781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15">
                <text:p>6.15</text:p>
              </table:table-cell>
              <table:table-cell office:value-type="float" office:value="0.133276101695946">
                <text:p>0.1332761016959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24852226838">
                <text:p>0.17248522268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15">
                <text:p>6.15</text:p>
              </table:table-cell>
              <table:table-cell office:value-type="float" office:value="0.135121453367892">
                <text:p>0.1351214533678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15">
                <text:p>6.15</text:p>
              </table:table-cell>
              <table:table-cell office:value-type="float" office:value="0.134294156054639">
                <text:p>0.134294156054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2875671966461">
                <text:p>0.1628756719664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5298201827718">
                <text:p>0.1552982018277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5">
                <text:p>6.15</text:p>
              </table:table-cell>
              <table:table-cell office:value-type="float" office:value="0.157666321699835">
                <text:p>0.157666321699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7561961387534">
                <text:p>0.1175619613875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18457640802278">
                <text:p>0.1184576408022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5266120037039">
                <text:p>0.1352661200370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764846613969">
                <text:p>0.141764846613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6004385605146">
                <text:p>0.186004385605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5">
                <text:p>6.15</text:p>
              </table:table-cell>
              <table:table-cell office:value-type="float" office:value="0.139850688630735">
                <text:p>0.139850688630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248795808674">
                <text:p>0.154248795808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6336840717868">
                <text:p>0.1663368407178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3776845500705">
                <text:p>0.1537768455007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">
                <text:p>6.2</text:p>
              </table:table-cell>
              <table:table-cell office:value-type="float" office:value="0.168722784465524">
                <text:p>0.1687227844655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15">
                <text:p>6.15</text:p>
              </table:table-cell>
              <table:table-cell office:value-type="float" office:value="0.104763990157446">
                <text:p>0.104763990157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7993570540961">
                <text:p>0.177993570540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682722175861">
                <text:p>0.124682722175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949263634237">
                <text:p>0.139492636342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15">
                <text:p>6.15</text:p>
              </table:table-cell>
              <table:table-cell office:value-type="float" office:value="0.180186369721495">
                <text:p>0.1801863697214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74496181225434">
                <text:p>0.1744961812254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1582016660951">
                <text:p>0.1315820166609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15">
                <text:p>6.15</text:p>
              </table:table-cell>
              <table:table-cell office:value-type="float" office:value="0.20175573295906">
                <text:p>0.20175573295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1">
                <text:p>6.1</text:p>
              </table:table-cell>
              <table:table-cell office:value-type="float" office:value="0.20873453070199">
                <text:p>0.20873453070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8738517445729">
                <text:p>0.2187385174457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15">
                <text:p>6.15</text:p>
              </table:table-cell>
              <table:table-cell office:value-type="float" office:value="0.170952362904101">
                <text:p>0.170952362904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3574286387133">
                <text:p>0.1335742863871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672723160268">
                <text:p>0.146727231602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3063203976791">
                <text:p>0.143063203976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3608310636312">
                <text:p>0.153608310636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1267411568201">
                <text:p>0.191267411568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5596345751905">
                <text:p>0.1855963457519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6277755710772">
                <text:p>0.1362777557107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1">
                <text:p>6.1</text:p>
              </table:table-cell>
              <table:table-cell office:value-type="float" office:value="0.149386643294008">
                <text:p>0.1493866432940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35651938442667">
                <text:p>0.235651938442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5003761958305">
                <text:p>0.165003761958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15">
                <text:p>6.15</text:p>
              </table:table-cell>
              <table:table-cell office:value-type="float" office:value="0.173304927534195">
                <text:p>0.1733049275341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15">
                <text:p>6.15</text:p>
              </table:table-cell>
              <table:table-cell office:value-type="float" office:value="0.188009876531675">
                <text:p>0.1880098765316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5">
                <text:p>6.15</text:p>
              </table:table-cell>
              <table:table-cell office:value-type="float" office:value="0.103916330576567">
                <text:p>0.1039163305765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46652683908">
                <text:p>0.172466526839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7042820581563">
                <text:p>0.187042820581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797762471057">
                <text:p>0.154797762471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6063611945455">
                <text:p>0.1760636119454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399384740742">
                <text:p>0.1303993847407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8755120490111">
                <text:p>0.1287551204901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4476195030664">
                <text:p>0.174476195030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0859791015791">
                <text:p>0.1808597910157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9416311365894">
                <text:p>0.1794163113658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06660877926552">
                <text:p>0.2066608779265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345724245462">
                <text:p>0.183457242454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58681735194098">
                <text:p>0.1586817351940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1242783206356">
                <text:p>0.1312427832063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9180469591834">
                <text:p>0.1891804695918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1">
                <text:p>6.1</text:p>
              </table:table-cell>
              <table:table-cell office:value-type="float" office:value="0.16174932083716">
                <text:p>0.161749320837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15">
                <text:p>6.15</text:p>
              </table:table-cell>
              <table:table-cell office:value-type="float" office:value="0.13678935298487">
                <text:p>0.136789352984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747968129603">
                <text:p>0.1727479681296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5909806717198">
                <text:p>0.135909806717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2121159811221">
                <text:p>0.162121159811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1120056296657">
                <text:p>0.2011200562966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0443755254352">
                <text:p>0.1704437552543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6199821068148">
                <text:p>0.136199821068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4375437022105">
                <text:p>0.154375437022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3360566437517">
                <text:p>0.1333605664375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15">
                <text:p>6.15</text:p>
              </table:table-cell>
              <table:table-cell office:value-type="float" office:value="0.123578554246549">
                <text:p>0.123578554246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953681177955">
                <text:p>0.1309536811779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15">
                <text:p>6.15</text:p>
              </table:table-cell>
              <table:table-cell office:value-type="float" office:value="0.133671587958054">
                <text:p>0.1336715879580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.15">
                <text:p>6.15</text:p>
              </table:table-cell>
              <table:table-cell office:value-type="float" office:value="0.13788049845864">
                <text:p>0.137880498458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2">
                <text:p>6.2</text:p>
              </table:table-cell>
              <table:table-cell office:value-type="float" office:value="0.145298963001837">
                <text:p>0.145298963001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21666666666667">
                <text:p>6.21666666666667</text:p>
              </table:table-cell>
              <table:table-cell office:value-type="float" office:value="0.12558356854721">
                <text:p>0.125583568547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.15">
                <text:p>6.15</text:p>
              </table:table-cell>
              <table:table-cell office:value-type="float" office:value="0.128828105229695">
                <text:p>0.1288281052296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21538962857659">
                <text:p>0.2215389628576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15">
                <text:p>6.15</text:p>
              </table:table-cell>
              <table:table-cell office:value-type="float" office:value="0.172056265410836">
                <text:p>0.1720562654108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15">
                <text:p>6.15</text:p>
              </table:table-cell>
              <table:table-cell office:value-type="float" office:value="0.16878819267255">
                <text:p>0.168788192672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0410271173362">
                <text:p>0.1504102711733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22686175196216">
                <text:p>0.1226861751962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7025101361326">
                <text:p>0.1570251013613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40099762806163">
                <text:p>0.2400997628061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441769408812">
                <text:p>0.1574417694088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15">
                <text:p>6.15</text:p>
              </table:table-cell>
              <table:table-cell office:value-type="float" office:value="0.156993416260024">
                <text:p>0.156993416260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8329596425951">
                <text:p>0.178329596425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6194382491138">
                <text:p>0.156194382491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2291910376802">
                <text:p>0.1422919103768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9409290930463">
                <text:p>0.1794092909304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8460762007888">
                <text:p>0.1984607620078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15">
                <text:p>6.15</text:p>
              </table:table-cell>
              <table:table-cell office:value-type="float" office:value="0.187200549768522">
                <text:p>0.1872005497685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52287493662149">
                <text:p>0.1522874936621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5">
                <text:p>6.15</text:p>
              </table:table-cell>
              <table:table-cell office:value-type="float" office:value="0.126538927683667">
                <text:p>0.126538927683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17217916111268">
                <text:p>0.2172179161112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5">
                <text:p>6.15</text:p>
              </table:table-cell>
              <table:table-cell office:value-type="float" office:value="0.176322740815714">
                <text:p>0.176322740815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5">
                <text:p>6.15</text:p>
              </table:table-cell>
              <table:table-cell office:value-type="float" office:value="0.131331332255585">
                <text:p>0.1313313322555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4492792819631">
                <text:p>0.1444927928196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245439240412">
                <text:p>0.17245439240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3443622769423">
                <text:p>0.143443622769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0897394636887">
                <text:p>0.1508973946368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5">
                <text:p>6.15</text:p>
              </table:table-cell>
              <table:table-cell office:value-type="float" office:value="0.0901760372250718">
                <text:p>0.09017603722507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58500631279881">
                <text:p>0.158500631279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15">
                <text:p>6.15</text:p>
              </table:table-cell>
              <table:table-cell office:value-type="float" office:value="0.14251280216524">
                <text:p>0.142512802165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1">
                <text:p>6.1</text:p>
              </table:table-cell>
              <table:table-cell office:value-type="float" office:value="0.169446483611128">
                <text:p>0.1694464836111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7158363984551">
                <text:p>0.187158363984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5389831246392">
                <text:p>0.1853898312463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15">
                <text:p>6.15</text:p>
              </table:table-cell>
              <table:table-cell office:value-type="float" office:value="0.158174076213128">
                <text:p>0.1581740762131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15">
                <text:p>6.15</text:p>
              </table:table-cell>
              <table:table-cell office:value-type="float" office:value="0.135289759300594">
                <text:p>0.1352897593005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5866882931438">
                <text:p>0.1358668829314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0340961354271">
                <text:p>0.1303409613542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2205344462343">
                <text:p>0.172205344462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5056810330482">
                <text:p>0.2250568103304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690137954164">
                <text:p>0.18690137954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5379689560379">
                <text:p>0.1753796895603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15">
                <text:p>6.15</text:p>
              </table:table-cell>
              <table:table-cell office:value-type="float" office:value="0.185948953912214">
                <text:p>0.1859489539122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15">
                <text:p>6.15</text:p>
              </table:table-cell>
              <table:table-cell office:value-type="float" office:value="0.13979477646517">
                <text:p>0.139794776465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15">
                <text:p>6.15</text:p>
              </table:table-cell>
              <table:table-cell office:value-type="float" office:value="0.156043936219679">
                <text:p>0.15604393621967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9870161794962">
                <text:p>0.1298701617949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1">
                <text:p>6.1</text:p>
              </table:table-cell>
              <table:table-cell office:value-type="float" office:value="0.179662482190162">
                <text:p>0.1796624821901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330487348574">
                <text:p>0.17330487348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1">
                <text:p>6.1</text:p>
              </table:table-cell>
              <table:table-cell office:value-type="float" office:value="0.181762410458197">
                <text:p>0.1817624104581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15">
                <text:p>6.15</text:p>
              </table:table-cell>
              <table:table-cell office:value-type="float" office:value="0.16615757476453">
                <text:p>0.166157574764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6206582937289">
                <text:p>0.1962065829372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15">
                <text:p>6.15</text:p>
              </table:table-cell>
              <table:table-cell office:value-type="float" office:value="0.153812683685716">
                <text:p>0.1538126836857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002251194144">
                <text:p>0.1240022511941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072105660163">
                <text:p>0.1240721056601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1125389053144">
                <text:p>0.181125389053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1">
                <text:p>6.1</text:p>
              </table:table-cell>
              <table:table-cell office:value-type="float" office:value="0.175794824262398">
                <text:p>0.175794824262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217226182956">
                <text:p>0.1612172261829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15">
                <text:p>6.15</text:p>
              </table:table-cell>
              <table:table-cell office:value-type="float" office:value="0.145747804435552">
                <text:p>0.145747804435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3016340335455">
                <text:p>0.2130163403354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8379796966953">
                <text:p>0.1283797969669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3966922471799">
                <text:p>0.1939669224717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15">
                <text:p>6.15</text:p>
              </table:table-cell>
              <table:table-cell office:value-type="float" office:value="0.142935418176524">
                <text:p>0.1429354181765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7451394436345">
                <text:p>0.1474513944363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442288621764">
                <text:p>0.134422886217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15">
                <text:p>6.15</text:p>
              </table:table-cell>
              <table:table-cell office:value-type="float" office:value="0.152994592398229">
                <text:p>0.1529945923982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5328596152701">
                <text:p>0.1253285961527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3210126253359">
                <text:p>0.1432101262533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2618439868109">
                <text:p>0.152618439868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15">
                <text:p>6.15</text:p>
              </table:table-cell>
              <table:table-cell office:value-type="float" office:value="0.210747643542606">
                <text:p>0.2107476435426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6524074738892">
                <text:p>0.1365240747388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4227306533989">
                <text:p>0.1442273065339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15">
                <text:p>6.15</text:p>
              </table:table-cell>
              <table:table-cell office:value-type="float" office:value="0.111965671916806">
                <text:p>0.1119656719168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15">
                <text:p>6.15</text:p>
              </table:table-cell>
              <table:table-cell office:value-type="float" office:value="0.18216507671639">
                <text:p>0.182165076716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8743735035162">
                <text:p>0.138743735035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15">
                <text:p>6.15</text:p>
              </table:table-cell>
              <table:table-cell office:value-type="float" office:value="0.140081733820753">
                <text:p>0.1400817338207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6484255620596">
                <text:p>0.166484255620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7985886671441">
                <text:p>0.1379858866714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079041693792">
                <text:p>0.1410790416937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15">
                <text:p>6.15</text:p>
              </table:table-cell>
              <table:table-cell office:value-type="float" office:value="0.173324160882206">
                <text:p>0.173324160882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454475875727">
                <text:p>0.144544758757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88682883339484">
                <text:p>0.188682883339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15">
                <text:p>6.15</text:p>
              </table:table-cell>
              <table:table-cell office:value-type="float" office:value="0.130629595971951">
                <text:p>0.1306295959719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26828035460102">
                <text:p>0.1268280354601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8098937464988">
                <text:p>0.1880989374649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3699640507774">
                <text:p>0.173699640507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3876438366953">
                <text:p>0.1738764383669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15">
                <text:p>6.15</text:p>
              </table:table-cell>
              <table:table-cell office:value-type="float" office:value="0.128084366972967">
                <text:p>0.1280843669729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1827234636973">
                <text:p>0.1718272346369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.15">
                <text:p>6.15</text:p>
              </table:table-cell>
              <table:table-cell office:value-type="float" office:value="0.156438644570906">
                <text:p>0.1564386445709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1424585100488">
                <text:p>0.2214245851004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9613229789998">
                <text:p>0.1396132297899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088693057856248">
                <text:p>0.0886930578562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15">
                <text:p>6.15</text:p>
              </table:table-cell>
              <table:table-cell office:value-type="float" office:value="0.120597009097021">
                <text:p>0.1205970090970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4891108405857">
                <text:p>0.1748911084058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996762055262692">
                <text:p>0.09967620552626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2763803944193">
                <text:p>0.132763803944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275046561785153">
                <text:p>0.275046561785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4644542956352">
                <text:p>0.246445429563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5">
                <text:p>6.15</text:p>
              </table:table-cell>
              <table:table-cell office:value-type="float" office:value="0.134741766866485">
                <text:p>0.134741766866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5">
                <text:p>6.15</text:p>
              </table:table-cell>
              <table:table-cell office:value-type="float" office:value="0.140372651180612">
                <text:p>0.140372651180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">
                <text:p>6.1</text:p>
              </table:table-cell>
              <table:table-cell office:value-type="float" office:value="0.188245038958967">
                <text:p>0.1882450389589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1611707636367">
                <text:p>0.2116117076363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8685761098605">
                <text:p>0.188685761098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262128305138">
                <text:p>0.1192621283051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15">
                <text:p>6.15</text:p>
              </table:table-cell>
              <table:table-cell office:value-type="float" office:value="0.154673507820734">
                <text:p>0.154673507820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2723039778553">
                <text:p>0.19272303977855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15">
                <text:p>6.15</text:p>
              </table:table-cell>
              <table:table-cell office:value-type="float" office:value="0.150214025285927">
                <text:p>0.1502140252859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425920608716">
                <text:p>0.1414259206087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1">
                <text:p>6.1</text:p>
              </table:table-cell>
              <table:table-cell office:value-type="float" office:value="0.18608646945373">
                <text:p>0.186086469453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6106585593973">
                <text:p>0.2061065855939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15">
                <text:p>6.15</text:p>
              </table:table-cell>
              <table:table-cell office:value-type="float" office:value="0.173014866876997">
                <text:p>0.1730148668769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212467476850327">
                <text:p>0.212467476850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1933540958349">
                <text:p>0.119335409583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5796043913569">
                <text:p>0.1257960439135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15">
                <text:p>6.15</text:p>
              </table:table-cell>
              <table:table-cell office:value-type="float" office:value="0.151028899556514">
                <text:p>0.1510288995565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0338800492906">
                <text:p>0.1403388004929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5">
                <text:p>6.15</text:p>
              </table:table-cell>
              <table:table-cell office:value-type="float" office:value="0.137485042522145">
                <text:p>0.1374850425221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15">
                <text:p>6.15</text:p>
              </table:table-cell>
              <table:table-cell office:value-type="float" office:value="0.133788039824518">
                <text:p>0.1337880398245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6065190423586">
                <text:p>0.186065190423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46801473895559">
                <text:p>0.1468014738955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15">
                <text:p>6.15</text:p>
              </table:table-cell>
              <table:table-cell office:value-type="float" office:value="0.149365044710568">
                <text:p>0.1493650447105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62445703027936">
                <text:p>0.162445703027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9261367301829">
                <text:p>0.1792613673018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45580752822284">
                <text:p>0.245580752822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5116611969298">
                <text:p>0.1851166119692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4467945907613">
                <text:p>0.1144679459076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7033531756207">
                <text:p>0.1870335317562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15">
                <text:p>6.15</text:p>
              </table:table-cell>
              <table:table-cell office:value-type="float" office:value="0.152088694897069">
                <text:p>0.1520886948970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15">
                <text:p>6.15</text:p>
              </table:table-cell>
              <table:table-cell office:value-type="float" office:value="0.113354813098051">
                <text:p>0.1133548130980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15">
                <text:p>6.15</text:p>
              </table:table-cell>
              <table:table-cell office:value-type="float" office:value="0.148441755949249">
                <text:p>0.1484417559492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6715265209367">
                <text:p>0.1567152652093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3686891941261">
                <text:p>0.1436868919412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15">
                <text:p>6.15</text:p>
              </table:table-cell>
              <table:table-cell office:value-type="float" office:value="0.176275134586808">
                <text:p>0.17627513458680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1725438078707">
                <text:p>0.1617254380787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15">
                <text:p>6.15</text:p>
              </table:table-cell>
              <table:table-cell office:value-type="float" office:value="0.175208410129409">
                <text:p>0.1752084101294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2413612030005">
                <text:p>0.182413612030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15">
                <text:p>6.15</text:p>
              </table:table-cell>
              <table:table-cell office:value-type="float" office:value="0.175370509703818">
                <text:p>0.1753705097038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15">
                <text:p>6.15</text:p>
              </table:table-cell>
              <table:table-cell office:value-type="float" office:value="0.126161844069322">
                <text:p>0.1261618440693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54248327747141">
                <text:p>0.154248327747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4199060560857">
                <text:p>0.14199060560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19035993080258">
                <text:p>0.1190359930802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4299189500596">
                <text:p>0.1242991895005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4574193187921">
                <text:p>0.1545741931879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0485310441519">
                <text:p>0.1604853104415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4875485015758">
                <text:p>0.1948754850157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0743464855643">
                <text:p>0.1407434648556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219943506268073">
                <text:p>0.2199435062680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.15">
                <text:p>6.15</text:p>
              </table:table-cell>
              <table:table-cell office:value-type="float" office:value="0.11554049739306">
                <text:p>0.11554049739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936788875424771">
                <text:p>0.09367888754247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8765510167656">
                <text:p>0.148765510167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6424120769776">
                <text:p>0.1864241207697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4002163473736">
                <text:p>0.1940021634737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15">
                <text:p>6.15</text:p>
              </table:table-cell>
              <table:table-cell office:value-type="float" office:value="0.181144238881265">
                <text:p>0.1811442388812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72827272296296">
                <text:p>0.1728272722962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20231397805922">
                <text:p>0.1202313978059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0971959548524">
                <text:p>0.209719595485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1766725384539">
                <text:p>0.1517667253845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1219030542615">
                <text:p>0.1512190305426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15">
                <text:p>6.15</text:p>
              </table:table-cell>
              <table:table-cell office:value-type="float" office:value="0.14724161813462">
                <text:p>0.147241618134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5">
                <text:p>6.15</text:p>
              </table:table-cell>
              <table:table-cell office:value-type="float" office:value="0.139132358487851">
                <text:p>0.1391323584878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2">
                <text:p>6.2</text:p>
              </table:table-cell>
              <table:table-cell office:value-type="float" office:value="0.12273328655574">
                <text:p>0.1227332865557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15">
                <text:p>6.15</text:p>
              </table:table-cell>
              <table:table-cell office:value-type="float" office:value="0.131031765551033">
                <text:p>0.1310317655510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3756374727234">
                <text:p>0.1637563747272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4508799838804">
                <text:p>0.1645087998388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5">
                <text:p>6.15</text:p>
              </table:table-cell>
              <table:table-cell office:value-type="float" office:value="0.174988992117724">
                <text:p>0.1749889921177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15">
                <text:p>6.15</text:p>
              </table:table-cell>
              <table:table-cell office:value-type="float" office:value="0.137156414552759">
                <text:p>0.1371564145527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1">
                <text:p>6.1</text:p>
              </table:table-cell>
              <table:table-cell office:value-type="float" office:value="0.134636054861393">
                <text:p>0.1346360548613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29924384971922">
                <text:p>0.2299243849719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15">
                <text:p>6.15</text:p>
              </table:table-cell>
              <table:table-cell office:value-type="float" office:value="0.17306678487792">
                <text:p>0.173066784877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0805590973121478">
                <text:p>0.08055909731214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682310043609">
                <text:p>0.1416823100436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85030174808469">
                <text:p>0.1850301748084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5664134847158">
                <text:p>0.1656641348471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56922155917">
                <text:p>0.14156922155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15">
                <text:p>6.15</text:p>
              </table:table-cell>
              <table:table-cell office:value-type="float" office:value="0.238148451260723">
                <text:p>0.2381484512607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91400543340122">
                <text:p>0.191400543340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3918125679889">
                <text:p>0.1639181256798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15">
                <text:p>6.15</text:p>
              </table:table-cell>
              <table:table-cell office:value-type="float" office:value="0.152617381631727">
                <text:p>0.152617381631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15">
                <text:p>6.15</text:p>
              </table:table-cell>
              <table:table-cell office:value-type="float" office:value="0.196032671330411">
                <text:p>0.196032671330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2110587629467">
                <text:p>0.1421105876294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7671028826499">
                <text:p>0.1376710288264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83592926901053">
                <text:p>0.1835929269010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15">
                <text:p>6.15</text:p>
              </table:table-cell>
              <table:table-cell office:value-type="float" office:value="0.149300459449201">
                <text:p>0.149300459449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15">
                <text:p>6.15</text:p>
              </table:table-cell>
              <table:table-cell office:value-type="float" office:value="0.154299034152623">
                <text:p>0.1542990341526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10104873734017">
                <text:p>0.1101048737340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4569989137022">
                <text:p>0.1645699891370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15">
                <text:p>6.15</text:p>
              </table:table-cell>
              <table:table-cell office:value-type="float" office:value="0.209958179519549">
                <text:p>0.2099581795195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71466714880637">
                <text:p>0.1714667148806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5726530248994">
                <text:p>0.1957265302489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63887341207411">
                <text:p>0.1638873412074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15">
                <text:p>6.15</text:p>
              </table:table-cell>
              <table:table-cell office:value-type="float" office:value="0.193596704474315">
                <text:p>0.1935967044743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17195306161285">
                <text:p>0.11719530616128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5232390363249">
                <text:p>0.155232390363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5834971214069">
                <text:p>0.2058349712140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2">
                <text:p>6.2</text:p>
              </table:table-cell>
              <table:table-cell office:value-type="float" office:value="0.116810512365841">
                <text:p>0.1168105123658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7158247013384">
                <text:p>0.14715824701338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4127576672497">
                <text:p>0.141275766724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15">
                <text:p>6.15</text:p>
              </table:table-cell>
              <table:table-cell office:value-type="float" office:value="0.170977194643824">
                <text:p>0.1709771946438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9639704127207">
                <text:p>0.1296397041272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57549760322979">
                <text:p>0.15754976032297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98989646071659">
                <text:p>0.19898964607165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219357278794784">
                <text:p>0.2193572787947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15">
                <text:p>6.15</text:p>
              </table:table-cell>
              <table:table-cell office:value-type="float" office:value="0.142065909710862">
                <text:p>0.1420659097108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33967441622788">
                <text:p>0.1339674416227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15">
                <text:p>6.15</text:p>
              </table:table-cell>
              <table:table-cell office:value-type="float" office:value="0.182113046297522">
                <text:p>0.1821130462975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02721306468858">
                <text:p>0.1027213064688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18333333333333">
                <text:p>6.18333333333333</text:p>
              </table:table-cell>
              <table:table-cell office:value-type="float" office:value="0.14006230463759">
                <text:p>0.140062304637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33658603465783">
                <text:p>0.1336586034657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15">
                <text:p>6.15</text:p>
              </table:table-cell>
              <table:table-cell office:value-type="float" office:value="0.16433245899202">
                <text:p>0.164332458992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1623081461569">
                <text:p>0.1416230814615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20555005262426">
                <text:p>0.2055500526242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90372759558096">
                <text:p>0.1903727595580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15">
                <text:p>6.15</text:p>
              </table:table-cell>
              <table:table-cell office:value-type="float" office:value="0.142820944652684">
                <text:p>0.1428209446526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36690365336146">
                <text:p>0.1366903653361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1">
                <text:p>6.1</text:p>
              </table:table-cell>
              <table:table-cell office:value-type="float" office:value="0.156317204306479">
                <text:p>0.1563172043064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15">
                <text:p>6.15</text:p>
              </table:table-cell>
              <table:table-cell office:value-type="float" office:value="0.130852531152138">
                <text:p>0.1308525311521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0884144062731">
                <text:p>0.16088414406273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97831509501733">
                <text:p>0.1978315095017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63451705555617">
                <text:p>0.1634517055556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15">
                <text:p>6.15</text:p>
              </table:table-cell>
              <table:table-cell office:value-type="float" office:value="0.17368130893708">
                <text:p>0.173681308937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13079220326521">
                <text:p>0.1130792203265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15">
                <text:p>6.15</text:p>
              </table:table-cell>
              <table:table-cell office:value-type="float" office:value="0.152180612651544">
                <text:p>0.1521806126515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43105221599129">
                <text:p>0.14310522159912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0.167581890077405">
                <text:p>0.1675818900774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122696947593246">
                <text:p>0.12269694759324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15">
                <text:p>6.15</text:p>
              </table:table-cell>
              <table:table-cell office:value-type="float" office:value="0.107070400485661">
                <text:p>0.1070704004856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11666666666667">
                <text:p>6.11666666666667</text:p>
              </table:table-cell>
              <table:table-cell office:value-type="float" office:value="0.177352348111014">
                <text:p>0.1773523481110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1">
                <text:p>6.1</text:p>
              </table:table-cell>
              <table:table-cell office:value-type="float" office:value="0.161371336574095">
                <text:p>0.1613713365740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88482913670179">
                <text:p>0.1884829136701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8012758158774">
                <text:p>0.180127581587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163834617467142">
                <text:p>0.16383461746714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0.237599909559434">
                <text:p>0.237599909559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1">
                <text:p>6.1</text:p>
              </table:table-cell>
              <table:table-cell office:value-type="float" office:value="0.14874890346136">
                <text:p>0.148748903461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1">
                <text:p>6.1</text:p>
              </table:table-cell>
              <table:table-cell office:value-type="float" office:value="0.168918649896067">
                <text:p>0.1689186498960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05">
                <text:p>6.05</text:p>
              </table:table-cell>
              <table:table-cell office:value-type="float" office:value="0.176379075312216">
                <text:p>0.1763790753122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05">
                <text:p>6.05</text:p>
              </table:table-cell>
              <table:table-cell office:value-type="float" office:value="0.162832866681716">
                <text:p>0.162832866681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15032870512178">
                <text:p>0.150328705121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05">
                <text:p>6.05</text:p>
              </table:table-cell>
              <table:table-cell office:value-type="float" office:value="0.148405038267511">
                <text:p>0.1484050382675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05">
                <text:p>6.05</text:p>
              </table:table-cell>
              <table:table-cell office:value-type="float" office:value="0.176518967257711">
                <text:p>0.1765189672577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190067275357254">
                <text:p>0.1900672753572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05">
                <text:p>6.05</text:p>
              </table:table-cell>
              <table:table-cell office:value-type="float" office:value="0.213815564040274">
                <text:p>0.2138155640402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0.175539070041813">
                <text:p>0.1755390700418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0.20301844945732">
                <text:p>0.203018449457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15975531020929">
                <text:p>0.159755310209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05">
                <text:p>6.05</text:p>
              </table:table-cell>
              <table:table-cell office:value-type="float" office:value="0.0984784608538144">
                <text:p>0.09847846085381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06666666666667">
                <text:p>6.06666666666667</text:p>
              </table:table-cell>
              <table:table-cell office:value-type="float" office:value="0.105042814849488">
                <text:p>0.1050428148494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">
                <text:p>6</text:p>
              </table:table-cell>
              <table:table-cell office:value-type="float" office:value="0.172345633139889">
                <text:p>0.1723456331398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01666666666667">
                <text:p>6.01666666666667</text:p>
              </table:table-cell>
              <table:table-cell office:value-type="float" office:value="0.130327852527801">
                <text:p>0.1303278525278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0.13240347678188">
                <text:p>0.132403476781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191249583656362">
                <text:p>0.19124958365636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153775189129221">
                <text:p>0.1537751891292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98333333333333">
                <text:p>5.98333333333333</text:p>
              </table:table-cell>
              <table:table-cell office:value-type="float" office:value="0.16312848508317">
                <text:p>0.163128485083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.93333333333333">
                <text:p>5.93333333333333</text:p>
              </table:table-cell>
              <table:table-cell office:value-type="float" office:value="0.216083365077276">
                <text:p>0.2160833650772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95">
                <text:p>5.95</text:p>
              </table:table-cell>
              <table:table-cell office:value-type="float" office:value="0.213022930094394">
                <text:p>0.2130229300943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170148828609137">
                <text:p>0.17014882860913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0.153571988897212">
                <text:p>0.1535719888972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0.145485868317493">
                <text:p>0.1454858683174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88333333333333">
                <text:p>5.88333333333333</text:p>
              </table:table-cell>
              <table:table-cell office:value-type="float" office:value="0.134389592934241">
                <text:p>0.134389592934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86666666666667">
                <text:p>5.86666666666667</text:p>
              </table:table-cell>
              <table:table-cell office:value-type="float" office:value="0.119710354856111">
                <text:p>0.1197103548561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81666666666667">
                <text:p>5.81666666666667</text:p>
              </table:table-cell>
              <table:table-cell office:value-type="float" office:value="0.141056552176198">
                <text:p>0.1410565521761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0.153897672500089">
                <text:p>0.1538976725000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0.155065885051956">
                <text:p>0.1550658850519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108052231291794">
                <text:p>0.1080522312917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159766874975678">
                <text:p>0.1597668749756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0.113159169383005">
                <text:p>0.1131591693830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.76666666666667">
                <text:p>5.76666666666667</text:p>
              </table:table-cell>
              <table:table-cell office:value-type="float" office:value="0.0988095550621816">
                <text:p>0.09880955506218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7">
                <text:p>5.7</text:p>
              </table:table-cell>
              <table:table-cell office:value-type="float" office:value="0.147777228305994">
                <text:p>0.1477772283059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191043098403644">
                <text:p>0.1910430984036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65">
                <text:p>5.65</text:p>
              </table:table-cell>
              <table:table-cell office:value-type="float" office:value="0.167282276777952">
                <text:p>0.167282276777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6">
                <text:p>5.6</text:p>
              </table:table-cell>
              <table:table-cell office:value-type="float" office:value="0.163111234023746">
                <text:p>0.163111234023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56666666666667">
                <text:p>5.56666666666667</text:p>
              </table:table-cell>
              <table:table-cell office:value-type="float" office:value="0.166765613290096">
                <text:p>0.1667656132900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56666666666667">
                <text:p>5.56666666666667</text:p>
              </table:table-cell>
              <table:table-cell office:value-type="float" office:value="0.165272398594245">
                <text:p>0.1652723985942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0.126061124551065">
                <text:p>0.1260611245510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53333333333333">
                <text:p>5.53333333333333</text:p>
              </table:table-cell>
              <table:table-cell office:value-type="float" office:value="0.169652338597464">
                <text:p>0.1696523385974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48333333333333">
                <text:p>5.48333333333333</text:p>
              </table:table-cell>
              <table:table-cell office:value-type="float" office:value="0.18312483382326">
                <text:p>0.183124833823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48333333333333">
                <text:p>5.48333333333333</text:p>
              </table:table-cell>
              <table:table-cell office:value-type="float" office:value="0.210716389721488">
                <text:p>0.2107163897214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45">
                <text:p>5.45</text:p>
              </table:table-cell>
              <table:table-cell office:value-type="float" office:value="0.179867044973295">
                <text:p>0.17986704497329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.4">
                <text:p>5.4</text:p>
              </table:table-cell>
              <table:table-cell office:value-type="float" office:value="0.159740774476326">
                <text:p>0.1597407744763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.38333333333333">
                <text:p>5.38333333333333</text:p>
              </table:table-cell>
              <table:table-cell office:value-type="float" office:value="0.235418087587121">
                <text:p>0.2354180875871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0.199871329636566">
                <text:p>0.1998713296365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142431104533962">
                <text:p>0.1424311045339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31666666666667">
                <text:p>5.31666666666667</text:p>
              </table:table-cell>
              <table:table-cell office:value-type="float" office:value="0.140933811920567">
                <text:p>0.1409338119205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26666666666667">
                <text:p>5.26666666666667</text:p>
              </table:table-cell>
              <table:table-cell office:value-type="float" office:value="0.203032093819399">
                <text:p>0.2030320938193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25">
                <text:p>5.25</text:p>
              </table:table-cell>
              <table:table-cell office:value-type="float" office:value="0.153811324702006">
                <text:p>0.1538113247020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02929870633727">
                <text:p>0.20292987063372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00637684041019">
                <text:p>0.2006376840410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11666666666667">
                <text:p>5.11666666666667</text:p>
              </table:table-cell>
              <table:table-cell office:value-type="float" office:value="0.186819518224002">
                <text:p>0.186819518224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1">
                <text:p>5.1</text:p>
              </table:table-cell>
              <table:table-cell office:value-type="float" office:value="0.177932900160308">
                <text:p>0.17793290016030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5">
                <text:p>5.05</text:p>
              </table:table-cell>
              <table:table-cell office:value-type="float" office:value="0.137434458744387">
                <text:p>0.1374344587443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1666666666667">
                <text:p>5.01666666666667</text:p>
              </table:table-cell>
              <table:table-cell office:value-type="float" office:value="0.149213856870116">
                <text:p>0.1492138568701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6666666666667">
                <text:p>4.96666666666667</text:p>
              </table:table-cell>
              <table:table-cell office:value-type="float" office:value="0.205250726927498">
                <text:p>0.2052507269274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0.161981137428993">
                <text:p>0.1619811374289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93333333333333">
                <text:p>4.93333333333333</text:p>
              </table:table-cell>
              <table:table-cell office:value-type="float" office:value="0.110924482686412">
                <text:p>0.1109244826864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85">
                <text:p>4.85</text:p>
              </table:table-cell>
              <table:table-cell office:value-type="float" office:value="0.123123664241792">
                <text:p>0.12312366424179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139396077533625">
                <text:p>0.13939607753362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78333333333333">
                <text:p>4.78333333333333</text:p>
              </table:table-cell>
              <table:table-cell office:value-type="float" office:value="0.146977328503068">
                <text:p>0.14697732850306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76666666666667">
                <text:p>4.76666666666667</text:p>
              </table:table-cell>
              <table:table-cell office:value-type="float" office:value="0.184285135328664">
                <text:p>0.184285135328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71666666666667">
                <text:p>4.71666666666667</text:p>
              </table:table-cell>
              <table:table-cell office:value-type="float" office:value="0.155120747043103">
                <text:p>0.1551207470431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177743889325093">
                <text:p>0.1777438893250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63333333333333">
                <text:p>4.63333333333333</text:p>
              </table:table-cell>
              <table:table-cell office:value-type="float" office:value="0.133325737108329">
                <text:p>0.1333257371083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0.109827138523834">
                <text:p>0.1098271385238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51666666666667">
                <text:p>4.51666666666667</text:p>
              </table:table-cell>
              <table:table-cell office:value-type="float" office:value="0.238637337453885">
                <text:p>0.2386373374538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45">
                <text:p>4.45</text:p>
              </table:table-cell>
              <table:table-cell office:value-type="float" office:value="0.209892480787229">
                <text:p>0.209892480787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0.161571761234039">
                <text:p>0.1615717612340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36666666666667">
                <text:p>4.36666666666667</text:p>
              </table:table-cell>
              <table:table-cell office:value-type="float" office:value="0.162444866193408">
                <text:p>0.1624448661934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3">
                <text:p>4.3</text:p>
              </table:table-cell>
              <table:table-cell office:value-type="float" office:value="0.2089827836317">
                <text:p>0.20898278363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25">
                <text:p>4.25</text:p>
              </table:table-cell>
              <table:table-cell office:value-type="float" office:value="0.147851109752355">
                <text:p>0.1478511097523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21666666666667">
                <text:p>4.21666666666667</text:p>
              </table:table-cell>
              <table:table-cell office:value-type="float" office:value="0.129344107144035">
                <text:p>0.1293441071440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0.171342123426651">
                <text:p>0.1713421234266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15">
                <text:p>4.15</text:p>
              </table:table-cell>
              <table:table-cell office:value-type="float" office:value="0.144498415296137">
                <text:p>0.1444984152961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0.170482096470477">
                <text:p>0.1704820964704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01666666666667">
                <text:p>4.01666666666667</text:p>
              </table:table-cell>
              <table:table-cell office:value-type="float" office:value="0.213436279899258">
                <text:p>0.2134362798992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6666666666667">
                <text:p>3.96666666666667</text:p>
              </table:table-cell>
              <table:table-cell office:value-type="float" office:value="0.15231236898581">
                <text:p>0.152312368985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95">
                <text:p>3.95</text:p>
              </table:table-cell>
              <table:table-cell office:value-type="float" office:value="0.165297659147131">
                <text:p>0.1652976591471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9">
                <text:p>3.9</text:p>
              </table:table-cell>
              <table:table-cell office:value-type="float" office:value="0.152526865871582">
                <text:p>0.1525268658715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85">
                <text:p>3.85</text:p>
              </table:table-cell>
              <table:table-cell office:value-type="float" office:value="0.163234917708678">
                <text:p>0.1632349177086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78333333333333">
                <text:p>3.78333333333333</text:p>
              </table:table-cell>
              <table:table-cell office:value-type="float" office:value="0.196746794355961">
                <text:p>0.1967467943559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71666666666667">
                <text:p>3.71666666666667</text:p>
              </table:table-cell>
              <table:table-cell office:value-type="float" office:value="0.221414784126689">
                <text:p>0.2214147841266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68333333333333">
                <text:p>3.68333333333333</text:p>
              </table:table-cell>
              <table:table-cell office:value-type="float" office:value="0.1908011814261">
                <text:p>0.19080118142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65">
                <text:p>3.65</text:p>
              </table:table-cell>
              <table:table-cell office:value-type="float" office:value="0.145690017858376">
                <text:p>0.1456900178583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6">
                <text:p>3.6</text:p>
              </table:table-cell>
              <table:table-cell office:value-type="float" office:value="0.219947676205797">
                <text:p>0.2199476762057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56666666666667">
                <text:p>3.56666666666667</text:p>
              </table:table-cell>
              <table:table-cell office:value-type="float" office:value="0.112238777938463">
                <text:p>0.1122387779384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3333333333333">
                <text:p>3.53333333333333</text:p>
              </table:table-cell>
              <table:table-cell office:value-type="float" office:value="0.080800324632382">
                <text:p>0.0808003246323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0.202814504641188">
                <text:p>0.2028145046411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166909187964158">
                <text:p>0.1669091879641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36666666666667">
                <text:p>3.36666666666667</text:p>
              </table:table-cell>
              <table:table-cell office:value-type="float" office:value="0.30931832516611">
                <text:p>0.309318325166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28333333333333">
                <text:p>3.28333333333333</text:p>
              </table:table-cell>
              <table:table-cell office:value-type="float" office:value="0.335892810774292">
                <text:p>0.335892810774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0.24340313467047">
                <text:p>0.243403134670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0.251887526058941">
                <text:p>0.2518875260589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108568582539611">
                <text:p>0.1085685825396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13333333333333">
                <text:p>3.13333333333333</text:p>
              </table:table-cell>
              <table:table-cell office:value-type="float" office:value="0.143286200930873">
                <text:p>0.1432862009308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0.230307930954035">
                <text:p>0.2303079309540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03333333333333">
                <text:p>3.03333333333333</text:p>
              </table:table-cell>
              <table:table-cell office:value-type="float" office:value="0.179529023809978">
                <text:p>0.17952902380997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0.142360251402777">
                <text:p>0.1423602514027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5">
                <text:p>2.95</text:p>
              </table:table-cell>
              <table:table-cell office:value-type="float" office:value="0.123612098533329">
                <text:p>0.1236120985333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9">
                <text:p>2.9</text:p>
              </table:table-cell>
              <table:table-cell office:value-type="float" office:value="0.230620471708235">
                <text:p>0.23062047170823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41809961373647">
                <text:p>0.2418099613736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78333333333333">
                <text:p>2.78333333333333</text:p>
              </table:table-cell>
              <table:table-cell office:value-type="float" office:value="0.273551744750188">
                <text:p>0.273551744750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75">
                <text:p>2.75</text:p>
              </table:table-cell>
              <table:table-cell office:value-type="float" office:value="0.160806744910305">
                <text:p>0.1608067449103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.71666666666667">
                <text:p>2.71666666666667</text:p>
              </table:table-cell>
              <table:table-cell office:value-type="float" office:value="0.22555194431793">
                <text:p>0.225551944317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.65">
                <text:p>2.65</text:p>
              </table:table-cell>
              <table:table-cell office:value-type="float" office:value="0.272983970111566">
                <text:p>0.2729839701115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6">
                <text:p>2.6</text:p>
              </table:table-cell>
              <table:table-cell office:value-type="float" office:value="0.253751639062238">
                <text:p>0.2537516390622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56666666666667">
                <text:p>2.56666666666667</text:p>
              </table:table-cell>
              <table:table-cell office:value-type="float" office:value="0.108065234072773">
                <text:p>0.1080652340727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0.205842381733238">
                <text:p>0.2058423817332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46666666666667">
                <text:p>2.46666666666667</text:p>
              </table:table-cell>
              <table:table-cell office:value-type="float" office:value="0.228711912833969">
                <text:p>0.2287119128339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0.249032779158705">
                <text:p>0.24903277915870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4">
                <text:p>2.4</text:p>
              </table:table-cell>
              <table:table-cell office:value-type="float" office:value="0.223257365446841">
                <text:p>0.2232573654468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227426366924836">
                <text:p>0.2274263669248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8333333333333">
                <text:p>2.28333333333333</text:p>
              </table:table-cell>
              <table:table-cell office:value-type="float" office:value="0.215490071295201">
                <text:p>0.2154900712952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.202629912414223">
                <text:p>0.2026299124142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2">
                <text:p>2.2</text:p>
              </table:table-cell>
              <table:table-cell office:value-type="float" office:value="0.167020961381327">
                <text:p>0.1670209613813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15">
                <text:p>2.15</text:p>
              </table:table-cell>
              <table:table-cell office:value-type="float" office:value="0.171587317023499">
                <text:p>0.1715873170234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1">
                <text:p>2.1</text:p>
              </table:table-cell>
              <table:table-cell office:value-type="float" office:value="0.210718407888901">
                <text:p>0.2107184078889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0.223522756314578">
                <text:p>0.22352275631457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  <table:table-cell office:value-type="float" office:value="0.316846893033743">
                <text:p>0.3168468930337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5">
                <text:p>1.95</text:p>
              </table:table-cell>
              <table:table-cell office:value-type="float" office:value="0.180373489094997">
                <text:p>0.1803734890949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">
                <text:p>1.9</text:p>
              </table:table-cell>
              <table:table-cell office:value-type="float" office:value="0.256098961727636">
                <text:p>0.2560989617276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86666666666667">
                <text:p>1.86666666666667</text:p>
              </table:table-cell>
              <table:table-cell office:value-type="float" office:value="0.287826815231867">
                <text:p>0.2878268152318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8">
                <text:p>1.8</text:p>
              </table:table-cell>
              <table:table-cell office:value-type="float" office:value="0.341092940758779">
                <text:p>0.3410929407587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0.367228822994026">
                <text:p>0.36722882299402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68333333333333">
                <text:p>1.68333333333333</text:p>
              </table:table-cell>
              <table:table-cell office:value-type="float" office:value="0.242190906857216">
                <text:p>0.2421909068572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61666666666667">
                <text:p>1.61666666666667</text:p>
              </table:table-cell>
              <table:table-cell office:value-type="float" office:value="0.316946006317181">
                <text:p>0.3169460063171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61666666666667">
                <text:p>1.61666666666667</text:p>
              </table:table-cell>
              <table:table-cell office:value-type="float" office:value="0.236588266757356">
                <text:p>0.2365882667573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56666666666667">
                <text:p>1.56666666666667</text:p>
              </table:table-cell>
              <table:table-cell office:value-type="float" office:value="0.315648754060455">
                <text:p>0.3156487540604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5">
                <text:p>1.5</text:p>
              </table:table-cell>
              <table:table-cell office:value-type="float" office:value="0.396445791804892">
                <text:p>0.3964457918048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0.365313865519555">
                <text:p>0.3653138655195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43333333333333">
                <text:p>1.43333333333333</text:p>
              </table:table-cell>
              <table:table-cell office:value-type="float" office:value="0.333494317102627">
                <text:p>0.3334943171026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0.264851909163851">
                <text:p>0.2648519091638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38333333333333">
                <text:p>1.38333333333333</text:p>
              </table:table-cell>
              <table:table-cell office:value-type="float" office:value="0.234808560055354">
                <text:p>0.234808560055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46086970401136">
                <text:p>0.2460869704011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28333333333333">
                <text:p>1.28333333333333</text:p>
              </table:table-cell>
              <table:table-cell office:value-type="float" office:value="0.260491603870289">
                <text:p>0.2604916038702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0.259354770699602">
                <text:p>0.2593547706996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0.390735729409069">
                <text:p>0.3907357294090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3333333333333">
                <text:p>1.13333333333333</text:p>
              </table:table-cell>
              <table:table-cell office:value-type="float" office:value="0.267097482800528">
                <text:p>0.2670974828005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">
                <text:p>1.1</text:p>
              </table:table-cell>
              <table:table-cell office:value-type="float" office:value="0.294802211501866">
                <text:p>0.2948022115018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248952978838841">
                <text:p>0.2489529788388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247470874814682">
                <text:p>0.2474708748146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0.345592324351383">
                <text:p>0.3455923243513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542669225309837">
                <text:p>0.5426692253098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883333333333333">
                <text:p>0.883333333333333</text:p>
              </table:table-cell>
              <table:table-cell office:value-type="float" office:value="0.4358183082411">
                <text:p>0.43581830824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85">
                <text:p>0.85</text:p>
              </table:table-cell>
              <table:table-cell office:value-type="float" office:value="0.450851732877803">
                <text:p>0.4508517328778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816666666666666">
                <text:p>0.816666666666666</text:p>
              </table:table-cell>
              <table:table-cell office:value-type="float" office:value="0.279460497358938">
                <text:p>0.2794604973589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816666666666666">
                <text:p>0.816666666666666</text:p>
              </table:table-cell>
              <table:table-cell office:value-type="float" office:value="0.294232018047408">
                <text:p>0.29423201804740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83333333333333">
                <text:p>0.783333333333333</text:p>
              </table:table-cell>
              <table:table-cell office:value-type="float" office:value="0.219266187918963">
                <text:p>0.21926618791896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636699618096082">
                <text:p>0.6366996180960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7">
                <text:p>0.7</text:p>
              </table:table-cell>
              <table:table-cell office:value-type="float" office:value="0.409360144288295">
                <text:p>0.4093601442882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65">
                <text:p>0.65</text:p>
              </table:table-cell>
              <table:table-cell office:value-type="float" office:value="0.407886111879963">
                <text:p>0.40788611187996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6">
                <text:p>0.6</text:p>
              </table:table-cell>
              <table:table-cell office:value-type="float" office:value="0.164708253483504">
                <text:p>0.1647082534835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5">
                <text:p>0.55</text:p>
              </table:table-cell>
              <table:table-cell office:value-type="float" office:value="0.293953293652327">
                <text:p>0.2939532936523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">
                <text:p>0.5</text:p>
              </table:table-cell>
              <table:table-cell office:value-type="float" office:value="0.482273515508131">
                <text:p>0.4822735155081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51147742239063">
                <text:p>0.5511477422390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">
                <text:p>0.4</text:p>
              </table:table-cell>
              <table:table-cell office:value-type="float" office:value="0.637445151274189">
                <text:p>0.6374451512741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426997151526214">
                <text:p>0.4269971515262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02113322909981">
                <text:p>0.7021133229099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">
                <text:p>0.3</text:p>
              </table:table-cell>
              <table:table-cell office:value-type="float" office:value="0.679414756670233">
                <text:p>0.6794147566702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648079169291887">
                <text:p>0.6480791692918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.02557527316438">
                <text:p>1.0255752731643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">
                <text:p>0.2</text:p>
              </table:table-cell>
              <table:table-cell office:value-type="float" office:value="0.586604406388487">
                <text:p>0.58660440638848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.375806700862156">
                <text:p>0.3758067008621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5">
                <text:p>0.15</text:p>
              </table:table-cell>
              <table:table-cell office:value-type="float" office:value="0.31204269208074">
                <text:p>0.312042692080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0.593261399641598">
                <text:p>0.59326139964159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.50991694021795">
                <text:p>1.509916940217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.45347263417943">
                <text:p>1.453472634179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.39510981349786">
                <text:p>1.39510981349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